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582543"/>
    </style:style>
    <style:style style:name="P255" style:family="paragraph" style:parent-style-name="Text_20_body">
      <style:text-properties officeooo:rsid="05f86f03" officeooo:paragraph-rsid="0975b3ad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6354b6b" officeooo:paragraph-rsid="06354b6b"/>
    </style:style>
    <style:style style:name="P290" style:family="paragraph" style:parent-style-name="Text_20_body">
      <style:text-properties officeooo:rsid="05002b32" officeooo:paragraph-rsid="05002b32"/>
    </style:style>
    <style:style style:name="P291" style:family="paragraph" style:parent-style-name="Исходный_20_код">
      <style:text-properties officeooo:paragraph-rsid="066218da"/>
    </style:style>
    <style:style style:name="P292" style:family="paragraph" style:parent-style-name="Исходный_20_код">
      <style:text-properties officeooo:rsid="066218da" officeooo:paragraph-rsid="066218da"/>
    </style:style>
    <style:style style:name="P293" style:family="paragraph" style:parent-style-name="Исходный_20_код">
      <style:text-properties officeooo:rsid="066218da" officeooo:paragraph-rsid="087a0a4f"/>
    </style:style>
    <style:style style:name="P294" style:family="paragraph" style:parent-style-name="Исходный_20_код">
      <style:text-properties officeooo:paragraph-rsid="066b3141"/>
    </style:style>
    <style:style style:name="P295" style:family="paragraph" style:parent-style-name="Исходный_20_код">
      <style:text-properties officeooo:paragraph-rsid="066b5984"/>
    </style:style>
    <style:style style:name="P296" style:family="paragraph" style:parent-style-name="Text_20_body">
      <style:text-properties officeooo:rsid="0627815a" officeooo:paragraph-rsid="06d42fd3"/>
    </style:style>
    <style:style style:name="P297" style:family="paragraph" style:parent-style-name="Text_20_body">
      <style:text-properties officeooo:rsid="062a8f9d" officeooo:paragraph-rsid="06d42fd3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2" style:family="paragraph" style:parent-style-name="Исходный_20_код">
      <style:text-properties officeooo:paragraph-rsid="06903f5c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6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7" style:family="paragraph" style:parent-style-name="Исходный_20_код">
      <style:text-properties officeooo:paragraph-rsid="069e3f3c"/>
    </style:style>
    <style:style style:name="P308" style:family="paragraph" style:parent-style-name="Text_20_body">
      <style:text-properties officeooo:rsid="00d615d9" officeooo:paragraph-rsid="0723ea59"/>
    </style:style>
    <style:style style:name="P309" style:family="paragraph" style:parent-style-name="Text_20_body">
      <style:text-properties officeooo:rsid="00e49875" officeooo:paragraph-rsid="072afc5d"/>
    </style:style>
    <style:style style:name="P310" style:family="paragraph" style:parent-style-name="Text_20_body">
      <style:text-properties officeooo:rsid="07577a03" officeooo:paragraph-rsid="07577a03"/>
    </style:style>
    <style:style style:name="P311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2" style:family="paragraph" style:parent-style-name="Text_20_body">
      <style:text-properties officeooo:rsid="07577a03" officeooo:paragraph-rsid="076dde53"/>
    </style:style>
    <style:style style:name="P313" style:family="paragraph" style:parent-style-name="Text_20_body">
      <style:text-properties officeooo:rsid="07577a03" officeooo:paragraph-rsid="076ee35a"/>
    </style:style>
    <style:style style:name="P314" style:family="paragraph" style:parent-style-name="Text_20_body">
      <style:text-properties officeooo:rsid="075b1c15" officeooo:paragraph-rsid="075b1c15"/>
    </style:style>
    <style:style style:name="P315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6" style:family="paragraph" style:parent-style-name="Text_20_body">
      <style:text-properties officeooo:rsid="075fe862" officeooo:paragraph-rsid="075fe862"/>
    </style:style>
    <style:style style:name="P317" style:family="paragraph" style:parent-style-name="Text_20_body">
      <style:text-properties officeooo:rsid="0764e0b4" officeooo:paragraph-rsid="0764e0b4"/>
    </style:style>
    <style:style style:name="P318" style:family="paragraph" style:parent-style-name="Text_20_body">
      <style:text-properties officeooo:rsid="0764e0b4" officeooo:paragraph-rsid="076c388a"/>
    </style:style>
    <style:style style:name="P319" style:family="paragraph" style:parent-style-name="Text_20_body">
      <style:text-properties officeooo:rsid="01e6a17f" officeooo:paragraph-rsid="07b729ce"/>
    </style:style>
    <style:style style:name="P320" style:family="paragraph" style:parent-style-name="Исходный_20_код">
      <style:text-properties officeooo:paragraph-rsid="0750966a"/>
    </style:style>
    <style:style style:name="P321" style:family="paragraph" style:parent-style-name="Исходный_20_код">
      <style:text-properties officeooo:paragraph-rsid="06690a4e"/>
    </style:style>
    <style:style style:name="P322" style:family="paragraph" style:parent-style-name="Исходный_20_код">
      <style:text-properties officeooo:paragraph-rsid="07632cc8"/>
    </style:style>
    <style:style style:name="P323" style:family="paragraph" style:parent-style-name="Text_20_body">
      <style:text-properties officeooo:rsid="07bc1eef" officeooo:paragraph-rsid="07be8631"/>
    </style:style>
    <style:style style:name="P324" style:family="paragraph" style:parent-style-name="Text_20_body">
      <style:text-properties officeooo:rsid="07bd6177" officeooo:paragraph-rsid="07bd6177"/>
    </style:style>
    <style:style style:name="P325" style:family="paragraph" style:parent-style-name="Text_20_body">
      <style:text-properties officeooo:rsid="07bd96ca" officeooo:paragraph-rsid="07bd96ca"/>
    </style:style>
    <style:style style:name="P326" style:family="paragraph" style:parent-style-name="Text_20_body">
      <style:text-properties officeooo:rsid="07c16ce6" officeooo:paragraph-rsid="07c16ce6"/>
    </style:style>
    <style:style style:name="P327" style:family="paragraph" style:parent-style-name="Исходный_20_код">
      <style:text-properties officeooo:paragraph-rsid="06fa67cc"/>
    </style:style>
    <style:style style:name="P328" style:family="paragraph" style:parent-style-name="Text_20_body">
      <style:text-properties officeooo:rsid="07c974ee" officeooo:paragraph-rsid="07c974ee"/>
    </style:style>
    <style:style style:name="P329" style:family="paragraph" style:parent-style-name="Text_20_body">
      <style:text-properties officeooo:rsid="07cc2237" officeooo:paragraph-rsid="07cc2237"/>
    </style:style>
    <style:style style:name="P330" style:family="paragraph" style:parent-style-name="Text_20_body">
      <style:text-properties officeooo:rsid="07cc2237" officeooo:paragraph-rsid="07e7abec"/>
    </style:style>
    <style:style style:name="P331" style:family="paragraph" style:parent-style-name="Text_20_body">
      <style:text-properties officeooo:rsid="07ce040e" officeooo:paragraph-rsid="07ec9397"/>
    </style:style>
    <style:style style:name="P332" style:family="paragraph" style:parent-style-name="Text_20_body">
      <style:text-properties officeooo:rsid="07ce040e" officeooo:paragraph-rsid="07eeae75"/>
    </style:style>
    <style:style style:name="P333" style:family="paragraph" style:parent-style-name="Text_20_body">
      <style:text-properties officeooo:rsid="07ce040e" officeooo:paragraph-rsid="07f12425"/>
    </style:style>
    <style:style style:name="P334" style:family="paragraph" style:parent-style-name="Text_20_body">
      <style:text-properties officeooo:rsid="07ce040e" officeooo:paragraph-rsid="07f22e13"/>
    </style:style>
    <style:style style:name="P335" style:family="paragraph" style:parent-style-name="Text_20_body">
      <style:text-properties officeooo:rsid="07e30975" officeooo:paragraph-rsid="07e30975"/>
    </style:style>
    <style:style style:name="P336" style:family="paragraph" style:parent-style-name="Исходный_20_код">
      <style:text-properties officeooo:paragraph-rsid="066f57ff"/>
    </style:style>
    <style:style style:name="P337" style:family="paragraph" style:parent-style-name="Исходный_20_код">
      <style:text-properties officeooo:paragraph-rsid="0672426f"/>
    </style:style>
    <style:style style:name="P338" style:family="paragraph" style:parent-style-name="Text_20_body">
      <style:text-properties officeooo:rsid="08376563" officeooo:paragraph-rsid="08376563"/>
    </style:style>
    <style:style style:name="P339" style:family="paragraph" style:parent-style-name="Text_20_body">
      <style:text-properties officeooo:rsid="05da01fa" officeooo:paragraph-rsid="05da01fa"/>
    </style:style>
    <style:style style:name="P340" style:family="paragraph" style:parent-style-name="Text_20_body">
      <style:text-properties officeooo:rsid="0815f31e" officeooo:paragraph-rsid="0815f31e"/>
    </style:style>
    <style:style style:name="P341" style:family="paragraph" style:parent-style-name="Text_20_body">
      <style:text-properties officeooo:rsid="08194868" officeooo:paragraph-rsid="08194868"/>
    </style:style>
    <style:style style:name="P342" style:family="paragraph" style:parent-style-name="Text_20_body">
      <style:text-properties officeooo:rsid="08195eda" officeooo:paragraph-rsid="081d68db"/>
    </style:style>
    <style:style style:name="P343" style:family="paragraph" style:parent-style-name="Text_20_body">
      <style:text-properties officeooo:paragraph-rsid="081a0aa8"/>
    </style:style>
    <style:style style:name="P344" style:family="paragraph" style:parent-style-name="Text_20_body">
      <style:text-properties officeooo:rsid="00c42a1b" officeooo:paragraph-rsid="08376563"/>
    </style:style>
    <style:style style:name="P345" style:family="paragraph" style:parent-style-name="Исходный_20_код">
      <style:text-properties officeooo:paragraph-rsid="0822c67e"/>
    </style:style>
    <style:style style:name="P346" style:family="paragraph" style:parent-style-name="Исходный_20_код">
      <style:text-properties officeooo:paragraph-rsid="0845f5a3"/>
    </style:style>
    <style:style style:name="P347" style:family="paragraph" style:parent-style-name="Text_20_body">
      <style:text-properties officeooo:rsid="084794a4" officeooo:paragraph-rsid="084a7113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290ff"/>
    </style:style>
    <style:style style:name="P359" style:family="paragraph" style:parent-style-name="Text_20_body">
      <style:text-properties officeooo:rsid="0861cddb" officeooo:paragraph-rsid="087306ba"/>
    </style:style>
    <style:style style:name="P360" style:family="paragraph" style:parent-style-name="Text_20_body">
      <style:text-properties officeooo:rsid="0861cddb" officeooo:paragraph-rsid="0874e748"/>
    </style:style>
    <style:style style:name="P361" style:family="paragraph" style:parent-style-name="Text_20_body">
      <style:text-properties officeooo:rsid="0861cddb" officeooo:paragraph-rsid="087d3ab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Синтаксическое_20_правило"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d53d8c" officeooo:paragraph-rsid="08d53d8c"/>
    </style:style>
    <style:style style:name="P391" style:family="paragraph" style:parent-style-name="Text_20_body">
      <style:text-properties officeooo:rsid="08e4c7b0" officeooo:paragraph-rsid="08e4c7b0"/>
    </style:style>
    <style:style style:name="P392" style:family="paragraph" style:parent-style-name="Text_20_body">
      <style:text-properties officeooo:rsid="08e6ddf6" officeooo:paragraph-rsid="08e6ddf6"/>
    </style:style>
    <style:style style:name="P393" style:family="paragraph" style:parent-style-name="Text_20_body">
      <style:text-properties officeooo:rsid="08ee940e" officeooo:paragraph-rsid="08ee940e"/>
    </style:style>
    <style:style style:name="P394" style:family="paragraph" style:parent-style-name="Text_20_body">
      <style:text-properties officeooo:rsid="08f17972" officeooo:paragraph-rsid="08f17972"/>
    </style:style>
    <style:style style:name="P395" style:family="paragraph" style:parent-style-name="Text_20_body">
      <style:text-properties officeooo:rsid="08f6b53a" officeooo:paragraph-rsid="08f6b53a"/>
    </style:style>
    <style:style style:name="P396" style:family="paragraph" style:parent-style-name="Text_20_body">
      <style:text-properties officeooo:rsid="08f815b1" officeooo:paragraph-rsid="08f815b1"/>
    </style:style>
    <style:style style:name="P397" style:family="paragraph" style:parent-style-name="Text_20_body">
      <style:text-properties officeooo:rsid="08f89a21" officeooo:paragraph-rsid="08f89a21"/>
    </style:style>
    <style:style style:name="P398" style:family="paragraph" style:parent-style-name="Text_20_body">
      <style:text-properties officeooo:rsid="0901a250" officeooo:paragraph-rsid="0901a250"/>
    </style:style>
    <style:style style:name="P399" style:family="paragraph" style:parent-style-name="Text_20_body">
      <style:text-properties officeooo:rsid="09048a2d" officeooo:paragraph-rsid="09048a2d"/>
    </style:style>
    <style:style style:name="P400" style:family="paragraph" style:parent-style-name="Text_20_body">
      <style:text-properties officeooo:rsid="0904b99b" officeooo:paragraph-rsid="0904b99b"/>
    </style:style>
    <style:style style:name="P401" style:family="paragraph" style:parent-style-name="Text_20_body">
      <style:text-properties officeooo:rsid="09089e80" officeooo:paragraph-rsid="09089e80"/>
    </style:style>
    <style:style style:name="P402" style:family="paragraph" style:parent-style-name="Text_20_body">
      <style:text-properties officeooo:rsid="09089e80" officeooo:paragraph-rsid="090c53cb"/>
    </style:style>
    <style:style style:name="P403" style:family="paragraph" style:parent-style-name="Text_20_body">
      <style:text-properties officeooo:rsid="090ffc8a" officeooo:paragraph-rsid="090ffc8a"/>
    </style:style>
    <style:style style:name="P404" style:family="paragraph" style:parent-style-name="Text_20_body">
      <style:text-properties officeooo:rsid="091162cc" officeooo:paragraph-rsid="091162cc"/>
    </style:style>
    <style:style style:name="P405" style:family="paragraph" style:parent-style-name="Text_20_body">
      <style:text-properties officeooo:rsid="091a5b33" officeooo:paragraph-rsid="091a5b33"/>
    </style:style>
    <style:style style:name="P406" style:family="paragraph" style:parent-style-name="Text_20_body">
      <style:text-properties officeooo:rsid="09294072" officeooo:paragraph-rsid="09294072"/>
    </style:style>
    <style:style style:name="P407" style:family="paragraph" style:parent-style-name="Text_20_body">
      <style:text-properties officeooo:paragraph-rsid="08a66b1d"/>
    </style:style>
    <style:style style:name="P408" style:family="paragraph" style:parent-style-name="Text_20_body">
      <style:text-properties officeooo:rsid="092b0c67" officeooo:paragraph-rsid="092b0c67"/>
    </style:style>
    <style:style style:name="P409" style:family="paragraph" style:parent-style-name="Text_20_body">
      <style:text-properties officeooo:rsid="092dc161" officeooo:paragraph-rsid="092dc161"/>
    </style:style>
    <style:style style:name="P410" style:family="paragraph" style:parent-style-name="Text_20_body">
      <style:text-properties officeooo:rsid="092e9839" officeooo:paragraph-rsid="092e9839"/>
    </style:style>
    <style:style style:name="P411" style:family="paragraph" style:parent-style-name="Text_20_body">
      <style:text-properties officeooo:rsid="092ffedd" officeooo:paragraph-rsid="092ffedd"/>
    </style:style>
    <style:style style:name="P412" style:family="paragraph" style:parent-style-name="Text_20_body">
      <style:text-properties officeooo:rsid="0935eb79" officeooo:paragraph-rsid="0945e383"/>
    </style:style>
    <style:style style:name="P413" style:family="paragraph" style:parent-style-name="Text_20_body">
      <style:text-properties officeooo:rsid="093a1e20" officeooo:paragraph-rsid="093a1e20"/>
    </style:style>
    <style:style style:name="P414" style:family="paragraph" style:parent-style-name="Исходный_20_код">
      <style:text-properties officeooo:rsid="0619a082" officeooo:paragraph-rsid="08d53d8c"/>
    </style:style>
    <style:style style:name="P415" style:family="paragraph" style:parent-style-name="Исходный_20_код">
      <style:text-properties officeooo:rsid="061a2143" officeooo:paragraph-rsid="08d53d8c"/>
    </style:style>
    <style:style style:name="P416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7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8" style:family="paragraph" style:parent-style-name="Исходный_20_код">
      <style:text-properties officeooo:paragraph-rsid="08e2bf57"/>
    </style:style>
    <style:style style:name="P419" style:family="paragraph" style:parent-style-name="Исходный_20_код">
      <style:text-properties officeooo:paragraph-rsid="08e4c7b0"/>
    </style:style>
    <style:style style:name="P420" style:family="paragraph" style:parent-style-name="Исходный_20_код">
      <style:text-properties officeooo:rsid="09124caa" officeooo:paragraph-rsid="09124caa"/>
    </style:style>
    <style:style style:name="P421" style:family="paragraph" style:parent-style-name="Исходный_20_код">
      <style:text-properties officeooo:rsid="09124caa" officeooo:paragraph-rsid="09234619"/>
    </style:style>
    <style:style style:name="P422" style:family="paragraph" style:parent-style-name="Text_20_body">
      <style:text-properties officeooo:rsid="0942c874" officeooo:paragraph-rsid="0942c874"/>
    </style:style>
    <style:style style:name="P423" style:family="paragraph" style:parent-style-name="Text_20_body">
      <style:text-properties officeooo:rsid="095623d0" officeooo:paragraph-rsid="095623d0"/>
    </style:style>
    <style:style style:name="P424" style:family="paragraph" style:parent-style-name="Исходный_20_код">
      <style:text-properties officeooo:paragraph-rsid="09582543"/>
    </style:style>
    <style:style style:name="P425" style:family="paragraph" style:parent-style-name="Исходный_20_код">
      <style:text-properties officeooo:paragraph-rsid="0975b3ad"/>
    </style:style>
    <style:style style:name="P426" style:family="paragraph" style:parent-style-name="Text_20_body">
      <style:text-properties officeooo:rsid="0969828e" officeooo:paragraph-rsid="0969828e"/>
    </style:style>
    <style:style style:name="P427" style:family="paragraph" style:parent-style-name="Text_20_body">
      <style:text-properties officeooo:rsid="09795fcf" officeooo:paragraph-rsid="09795fcf"/>
    </style:style>
    <style:style style:name="P428" style:family="paragraph" style:parent-style-name="Text_20_body">
      <style:text-properties officeooo:rsid="097a17ce" officeooo:paragraph-rsid="097a17ce"/>
    </style:style>
    <style:style style:name="P429" style:family="paragraph" style:parent-style-name="Исходный_20_код">
      <style:text-properties officeooo:paragraph-rsid="096892a8"/>
    </style:style>
    <style:style style:name="P430" style:family="paragraph" style:parent-style-name="Исходный_20_код">
      <style:text-properties officeooo:paragraph-rsid="096bc028"/>
    </style:style>
    <style:style style:name="P431" style:family="paragraph" style:parent-style-name="Исходный_20_код">
      <style:text-properties officeooo:paragraph-rsid="0970fb78"/>
    </style:style>
    <style:style style:name="P432" style:family="paragraph" style:parent-style-name="Text_20_body">
      <style:text-properties officeooo:rsid="0985a3ec" officeooo:paragraph-rsid="0985a3ec"/>
    </style:style>
    <style:style style:name="P433" style:family="paragraph" style:parent-style-name="Text_20_body">
      <style:text-properties officeooo:rsid="09866926" officeooo:paragraph-rsid="09866926"/>
    </style:style>
    <style:style style:name="P434" style:family="paragraph" style:parent-style-name="Text_20_body">
      <style:text-properties officeooo:rsid="098772db" officeooo:paragraph-rsid="0989914e"/>
    </style:style>
    <style:style style:name="P435" style:family="paragraph" style:parent-style-name="Text_20_body">
      <style:text-properties officeooo:rsid="098772db" officeooo:paragraph-rsid="09957784"/>
    </style:style>
    <style:style style:name="P436" style:family="paragraph" style:parent-style-name="Text_20_body">
      <style:text-properties officeooo:rsid="098772db" officeooo:paragraph-rsid="09af3c4c"/>
    </style:style>
    <style:style style:name="P437" style:family="paragraph" style:parent-style-name="Text_20_body">
      <style:text-properties officeooo:rsid="098772db" officeooo:paragraph-rsid="09b7465e"/>
    </style:style>
    <style:style style:name="P438" style:family="paragraph" style:parent-style-name="Text_20_body">
      <style:text-properties officeooo:rsid="09912f37" officeooo:paragraph-rsid="09912f37"/>
    </style:style>
    <style:style style:name="P439" style:family="paragraph" style:parent-style-name="Text_20_body">
      <style:text-properties officeooo:rsid="0991581f" officeooo:paragraph-rsid="0991581f"/>
    </style:style>
    <style:style style:name="P440" style:family="paragraph" style:parent-style-name="Text_20_body">
      <style:text-properties officeooo:rsid="09957784" officeooo:paragraph-rsid="09a88a41"/>
    </style:style>
    <style:style style:name="P441" style:family="paragraph" style:parent-style-name="Text_20_body">
      <style:text-properties officeooo:rsid="09957784" officeooo:paragraph-rsid="09af3c4c"/>
    </style:style>
    <style:style style:name="P442" style:family="paragraph" style:parent-style-name="Text_20_body">
      <style:text-properties officeooo:rsid="09972dd3" officeooo:paragraph-rsid="09972dd3"/>
    </style:style>
    <style:style style:name="P443" style:family="paragraph" style:parent-style-name="Text_20_body">
      <style:text-properties officeooo:rsid="09973b55" officeooo:paragraph-rsid="09973b55"/>
    </style:style>
    <style:style style:name="P444" style:family="paragraph" style:parent-style-name="Исходный_20_код">
      <style:text-properties officeooo:paragraph-rsid="09af3c4c"/>
    </style:style>
    <style:style style:name="P445" style:family="paragraph" style:parent-style-name="Text_20_body">
      <style:text-properties officeooo:rsid="099a0df6" officeooo:paragraph-rsid="09a88a41"/>
    </style:style>
    <style:style style:name="P446" style:family="paragraph" style:parent-style-name="Text_20_body">
      <style:text-properties officeooo:rsid="099a0df6" officeooo:paragraph-rsid="09af3c4c"/>
    </style:style>
    <style:style style:name="P447" style:family="paragraph" style:parent-style-name="Text_20_body">
      <style:text-properties officeooo:rsid="09b39771" officeooo:paragraph-rsid="09b39771"/>
    </style:style>
    <style:style style:name="P448" style:family="paragraph" style:parent-style-name="Text_20_body">
      <style:text-properties officeooo:rsid="09bb1301" officeooo:paragraph-rsid="09bb1301"/>
    </style:style>
    <style:style style:name="P449" style:family="paragraph" style:parent-style-name="Heading_20_1">
      <style:paragraph-properties fo:text-align="center" style:justify-single-word="false"/>
    </style:style>
    <style:style style:name="P450" style:family="paragraph" style:parent-style-name="Heading_20_2">
      <style:text-properties officeooo:rsid="089fcd00" officeooo:paragraph-rsid="089fcd00"/>
    </style:style>
    <style:style style:name="P451" style:family="paragraph" style:parent-style-name="Heading_20_2">
      <style:text-properties officeooo:paragraph-rsid="08d53d8c"/>
    </style:style>
    <style:style style:name="P452" style:family="paragraph" style:parent-style-name="Heading_20_2">
      <style:text-properties officeooo:rsid="08dd77e6" officeooo:paragraph-rsid="08dd77e6"/>
    </style:style>
    <style:style style:name="P453" style:family="paragraph" style:parent-style-name="Heading_20_2">
      <style:text-properties officeooo:rsid="098eea9d" officeooo:paragraph-rsid="0985a3ec"/>
    </style:style>
    <style:style style:name="P454" style:family="paragraph" style:parent-style-name="Heading_20_2">
      <style:text-properties officeooo:rsid="030668d5" officeooo:paragraph-rsid="09af3c4c"/>
    </style:style>
    <style:style style:name="P455" style:family="paragraph" style:parent-style-name="Heading_20_2">
      <style:text-properties officeooo:rsid="08376563" officeooo:paragraph-rsid="0975b3ad"/>
    </style:style>
    <style:style style:name="P456" style:family="paragraph" style:parent-style-name="Heading_20_2">
      <style:text-properties officeooo:paragraph-rsid="01023fd0"/>
    </style:style>
    <style:style style:name="P457" style:family="paragraph" style:parent-style-name="Heading_20_3">
      <style:text-properties officeooo:paragraph-rsid="08d53d8c"/>
    </style:style>
    <style:style style:name="P458" style:family="paragraph" style:parent-style-name="Heading_20_3">
      <style:text-properties officeooo:rsid="058fbb7a" officeooo:paragraph-rsid="08d53d8c"/>
    </style:style>
    <style:style style:name="P459" style:family="paragraph" style:parent-style-name="Heading_20_3">
      <style:text-properties officeooo:rsid="08ea5360" officeooo:paragraph-rsid="08ea5360"/>
    </style:style>
    <style:style style:name="P460" style:family="paragraph" style:parent-style-name="Heading_20_3">
      <style:text-properties officeooo:paragraph-rsid="09af3c4c"/>
    </style:style>
    <style:style style:name="P461" style:family="paragraph" style:parent-style-name="Heading_20_3">
      <style:text-properties officeooo:paragraph-rsid="07294ebc"/>
    </style:style>
    <style:style style:name="P462" style:family="paragraph" style:parent-style-name="Heading_20_3">
      <style:text-properties officeooo:rsid="0506f2f0" officeooo:paragraph-rsid="0506f2f0"/>
    </style:style>
    <style:style style:name="P463" style:family="paragraph" style:parent-style-name="Heading_20_3">
      <style:text-properties officeooo:rsid="0007ce7d" officeooo:paragraph-rsid="01023fd0"/>
    </style:style>
    <style:style style:name="P464" style:family="paragraph" style:parent-style-name="Heading_20_3">
      <style:text-properties officeooo:rsid="02524ea3" officeooo:paragraph-rsid="02524ea3"/>
    </style:style>
    <style:style style:name="P465" style:family="paragraph" style:parent-style-name="Heading_20_3">
      <style:text-properties officeooo:rsid="047bd7da" officeooo:paragraph-rsid="047bd7da"/>
    </style:style>
    <style:style style:name="P466" style:family="paragraph" style:parent-style-name="Heading_20_3">
      <style:text-properties officeooo:rsid="0251c04e" officeooo:paragraph-rsid="089539aa"/>
    </style:style>
    <style:style style:name="P467" style:family="paragraph" style:parent-style-name="Heading_20_3">
      <style:text-properties officeooo:rsid="0251c04e" officeooo:paragraph-rsid="0251c04e"/>
    </style:style>
    <style:style style:name="P468" style:family="paragraph" style:parent-style-name="Heading_20_3">
      <style:text-properties officeooo:rsid="0251c04e" officeooo:paragraph-rsid="05049cfa"/>
    </style:style>
    <style:style style:name="P469" style:family="paragraph" style:parent-style-name="Heading_20_3">
      <style:text-properties officeooo:rsid="04306acc" officeooo:paragraph-rsid="04306acc"/>
    </style:style>
    <style:style style:name="P470" style:family="paragraph" style:parent-style-name="Heading_20_3">
      <style:text-properties officeooo:paragraph-rsid="0845f5a3"/>
    </style:style>
    <style:style style:name="P471" style:family="paragraph" style:parent-style-name="Heading_20_4">
      <style:text-properties officeooo:rsid="061d21be" officeooo:paragraph-rsid="061d21be"/>
    </style:style>
    <style:style style:name="P472" style:family="paragraph" style:parent-style-name="Heading_20_4">
      <style:text-properties officeooo:rsid="09582543" officeooo:paragraph-rsid="09582543"/>
    </style:style>
    <style:style style:name="P473" style:family="paragraph" style:parent-style-name="Heading_20_4">
      <style:text-properties officeooo:rsid="0975b3ad" officeooo:paragraph-rsid="0975b3ad"/>
    </style:style>
    <style:style style:name="P474" style:family="paragraph" style:parent-style-name="Heading_20_4">
      <style:text-properties officeooo:paragraph-rsid="01023fd0"/>
    </style:style>
    <style:style style:name="P475" style:family="paragraph" style:parent-style-name="Heading_20_4">
      <style:text-properties officeooo:rsid="00fb200b" officeooo:paragraph-rsid="01023fd0"/>
    </style:style>
    <style:style style:name="P476" style:family="paragraph" style:parent-style-name="Heading_20_4">
      <style:text-properties officeooo:paragraph-rsid="025e6b69"/>
    </style:style>
    <style:style style:name="P477" style:family="paragraph" style:parent-style-name="Heading_20_4">
      <style:text-properties officeooo:rsid="07060c18" officeooo:paragraph-rsid="07060c18"/>
    </style:style>
    <style:style style:name="P478" style:family="paragraph" style:parent-style-name="Heading_20_4">
      <style:text-properties officeooo:rsid="04a0107e" officeooo:paragraph-rsid="04c9d0e6"/>
    </style:style>
    <style:style style:name="P479" style:family="paragraph" style:parent-style-name="Heading_20_4">
      <style:text-properties officeooo:rsid="04a0107e" officeooo:paragraph-rsid="04a0107e"/>
    </style:style>
    <style:style style:name="P480" style:family="paragraph" style:parent-style-name="Heading_20_4">
      <style:text-properties officeooo:rsid="04a234b8" officeooo:paragraph-rsid="04a234b8"/>
    </style:style>
    <style:style style:name="P481" style:family="paragraph" style:parent-style-name="Heading_20_4">
      <style:text-properties officeooo:rsid="04a4a5b3" officeooo:paragraph-rsid="04a4a5b3"/>
    </style:style>
    <style:style style:name="P482" style:family="paragraph" style:parent-style-name="Heading_20_4">
      <style:text-properties officeooo:rsid="04a4e6c6" officeooo:paragraph-rsid="04a4e6c6"/>
    </style:style>
    <style:style style:name="P483" style:family="paragraph" style:parent-style-name="Heading_20_4">
      <style:text-properties officeooo:rsid="04a88932" officeooo:paragraph-rsid="04a88932"/>
    </style:style>
    <style:style style:name="P484" style:family="paragraph" style:parent-style-name="Heading_20_4">
      <style:text-properties officeooo:rsid="04aa6536" officeooo:paragraph-rsid="04aa6536"/>
    </style:style>
    <style:style style:name="P485" style:family="paragraph" style:parent-style-name="Heading_20_4">
      <style:text-properties officeooo:rsid="04b01eb2" officeooo:paragraph-rsid="04b01eb2"/>
    </style:style>
    <style:style style:name="P486" style:family="paragraph" style:parent-style-name="Heading_20_4">
      <style:text-properties officeooo:rsid="088978d3" officeooo:paragraph-rsid="088978d3"/>
    </style:style>
    <style:style style:name="P487" style:family="paragraph" style:parent-style-name="Heading_20_4">
      <style:text-properties officeooo:paragraph-rsid="087a0a4f"/>
    </style:style>
    <style:style style:name="P488" style:family="paragraph" style:parent-style-name="Heading_20_4">
      <style:text-properties officeooo:paragraph-rsid="069e3f3c"/>
    </style:style>
    <style:style style:name="P489" style:family="paragraph" style:parent-style-name="Heading_20_4">
      <style:text-properties officeooo:paragraph-rsid="06903f5c"/>
    </style:style>
    <style:style style:name="P490" style:family="paragraph" style:parent-style-name="Heading_20_4">
      <style:text-properties officeooo:rsid="07d05194" officeooo:paragraph-rsid="084bf5e0"/>
    </style:style>
    <style:style style:name="P491" style:family="paragraph" style:parent-style-name="Heading_20_4">
      <style:text-properties officeooo:rsid="07d05194" officeooo:paragraph-rsid="08505a1a"/>
    </style:style>
    <style:style style:name="P492" style:family="paragraph" style:parent-style-name="Heading_20_4">
      <style:text-properties officeooo:paragraph-rsid="0858963c"/>
    </style:style>
    <style:style style:name="P493" style:family="paragraph" style:parent-style-name="Heading_20_4">
      <style:text-properties officeooo:paragraph-rsid="087290ff"/>
    </style:style>
    <style:style style:name="P494" style:family="paragraph" style:parent-style-name="Heading_20_4">
      <style:text-properties officeooo:paragraph-rsid="087306ba"/>
    </style:style>
    <style:style style:name="P495" style:family="paragraph" style:parent-style-name="Heading_20_4">
      <style:text-properties officeooo:paragraph-rsid="0874e748"/>
    </style:style>
    <style:style style:name="P496" style:family="paragraph" style:parent-style-name="Heading_20_4">
      <style:text-properties officeooo:paragraph-rsid="087d3abf"/>
    </style:style>
    <style:style style:name="P497" style:family="paragraph" style:parent-style-name="Heading_20_4">
      <style:text-properties officeooo:paragraph-rsid="087f2f39"/>
    </style:style>
    <style:style style:name="P498" style:family="paragraph" style:parent-style-name="Heading_20_4">
      <style:text-properties officeooo:paragraph-rsid="08828c49"/>
    </style:style>
    <style:style style:name="P499" style:family="paragraph" style:parent-style-name="Heading_20_4">
      <style:text-properties officeooo:paragraph-rsid="089539aa"/>
    </style:style>
    <style:style style:name="P500" style:family="paragraph" style:parent-style-name="Heading_20_4">
      <style:text-properties officeooo:rsid="096892a8" officeooo:paragraph-rsid="096892a8"/>
    </style:style>
    <style:style style:name="P501" style:family="paragraph" style:parent-style-name="Heading_20_4">
      <style:text-properties officeooo:rsid="096892a8" officeooo:paragraph-rsid="096a22d5"/>
    </style:style>
    <style:style style:name="P502" style:family="paragraph" style:parent-style-name="Heading_20_4">
      <style:text-properties officeooo:paragraph-rsid="096a22d5"/>
    </style:style>
    <style:style style:name="P503" style:family="paragraph" style:parent-style-name="Heading_20_4">
      <style:text-properties officeooo:paragraph-rsid="02d46ef4"/>
    </style:style>
    <style:style style:name="P504" style:family="paragraph" style:parent-style-name="Heading_20_4">
      <style:text-properties officeooo:paragraph-rsid="04321c81"/>
    </style:style>
    <style:style style:name="P505" style:family="paragraph" style:parent-style-name="Heading_20_4">
      <style:text-properties officeooo:paragraph-rsid="0432b9bb"/>
    </style:style>
    <style:style style:name="P506" style:family="paragraph" style:parent-style-name="Heading_20_4">
      <style:text-properties officeooo:paragraph-rsid="043b125e"/>
    </style:style>
    <style:style style:name="P507" style:family="paragraph" style:parent-style-name="Heading_20_4">
      <style:text-properties officeooo:paragraph-rsid="043ce005"/>
    </style:style>
    <style:style style:name="P508" style:family="paragraph" style:parent-style-name="Heading_20_4">
      <style:text-properties officeooo:paragraph-rsid="043f83fe"/>
    </style:style>
    <style:style style:name="P509" style:family="paragraph" style:parent-style-name="Heading_20_4">
      <style:text-properties officeooo:paragraph-rsid="04406dcf"/>
    </style:style>
    <style:style style:name="P510" style:family="paragraph" style:parent-style-name="Heading_20_4">
      <style:text-properties officeooo:paragraph-rsid="04423082"/>
    </style:style>
    <style:style style:name="P511" style:family="paragraph" style:parent-style-name="Heading_20_4">
      <style:text-properties officeooo:paragraph-rsid="04429bdc"/>
    </style:style>
    <style:style style:name="P512" style:family="paragraph" style:parent-style-name="Heading_20_4">
      <style:text-properties officeooo:paragraph-rsid="0443e35b"/>
    </style:style>
    <style:style style:name="P513" style:family="paragraph" style:parent-style-name="Heading_20_4">
      <style:text-properties officeooo:paragraph-rsid="05049cfa"/>
    </style:style>
    <style:style style:name="P514" style:family="paragraph" style:parent-style-name="Heading_20_4">
      <style:text-properties officeooo:paragraph-rsid="01091fb4"/>
    </style:style>
    <style:style style:name="P515" style:family="paragraph" style:parent-style-name="Heading_20_4">
      <style:text-properties officeooo:rsid="0112e62a" officeooo:paragraph-rsid="0112e62a"/>
    </style:style>
    <style:style style:name="P516" style:family="paragraph" style:parent-style-name="Heading_20_4">
      <style:text-properties officeooo:rsid="0112e62a" officeooo:paragraph-rsid="08446432"/>
    </style:style>
    <style:style style:name="P517" style:family="paragraph" style:parent-style-name="Heading_20_4">
      <style:text-properties officeooo:rsid="0112e62a" officeooo:paragraph-rsid="0845f5a3"/>
    </style:style>
    <style:style style:name="P518" style:family="paragraph" style:parent-style-name="Heading_20_4">
      <style:text-properties officeooo:paragraph-rsid="0139fdf0"/>
    </style:style>
    <style:style style:name="P519" style:family="paragraph" style:parent-style-name="Heading_20_4">
      <style:text-properties officeooo:rsid="01c5a1f7" officeooo:paragraph-rsid="01dfee0d"/>
    </style:style>
    <style:style style:name="P520" style:family="paragraph" style:parent-style-name="Heading_20_4">
      <style:text-properties officeooo:rsid="084794a4" officeooo:paragraph-rsid="084794a4"/>
    </style:style>
    <style:style style:name="P521" style:family="paragraph" style:parent-style-name="Heading_20_5">
      <style:text-properties officeooo:rsid="06051fca" officeooo:paragraph-rsid="06051fca"/>
    </style:style>
    <style:style style:name="P522" style:family="paragraph" style:parent-style-name="Heading_20_5">
      <style:text-properties officeooo:rsid="06051fca" officeooo:paragraph-rsid="06086fbd"/>
    </style:style>
    <style:style style:name="P523" style:family="paragraph" style:parent-style-name="Heading_20_5">
      <style:text-properties officeooo:rsid="06051fca" officeooo:paragraph-rsid="0609f852"/>
    </style:style>
    <style:style style:name="P524" style:family="paragraph" style:parent-style-name="Heading_20_5">
      <style:text-properties officeooo:rsid="06051fca" officeooo:paragraph-rsid="060ad3d7"/>
    </style:style>
    <style:style style:name="P525" style:family="paragraph" style:parent-style-name="Heading_20_5">
      <style:text-properties officeooo:rsid="06051fca" officeooo:paragraph-rsid="060af3f5"/>
    </style:style>
    <style:style style:name="P526" style:family="paragraph" style:parent-style-name="Heading_20_5">
      <style:text-properties officeooo:rsid="06051fca" officeooo:paragraph-rsid="060c39b8"/>
    </style:style>
    <style:style style:name="P527" style:family="paragraph" style:parent-style-name="Heading_20_5">
      <style:text-properties officeooo:rsid="06051fca" officeooo:paragraph-rsid="06d1b10a"/>
    </style:style>
    <style:style style:name="P528" style:family="paragraph" style:parent-style-name="Heading_20_5">
      <style:text-properties officeooo:rsid="034fdf84" officeooo:paragraph-rsid="03d7655a"/>
    </style:style>
    <style:style style:name="P529" style:family="paragraph" style:parent-style-name="Heading_20_5">
      <style:text-properties officeooo:rsid="034fdf84" officeooo:paragraph-rsid="03dd9cce"/>
    </style:style>
    <style:style style:name="P530" style:family="paragraph" style:parent-style-name="Heading_20_5">
      <style:text-properties officeooo:rsid="060f284b" officeooo:paragraph-rsid="060f284b"/>
    </style:style>
    <style:style style:name="P531" style:family="paragraph" style:parent-style-name="Heading_20_5">
      <style:text-properties officeooo:rsid="060f284b" officeooo:paragraph-rsid="061d21be"/>
    </style:style>
    <style:style style:name="P532" style:family="paragraph" style:parent-style-name="Heading_20_5">
      <style:text-properties officeooo:paragraph-rsid="061d21be"/>
    </style:style>
    <style:style style:name="P533" style:family="paragraph" style:parent-style-name="Heading_20_5">
      <style:text-properties officeooo:rsid="060d7cba" officeooo:paragraph-rsid="060d7cba"/>
    </style:style>
    <style:style style:name="P534" style:family="paragraph" style:parent-style-name="Heading_20_5">
      <style:text-properties officeooo:rsid="060d7cba" officeooo:paragraph-rsid="09582543"/>
    </style:style>
    <style:style style:name="P535" style:family="paragraph" style:parent-style-name="Heading_20_5">
      <style:text-properties officeooo:rsid="060d7cba" officeooo:paragraph-rsid="0975b3ad"/>
    </style:style>
    <style:style style:name="P536" style:family="paragraph" style:parent-style-name="Heading_20_5">
      <style:text-properties officeooo:paragraph-rsid="09582543"/>
    </style:style>
    <style:style style:name="P537" style:family="paragraph" style:parent-style-name="Heading_20_5">
      <style:text-properties officeooo:paragraph-rsid="0975b3ad"/>
    </style:style>
    <style:style style:name="P538" style:family="paragraph" style:parent-style-name="Heading_20_5">
      <style:text-properties officeooo:paragraph-rsid="07e7abec"/>
    </style:style>
    <style:style style:name="P539" style:family="paragraph" style:parent-style-name="Heading_20_5">
      <style:text-properties officeooo:paragraph-rsid="07ec9397"/>
    </style:style>
    <style:style style:name="P540" style:family="paragraph" style:parent-style-name="Heading_20_5">
      <style:text-properties officeooo:paragraph-rsid="022f637c"/>
    </style:style>
    <style:style style:name="P541" style:family="paragraph" style:parent-style-name="Text_20_body" style:list-style-name="L1">
      <style:text-properties officeooo:paragraph-rsid="089fff8f"/>
    </style:style>
    <style:style style:name="P542" style:family="paragraph" style:parent-style-name="Text_20_body" style:list-style-name="L1">
      <style:text-properties officeooo:rsid="08a73dc6" officeooo:paragraph-rsid="08a73dc6"/>
    </style:style>
    <style:style style:name="P543" style:family="paragraph" style:parent-style-name="Text_20_body" style:list-style-name="L1">
      <style:text-properties officeooo:rsid="089fff8f" officeooo:paragraph-rsid="089fff8f"/>
    </style:style>
    <style:style style:name="P544" style:family="paragraph" style:parent-style-name="Text_20_body" style:list-style-name="L2">
      <style:text-properties officeooo:rsid="08ae6576" officeooo:paragraph-rsid="08b5bdc5"/>
    </style:style>
    <style:style style:name="P545" style:family="paragraph" style:parent-style-name="Text_20_body" style:list-style-name="L3">
      <style:text-properties officeooo:rsid="08ae6576" officeooo:paragraph-rsid="08ae6576"/>
    </style:style>
    <style:style style:name="P546" style:family="paragraph" style:parent-style-name="Text_20_body" style:list-style-name="L3">
      <style:text-properties officeooo:paragraph-rsid="08ab5a51"/>
    </style:style>
    <style:style style:name="P547" style:family="paragraph" style:parent-style-name="Text_20_body" style:list-style-name="L3">
      <style:text-properties officeooo:rsid="08bbbe4a" officeooo:paragraph-rsid="08bbbe4a"/>
    </style:style>
    <style:style style:name="P548" style:family="paragraph" style:parent-style-name="Text_20_body" style:list-style-name="L3">
      <style:text-properties officeooo:rsid="08c2cdb8" officeooo:paragraph-rsid="08c2cdb8"/>
    </style:style>
    <style:style style:name="P549" style:family="paragraph" style:parent-style-name="Text_20_body" style:list-style-name="L3">
      <style:text-properties officeooo:rsid="08c5140a" officeooo:paragraph-rsid="08c5140a"/>
    </style:style>
    <style:style style:name="P550" style:family="paragraph" style:parent-style-name="Text_20_body" style:list-style-name="L3">
      <style:text-properties officeooo:rsid="08c6f77f" officeooo:paragraph-rsid="08d35a7d"/>
    </style:style>
    <style:style style:name="P551" style:family="paragraph" style:parent-style-name="Text_20_body" style:list-style-name="L4">
      <style:text-properties officeooo:paragraph-rsid="08d53d8c"/>
    </style:style>
    <style:style style:name="P552" style:family="paragraph" style:parent-style-name="Text_20_body" style:list-style-name="L5">
      <style:text-properties officeooo:paragraph-rsid="08d53d8c"/>
    </style:style>
    <style:style style:name="P553" style:family="paragraph" style:parent-style-name="Text_20_body" style:list-style-name="L6">
      <style:text-properties officeooo:rsid="092e9839" officeooo:paragraph-rsid="092e9839"/>
    </style:style>
    <style:style style:name="P554" style:family="paragraph" style:parent-style-name="Text_20_body" style:list-style-name="L7">
      <style:text-properties officeooo:paragraph-rsid="093a1e20"/>
    </style:style>
    <style:style style:name="P555" style:family="paragraph" style:parent-style-name="Text_20_body" style:list-style-name="L7">
      <style:text-properties officeooo:rsid="093b0e08" officeooo:paragraph-rsid="093b0e08"/>
    </style:style>
    <style:style style:name="P556" style:family="paragraph" style:parent-style-name="Text_20_body" style:list-style-name="L8">
      <style:text-properties officeooo:rsid="039cc364" officeooo:paragraph-rsid="0473ccea"/>
    </style:style>
    <style:style style:name="P557" style:family="paragraph" style:parent-style-name="Text_20_body" style:list-style-name="L8">
      <style:text-properties officeooo:rsid="039cc364" officeooo:paragraph-rsid="039cc364"/>
    </style:style>
    <style:style style:name="P55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559" style:family="paragraph" style:parent-style-name="Text_20_body" style:list-style-name="L9">
      <style:text-properties officeooo:paragraph-rsid="00c89376"/>
    </style:style>
    <style:style style:name="P560" style:family="paragraph" style:parent-style-name="Text_20_body" style:list-style-name="L9">
      <style:text-properties officeooo:rsid="00c6b5db" officeooo:paragraph-rsid="00c89376"/>
    </style:style>
    <style:style style:name="P561" style:family="paragraph" style:parent-style-name="Text_20_body" style:list-style-name="L9">
      <style:text-properties officeooo:rsid="00ca897b" officeooo:paragraph-rsid="00ca897b"/>
    </style:style>
    <style:style style:name="P562" style:family="paragraph" style:parent-style-name="Text_20_body" style:list-style-name="L9">
      <style:text-properties officeooo:rsid="00cab932" officeooo:paragraph-rsid="00cab932"/>
    </style:style>
    <style:style style:name="P563" style:family="paragraph" style:parent-style-name="Text_20_body" style:list-style-name="L9">
      <style:text-properties officeooo:rsid="06ea49fa" officeooo:paragraph-rsid="06ea49fa"/>
    </style:style>
    <style:style style:name="P564" style:family="paragraph" style:parent-style-name="Text_20_body" style:list-style-name="L10">
      <style:text-properties officeooo:rsid="001998ef" officeooo:paragraph-rsid="01023fd0"/>
    </style:style>
    <style:style style:name="P565" style:family="paragraph" style:parent-style-name="Text_20_body" style:list-style-name="L11">
      <style:text-properties officeooo:rsid="001998ef" officeooo:paragraph-rsid="01023fd0"/>
    </style:style>
    <style:style style:name="P566" style:family="paragraph" style:parent-style-name="Text_20_body" style:list-style-name="L12">
      <style:text-properties officeooo:rsid="05b0dc3b" officeooo:paragraph-rsid="05b0dc3b"/>
    </style:style>
    <style:style style:name="P567" style:family="paragraph" style:parent-style-name="Text_20_body" style:list-style-name="L13">
      <style:text-properties officeooo:paragraph-rsid="05cc541c"/>
    </style:style>
    <style:style style:name="P568" style:family="paragraph" style:parent-style-name="Text_20_body" style:list-style-name="L13">
      <style:text-properties officeooo:rsid="05cc541c" officeooo:paragraph-rsid="05cc541c"/>
    </style:style>
    <style:style style:name="P569" style:family="paragraph" style:parent-style-name="Text_20_body" style:list-style-name="L14">
      <style:text-properties officeooo:paragraph-rsid="04078734"/>
    </style:style>
    <style:style style:name="P570" style:family="paragraph" style:parent-style-name="Text_20_body" style:list-style-name="L14">
      <style:text-properties officeooo:rsid="026903af" officeooo:paragraph-rsid="026903af"/>
    </style:style>
    <style:style style:name="P571" style:family="paragraph" style:parent-style-name="Text_20_body" style:list-style-name="L14">
      <style:text-properties officeooo:rsid="026ade76" officeooo:paragraph-rsid="0417c449"/>
    </style:style>
    <style:style style:name="P572" style:family="paragraph" style:parent-style-name="Text_20_body" style:list-style-name="L15">
      <style:text-properties officeooo:paragraph-rsid="07c16ce6"/>
    </style:style>
    <style:style style:name="P573" style:family="paragraph" style:parent-style-name="Text_20_body" style:list-style-name="L15">
      <style:text-properties officeooo:rsid="07c16ce6" officeooo:paragraph-rsid="07c16ce6"/>
    </style:style>
    <style:style style:name="P574" style:family="paragraph" style:parent-style-name="Text_20_body" style:list-style-name="L16">
      <style:text-properties officeooo:paragraph-rsid="07ce040e"/>
    </style:style>
    <style:style style:name="P575" style:family="paragraph" style:parent-style-name="Text_20_body" style:list-style-name="L16">
      <style:text-properties officeooo:paragraph-rsid="07e7abec"/>
    </style:style>
    <style:style style:name="P576" style:family="paragraph" style:parent-style-name="Text_20_body" style:list-style-name="L16">
      <style:text-properties officeooo:rsid="07ce040e" officeooo:paragraph-rsid="07ce040e"/>
    </style:style>
    <style:style style:name="P577" style:family="paragraph" style:parent-style-name="Text_20_body" style:list-style-name="L16">
      <style:text-properties officeooo:rsid="07ce0f00" officeooo:paragraph-rsid="07ce0f00"/>
    </style:style>
    <style:style style:name="P578" style:family="paragraph" style:parent-style-name="Text_20_body" style:list-style-name="L16">
      <style:text-properties officeooo:rsid="07ce0f00" officeooo:paragraph-rsid="07e7abec"/>
    </style:style>
    <style:style style:name="P579" style:family="paragraph" style:parent-style-name="Text_20_body" style:list-style-name="L16">
      <style:text-properties officeooo:rsid="07d05194" officeooo:paragraph-rsid="07d05194"/>
    </style:style>
    <style:style style:name="P580" style:family="paragraph" style:parent-style-name="Text_20_body" style:list-style-name="L16">
      <style:text-properties officeooo:rsid="07d05194" officeooo:paragraph-rsid="07e7abec"/>
    </style:style>
    <style:style style:name="P581" style:family="paragraph" style:parent-style-name="Text_20_body" style:list-style-name="L16">
      <style:text-properties officeooo:rsid="07d05194" officeooo:paragraph-rsid="07ec9397"/>
    </style:style>
    <style:style style:name="P582" style:family="paragraph" style:parent-style-name="Text_20_body" style:list-style-name="L17">
      <style:text-properties officeooo:rsid="07d05194" officeooo:paragraph-rsid="07d42575"/>
    </style:style>
    <style:style style:name="P583" style:family="paragraph" style:parent-style-name="Text_20_body" style:list-style-name="L17">
      <style:text-properties officeooo:rsid="07d1e99f" officeooo:paragraph-rsid="07d1e99f"/>
    </style:style>
    <style:style style:name="P584" style:family="paragraph" style:parent-style-name="Text_20_body" style:list-style-name="L16">
      <style:text-properties officeooo:rsid="07d1e99f" officeooo:paragraph-rsid="07ec9397"/>
    </style:style>
    <style:style style:name="P585" style:family="paragraph" style:parent-style-name="Text_20_body" style:list-style-name="L17">
      <style:text-properties officeooo:rsid="07d2dfac" officeooo:paragraph-rsid="07d2dfac"/>
    </style:style>
    <style:style style:name="P586" style:family="paragraph" style:parent-style-name="Text_20_body" style:list-style-name="L16">
      <style:text-properties officeooo:rsid="07d2dfac" officeooo:paragraph-rsid="07ec9397"/>
    </style:style>
    <style:style style:name="P587" style:family="paragraph" style:parent-style-name="Text_20_body" style:master-page-name="">
      <loext:graphic-properties draw:fill="none" draw:fill-gradient-name="Gradient_20_1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823fcfa" officeooo:paragraph-rsid="0823fcfa"/>
    </style:style>
    <style:style style:name="P589" style:family="paragraph" style:parent-style-name="Text_20_body">
      <style:text-properties officeooo:rsid="09dd7bfb" officeooo:paragraph-rsid="09dd7bfb"/>
    </style:style>
    <style:style style:name="P590" style:family="paragraph" style:parent-style-name="Text_20_body">
      <style:text-properties officeooo:rsid="09e0ece4" officeooo:paragraph-rsid="09e0ece4"/>
    </style:style>
    <style:style style:name="P591" style:family="paragraph" style:parent-style-name="Text_20_body">
      <style:text-properties officeooo:rsid="09e30721" officeooo:paragraph-rsid="09e30721"/>
    </style:style>
    <style:style style:name="P592" style:family="paragraph" style:parent-style-name="Text_20_body">
      <style:text-properties officeooo:rsid="09e9b60b" officeooo:paragraph-rsid="09eb7d22"/>
    </style:style>
    <style:style style:name="P593" style:family="paragraph" style:parent-style-name="Исходный_20_код">
      <style:text-properties officeooo:paragraph-rsid="09e16604"/>
    </style:style>
    <style:style style:name="P594" style:family="paragraph" style:parent-style-name="Исходный_20_код">
      <style:text-properties officeooo:paragraph-rsid="09e990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27dc"/>
    </style:style>
    <style:style style:name="T620" style:family="text">
      <style:text-properties officeooo:rsid="05c958d4"/>
    </style:style>
    <style:style style:name="T621" style:family="text">
      <style:text-properties officeooo:rsid="05cbc119"/>
    </style:style>
    <style:style style:name="T622" style:family="text">
      <style:text-properties officeooo:rsid="05cc541c"/>
    </style:style>
    <style:style style:name="T623" style:family="text">
      <style:text-properties officeooo:rsid="05cd2502"/>
    </style:style>
    <style:style style:name="T624" style:family="text">
      <style:text-properties officeooo:rsid="05ce8af1"/>
    </style:style>
    <style:style style:name="T625" style:family="text">
      <style:text-properties officeooo:rsid="05cfe2a6"/>
    </style:style>
    <style:style style:name="T626" style:family="text">
      <style:text-properties officeooo:rsid="05d0754e"/>
    </style:style>
    <style:style style:name="T627" style:family="text">
      <style:text-properties officeooo:rsid="05d0f9b2"/>
    </style:style>
    <style:style style:name="T628" style:family="text">
      <style:text-properties officeooo:rsid="05d29889"/>
    </style:style>
    <style:style style:name="T629" style:family="text">
      <style:text-properties officeooo:rsid="05d46a28"/>
    </style:style>
    <style:style style:name="T630" style:family="text">
      <style:text-properties officeooo:rsid="05d5d109"/>
    </style:style>
    <style:style style:name="T631" style:family="text">
      <style:text-properties officeooo:rsid="05d74cd6"/>
    </style:style>
    <style:style style:name="T632" style:family="text">
      <style:text-properties officeooo:rsid="05d7f79c"/>
    </style:style>
    <style:style style:name="T633" style:family="text">
      <style:text-properties officeooo:rsid="05d9c8b5"/>
    </style:style>
    <style:style style:name="T634" style:family="text">
      <style:text-properties officeooo:rsid="05dbf847"/>
    </style:style>
    <style:style style:name="T635" style:family="text">
      <style:text-properties officeooo:rsid="05dec2ce"/>
    </style:style>
    <style:style style:name="T636" style:family="text">
      <style:text-properties officeooo:rsid="05e07efd"/>
    </style:style>
    <style:style style:name="T637" style:family="text">
      <style:text-properties officeooo:rsid="05e6ab55"/>
    </style:style>
    <style:style style:name="T638" style:family="text">
      <style:text-properties officeooo:rsid="05e6aec6"/>
    </style:style>
    <style:style style:name="T639" style:family="text">
      <style:text-properties officeooo:rsid="05e79034"/>
    </style:style>
    <style:style style:name="T640" style:family="text">
      <style:text-properties officeooo:rsid="05e8221b"/>
    </style:style>
    <style:style style:name="T641" style:family="text">
      <style:text-properties officeooo:rsid="05e91cab"/>
    </style:style>
    <style:style style:name="T642" style:family="text">
      <style:text-properties officeooo:rsid="05ea8f2c"/>
    </style:style>
    <style:style style:name="T643" style:family="text">
      <style:text-properties officeooo:rsid="05eba585"/>
    </style:style>
    <style:style style:name="T644" style:family="text">
      <style:text-properties officeooo:rsid="05ebd4ef"/>
    </style:style>
    <style:style style:name="T645" style:family="text">
      <style:text-properties officeooo:rsid="05ed25ed"/>
    </style:style>
    <style:style style:name="T646" style:family="text">
      <style:text-properties officeooo:rsid="05efedba"/>
    </style:style>
    <style:style style:name="T647" style:family="text">
      <style:text-properties officeooo:rsid="05f1a256"/>
    </style:style>
    <style:style style:name="T648" style:family="text">
      <style:text-properties officeooo:rsid="05f64025"/>
    </style:style>
    <style:style style:name="T649" style:family="text">
      <style:text-properties officeooo:rsid="05f6ac15"/>
    </style:style>
    <style:style style:name="T650" style:family="text">
      <style:text-properties officeooo:rsid="05f86f03"/>
    </style:style>
    <style:style style:name="T651" style:family="text">
      <style:text-properties officeooo:rsid="05f9ba46"/>
    </style:style>
    <style:style style:name="T652" style:family="text">
      <style:text-properties officeooo:rsid="05fa2cdb"/>
    </style:style>
    <style:style style:name="T653" style:family="text">
      <style:text-properties officeooo:rsid="05fab04e"/>
    </style:style>
    <style:style style:name="T654" style:family="text">
      <style:text-properties officeooo:rsid="05fd2575"/>
    </style:style>
    <style:style style:name="T655" style:family="text">
      <style:text-properties officeooo:rsid="05febb41"/>
    </style:style>
    <style:style style:name="T656" style:family="text">
      <style:text-properties officeooo:rsid="0603ba34"/>
    </style:style>
    <style:style style:name="T657" style:family="text">
      <style:text-properties officeooo:rsid="06045f7b"/>
    </style:style>
    <style:style style:name="T658" style:family="text">
      <style:text-properties officeooo:rsid="06058356"/>
    </style:style>
    <style:style style:name="T659" style:family="text">
      <style:text-properties officeooo:rsid="03112720"/>
    </style:style>
    <style:style style:name="T660" style:family="text">
      <style:text-properties officeooo:rsid="06086fbd"/>
    </style:style>
    <style:style style:name="T661" style:family="text">
      <style:text-properties officeooo:rsid="0609f852"/>
    </style:style>
    <style:style style:name="T662" style:family="text">
      <style:text-properties officeooo:rsid="060ad3d7"/>
    </style:style>
    <style:style style:name="T663" style:family="text">
      <style:text-properties officeooo:rsid="060af3f5"/>
    </style:style>
    <style:style style:name="T664" style:family="text">
      <style:text-properties officeooo:rsid="060c39b8"/>
    </style:style>
    <style:style style:name="T665" style:family="text">
      <style:text-properties officeooo:rsid="0613474a"/>
    </style:style>
    <style:style style:name="T666" style:family="text">
      <style:text-properties officeooo:rsid="061555f3"/>
    </style:style>
    <style:style style:name="T667" style:family="text">
      <style:text-properties officeooo:rsid="06157f82"/>
    </style:style>
    <style:style style:name="T668" style:family="text">
      <style:text-properties officeooo:rsid="0617326b"/>
    </style:style>
    <style:style style:name="T669" style:family="text">
      <style:text-properties officeooo:rsid="061757a2"/>
    </style:style>
    <style:style style:name="T670" style:family="text">
      <style:text-properties officeooo:rsid="061a385b"/>
    </style:style>
    <style:style style:name="T671" style:family="text">
      <style:text-properties officeooo:rsid="061bd79b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6fd4c4f"/>
    </style:style>
    <style:style style:name="T754" style:family="text">
      <style:text-properties officeooo:rsid="06ff0e9d"/>
    </style:style>
    <style:style style:name="T755" style:family="text">
      <style:text-properties officeooo:rsid="07005ff3"/>
    </style:style>
    <style:style style:name="T756" style:family="text">
      <style:text-properties officeooo:rsid="07033ede"/>
    </style:style>
    <style:style style:name="T757" style:family="text">
      <style:text-properties officeooo:rsid="0704cc8f"/>
    </style:style>
    <style:style style:name="T758" style:family="text">
      <style:text-properties officeooo:rsid="07086371"/>
    </style:style>
    <style:style style:name="T759" style:family="text">
      <style:text-properties officeooo:rsid="0709d32c"/>
    </style:style>
    <style:style style:name="T760" style:family="text">
      <style:text-properties officeooo:rsid="0717d5b7"/>
    </style:style>
    <style:style style:name="T761" style:family="text">
      <style:text-properties officeooo:rsid="071d7ab4"/>
    </style:style>
    <style:style style:name="T762" style:family="text">
      <style:text-properties officeooo:rsid="0723ea59"/>
    </style:style>
    <style:style style:name="T763" style:family="text">
      <style:text-properties officeooo:rsid="07259521"/>
    </style:style>
    <style:style style:name="T764" style:family="text">
      <style:text-properties officeooo:rsid="0730b50e"/>
    </style:style>
    <style:style style:name="T765" style:family="text">
      <style:text-properties officeooo:rsid="07317418"/>
    </style:style>
    <style:style style:name="T766" style:family="text">
      <style:text-properties officeooo:rsid="07321227"/>
    </style:style>
    <style:style style:name="T767" style:family="text">
      <style:text-properties officeooo:rsid="07322ddb"/>
    </style:style>
    <style:style style:name="T768" style:family="text">
      <style:text-properties officeooo:rsid="0732d496"/>
    </style:style>
    <style:style style:name="T769" style:family="text">
      <style:text-properties officeooo:rsid="07332d8f"/>
    </style:style>
    <style:style style:name="T770" style:family="text">
      <style:text-properties officeooo:rsid="0736e651"/>
    </style:style>
    <style:style style:name="T771" style:family="text">
      <style:text-properties officeooo:rsid="073727fe"/>
    </style:style>
    <style:style style:name="T772" style:family="text">
      <style:text-properties officeooo:rsid="07390b95"/>
    </style:style>
    <style:style style:name="T773" style:family="text">
      <style:text-properties officeooo:rsid="073cc43a"/>
    </style:style>
    <style:style style:name="T774" style:family="text">
      <style:text-properties officeooo:rsid="073d6416"/>
    </style:style>
    <style:style style:name="T775" style:family="text">
      <style:text-properties officeooo:rsid="073f60ae"/>
    </style:style>
    <style:style style:name="T776" style:family="text">
      <style:text-properties officeooo:rsid="07400827"/>
    </style:style>
    <style:style style:name="T777" style:family="text">
      <style:text-properties officeooo:rsid="074018af"/>
    </style:style>
    <style:style style:name="T778" style:family="text">
      <style:text-properties officeooo:rsid="0740c370"/>
    </style:style>
    <style:style style:name="T779" style:family="text">
      <style:text-properties officeooo:rsid="0741127e"/>
    </style:style>
    <style:style style:name="T780" style:family="text">
      <style:text-properties officeooo:rsid="0742cb23"/>
    </style:style>
    <style:style style:name="T781" style:family="text">
      <style:text-properties officeooo:rsid="07448ac8"/>
    </style:style>
    <style:style style:name="T782" style:family="text">
      <style:text-properties officeooo:rsid="07449890"/>
    </style:style>
    <style:style style:name="T783" style:family="text">
      <style:text-properties officeooo:rsid="0746052f"/>
    </style:style>
    <style:style style:name="T784" style:family="text">
      <style:text-properties officeooo:rsid="074811af"/>
    </style:style>
    <style:style style:name="T785" style:family="text">
      <style:text-properties officeooo:rsid="074b7844"/>
    </style:style>
    <style:style style:name="T786" style:family="text">
      <style:text-properties officeooo:rsid="074dabb9"/>
    </style:style>
    <style:style style:name="T787" style:family="text">
      <style:text-properties officeooo:rsid="075027e6"/>
    </style:style>
    <style:style style:name="T788" style:family="text">
      <style:text-properties officeooo:rsid="0750966a"/>
    </style:style>
    <style:style style:name="T789" style:family="text">
      <style:text-properties officeooo:rsid="0752dee5"/>
    </style:style>
    <style:style style:name="T790" style:family="text">
      <style:text-properties officeooo:rsid="075920e0"/>
    </style:style>
    <style:style style:name="T791" style:family="text">
      <style:text-properties officeooo:rsid="07598a85"/>
    </style:style>
    <style:style style:name="T792" style:family="text">
      <style:text-properties officeooo:rsid="0759a1b2"/>
    </style:style>
    <style:style style:name="T793" style:family="text">
      <style:text-properties officeooo:rsid="0759d3a3"/>
    </style:style>
    <style:style style:name="T794" style:family="text">
      <style:text-properties officeooo:rsid="075ce370"/>
    </style:style>
    <style:style style:name="T795" style:family="text">
      <style:text-properties officeooo:rsid="075d51d0"/>
    </style:style>
    <style:style style:name="T796" style:family="text">
      <style:text-properties officeooo:rsid="075e0569"/>
    </style:style>
    <style:style style:name="T797" style:family="text">
      <style:text-properties officeooo:rsid="075fc138"/>
    </style:style>
    <style:style style:name="T798" style:family="text">
      <style:text-properties officeooo:rsid="075ff862"/>
    </style:style>
    <style:style style:name="T799" style:family="text">
      <style:text-properties officeooo:rsid="07601cd9"/>
    </style:style>
    <style:style style:name="T800" style:family="text">
      <style:text-properties officeooo:rsid="0761e988"/>
    </style:style>
    <style:style style:name="T801" style:family="text">
      <style:text-properties officeooo:rsid="0767c80e"/>
    </style:style>
    <style:style style:name="T802" style:family="text">
      <style:text-properties officeooo:rsid="0769c79d"/>
    </style:style>
    <style:style style:name="T803" style:family="text">
      <style:text-properties officeooo:rsid="076c388a"/>
    </style:style>
    <style:style style:name="T804" style:family="text">
      <style:text-properties officeooo:rsid="0770e6b7"/>
    </style:style>
    <style:style style:name="T805" style:family="text">
      <style:text-properties style:font-weight-asian="bold" style:font-weight-complex="bold"/>
    </style:style>
    <style:style style:name="T806" style:family="text">
      <style:text-properties officeooo:rsid="05d74cd6" style:font-weight-asian="bold" style:font-weight-complex="bold"/>
    </style:style>
    <style:style style:name="T807" style:family="text">
      <style:text-properties officeooo:rsid="07332d8f" style:font-weight-asian="bold" style:font-weight-complex="bold"/>
    </style:style>
    <style:style style:name="T808" style:family="text">
      <style:text-properties officeooo:rsid="06086fbd" style:font-weight-asian="bold" style:font-weight-complex="bold"/>
    </style:style>
    <style:style style:name="T809" style:family="text">
      <style:text-properties officeooo:rsid="0609f852" style:font-weight-asian="bold" style:font-weight-complex="bold"/>
    </style:style>
    <style:style style:name="T810" style:family="text">
      <style:text-properties officeooo:rsid="060ad3d7" style:font-weight-asian="bold" style:font-weight-complex="bold"/>
    </style:style>
    <style:style style:name="T811" style:family="text">
      <style:text-properties officeooo:rsid="0632e3da" style:font-weight-asian="bold" style:font-weight-complex="bold"/>
    </style:style>
    <style:style style:name="T812" style:family="text">
      <style:text-properties officeooo:rsid="0437df6e" style:font-weight-asian="bold" style:font-weight-complex="bold"/>
    </style:style>
    <style:style style:name="T813" style:family="text">
      <style:text-properties officeooo:rsid="0372aeaf" style:font-weight-asian="bold" style:font-weight-complex="bold"/>
    </style:style>
    <style:style style:name="T814" style:family="text">
      <style:text-properties officeooo:rsid="060af3f5" style:font-weight-asian="bold" style:font-weight-complex="bold"/>
    </style:style>
    <style:style style:name="T815" style:family="text">
      <style:text-properties officeooo:rsid="04238af5" style:font-weight-asian="bold" style:font-weight-complex="bold"/>
    </style:style>
    <style:style style:name="T816" style:family="text">
      <style:text-properties officeooo:rsid="060c39b8" style:font-weight-asian="bold" style:font-weight-complex="bold"/>
    </style:style>
    <style:style style:name="T817" style:family="text">
      <style:text-properties officeooo:rsid="03a4e9a6" style:font-weight-asian="bold" style:font-weight-complex="bold"/>
    </style:style>
    <style:style style:name="T818" style:family="text">
      <style:text-properties officeooo:rsid="061f4f9c" style:font-weight-asian="bold" style:font-weight-complex="bold"/>
    </style:style>
    <style:style style:name="T819" style:family="text">
      <style:text-properties officeooo:rsid="06ca7224" style:font-weight-asian="bold" style:font-weight-complex="bold"/>
    </style:style>
    <style:style style:name="T820" style:family="text">
      <style:text-properties officeooo:rsid="0625277d" style:font-weight-asian="bold" style:font-weight-complex="bold"/>
    </style:style>
    <style:style style:name="T821" style:family="text">
      <style:text-properties officeooo:rsid="06cd0ea7" style:font-weight-asian="bold" style:font-weight-complex="bold"/>
    </style:style>
    <style:style style:name="T822" style:family="text">
      <style:text-properties officeooo:rsid="063e9233" style:font-weight-asian="bold" style:font-weight-complex="bold"/>
    </style:style>
    <style:style style:name="T823" style:family="text">
      <style:text-properties officeooo:rsid="061df09b" style:font-weight-asian="bold" style:font-weight-complex="bold"/>
    </style:style>
    <style:style style:name="T824" style:family="text">
      <style:text-properties officeooo:rsid="062f324e" style:font-weight-asian="bold" style:font-weight-complex="bold"/>
    </style:style>
    <style:style style:name="T825" style:family="text">
      <style:text-properties officeooo:rsid="0634c7b6" style:font-weight-asian="bold" style:font-weight-complex="bold"/>
    </style:style>
    <style:style style:name="T826" style:family="text">
      <style:text-properties officeooo:rsid="05f9ba46" style:font-weight-asian="bold" style:font-weight-complex="bold"/>
    </style:style>
    <style:style style:name="T827" style:family="text">
      <style:text-properties officeooo:rsid="06ea7091" style:font-weight-asian="bold" style:font-weight-complex="bold"/>
    </style:style>
    <style:style style:name="T828" style:family="text">
      <style:text-properties officeooo:rsid="042e993b" style:font-weight-asian="bold" style:font-weight-complex="bold"/>
    </style:style>
    <style:style style:name="T829" style:family="text">
      <style:text-properties officeooo:rsid="050bb4ca" style:font-weight-asian="bold" style:font-weight-complex="bold"/>
    </style:style>
    <style:style style:name="T830" style:family="text">
      <style:text-properties officeooo:rsid="051d8c5e" style:font-weight-asian="bold" style:font-weight-complex="bold"/>
    </style:style>
    <style:style style:name="T831" style:family="text">
      <style:text-properties officeooo:rsid="0523a25e" style:font-weight-asian="bold" style:font-weight-complex="bold"/>
    </style:style>
    <style:style style:name="T832" style:family="text">
      <style:text-properties officeooo:rsid="053248e7" style:font-weight-asian="bold" style:font-weight-complex="bold"/>
    </style:style>
    <style:style style:name="T833" style:family="text">
      <style:text-properties officeooo:rsid="05354e78" style:font-weight-asian="bold" style:font-weight-complex="bold"/>
    </style:style>
    <style:style style:name="T834" style:family="text">
      <style:text-properties officeooo:rsid="0537219d" style:font-weight-asian="bold" style:font-weight-complex="bold"/>
    </style:style>
    <style:style style:name="T835" style:family="text">
      <style:text-properties officeooo:rsid="055469f5" style:font-weight-asian="bold" style:font-weight-complex="bold"/>
    </style:style>
    <style:style style:name="T836" style:family="text">
      <style:text-properties officeooo:rsid="05a0a2ac" style:font-weight-asian="bold" style:font-weight-complex="bold"/>
    </style:style>
    <style:style style:name="T837" style:family="text">
      <style:text-properties officeooo:rsid="05d29889" style:font-weight-asian="bold" style:font-weight-complex="bold"/>
    </style:style>
    <style:style style:name="T838" style:family="text">
      <style:text-properties officeooo:rsid="05b8f47d" style:font-weight-asian="bold" style:font-weight-complex="bold"/>
    </style:style>
    <style:style style:name="T839" style:family="text">
      <style:text-properties officeooo:rsid="05c958d4" style:font-weight-asian="bold" style:font-weight-complex="bold"/>
    </style:style>
    <style:style style:name="T840" style:family="text">
      <style:text-properties officeooo:rsid="05e07efd" style:font-weight-asian="bold" style:font-weight-complex="bold"/>
    </style:style>
    <style:style style:name="T841" style:family="text">
      <style:text-properties officeooo:rsid="025caa0e" style:font-weight-asian="bold" style:font-weight-complex="bold"/>
    </style:style>
    <style:style style:name="T842" style:family="text">
      <style:text-properties officeooo:rsid="04d86354" style:font-weight-asian="bold" style:font-weight-complex="bold"/>
    </style:style>
    <style:style style:name="T843" style:family="text">
      <style:text-properties officeooo:rsid="04de7130" style:font-weight-asian="bold" style:font-weight-complex="bold"/>
    </style:style>
    <style:style style:name="T844" style:family="text">
      <style:text-properties officeooo:rsid="0753718c" style:font-weight-asian="bold" style:font-weight-complex="bold"/>
    </style:style>
    <style:style style:name="T845" style:family="text">
      <style:text-properties officeooo:rsid="07550873" style:font-weight-asian="bold" style:font-weight-complex="bold"/>
    </style:style>
    <style:style style:name="T846" style:family="text">
      <style:text-properties officeooo:rsid="04bf7578" style:font-weight-asian="bold" style:font-weight-complex="bold"/>
    </style:style>
    <style:style style:name="T847" style:family="text">
      <style:text-properties officeooo:rsid="04b6c830" style:font-weight-asian="bold" style:font-weight-complex="bold"/>
    </style:style>
    <style:style style:name="T848" style:family="text">
      <style:text-properties officeooo:rsid="0766af6c" style:font-weight-asian="bold" style:font-weight-complex="bold"/>
    </style:style>
    <style:style style:name="T849" style:family="text">
      <style:text-properties officeooo:rsid="0767c80e" style:font-weight-asian="bold" style:font-weight-complex="bold"/>
    </style:style>
    <style:style style:name="T850" style:family="text">
      <style:text-properties officeooo:rsid="07598a85" style:font-weight-asian="bold" style:font-weight-complex="bold"/>
    </style:style>
    <style:style style:name="T851" style:family="text">
      <style:text-properties officeooo:rsid="0759d3a3" style:font-weight-asian="bold" style:font-weight-complex="bold"/>
    </style:style>
    <style:style style:name="T852" style:family="text">
      <style:text-properties officeooo:rsid="075fc138" style:font-weight-asian="bold" style:font-weight-complex="bold"/>
    </style:style>
    <style:style style:name="T853" style:family="text">
      <style:text-properties officeooo:rsid="014cf5a9" style:font-weight-asian="bold" style:font-weight-complex="bold"/>
    </style:style>
    <style:style style:name="T854" style:family="text">
      <style:text-properties officeooo:rsid="02b3acad" style:font-weight-asian="bold" style:font-weight-complex="bold"/>
    </style:style>
    <style:style style:name="T855" style:family="text">
      <style:text-properties officeooo:rsid="02c27374" style:font-weight-asian="bold" style:font-weight-complex="bold"/>
    </style:style>
    <style:style style:name="T856" style:family="text">
      <style:text-properties officeooo:rsid="02d7f4b0" style:font-weight-asian="bold" style:font-weight-complex="bold"/>
    </style:style>
    <style:style style:name="T857" style:family="text">
      <style:text-properties officeooo:rsid="02e6e887" style:font-weight-asian="bold" style:font-weight-complex="bold"/>
    </style:style>
    <style:style style:name="T858" style:family="text">
      <style:text-properties officeooo:rsid="0118a6a6" style:font-weight-asian="bold" style:font-weight-complex="bold"/>
    </style:style>
    <style:style style:name="T859" style:family="text">
      <style:text-properties officeooo:rsid="0118e77e" style:font-weight-asian="bold" style:font-weight-complex="bold"/>
    </style:style>
    <style:style style:name="T860" style:family="text">
      <style:text-properties officeooo:rsid="01d4361f" style:font-weight-asian="bold" style:font-weight-complex="bold"/>
    </style:style>
    <style:style style:name="T861" style:family="text">
      <style:text-properties officeooo:rsid="0120ea38" style:font-weight-asian="bold" style:font-weight-complex="bold"/>
    </style:style>
    <style:style style:name="T862" style:family="text">
      <style:text-properties officeooo:rsid="01311a80" style:font-weight-asian="bold" style:font-weight-complex="bold"/>
    </style:style>
    <style:style style:name="T863" style:family="text">
      <style:text-properties officeooo:rsid="01318492" style:font-weight-asian="bold" style:font-weight-complex="bold"/>
    </style:style>
    <style:style style:name="T864" style:family="text">
      <style:text-properties officeooo:rsid="01384f38" style:font-weight-asian="bold" style:font-weight-complex="bold"/>
    </style:style>
    <style:style style:name="T865" style:family="text">
      <style:text-properties officeooo:rsid="0133721b" style:font-weight-asian="bold" style:font-weight-complex="bold"/>
    </style:style>
    <style:style style:name="T866" style:family="text">
      <style:text-properties officeooo:rsid="013de234" style:font-weight-asian="bold" style:font-weight-complex="bold"/>
    </style:style>
    <style:style style:name="T867" style:family="text">
      <style:text-properties officeooo:rsid="01438800" style:font-weight-asian="bold" style:font-weight-complex="bold"/>
    </style:style>
    <style:style style:name="T868" style:family="text">
      <style:text-properties officeooo:rsid="014feb0b" style:font-weight-asian="bold" style:font-weight-complex="bold"/>
    </style:style>
    <style:style style:name="T869" style:family="text">
      <style:text-properties officeooo:rsid="0173fa91" style:font-weight-asian="bold" style:font-weight-complex="bold"/>
    </style:style>
    <style:style style:name="T870" style:family="text">
      <style:text-properties officeooo:rsid="017a0847" style:font-weight-asian="bold" style:font-weight-complex="bold"/>
    </style:style>
    <style:style style:name="T871" style:family="text">
      <style:text-properties officeooo:rsid="017aa7f2" style:font-weight-asian="bold" style:font-weight-complex="bold"/>
    </style:style>
    <style:style style:name="T872" style:family="text">
      <style:text-properties officeooo:rsid="019ce3cc" style:font-weight-asian="bold" style:font-weight-complex="bold"/>
    </style:style>
    <style:style style:name="T873" style:family="text">
      <style:text-properties officeooo:rsid="019e2b1f" style:font-weight-asian="bold" style:font-weight-complex="bold"/>
    </style:style>
    <style:style style:name="T874" style:family="text">
      <style:text-properties officeooo:rsid="01bf3ed5" style:font-weight-asian="bold" style:font-weight-complex="bold"/>
    </style:style>
    <style:style style:name="T875" style:family="text">
      <style:text-properties officeooo:rsid="02227558" style:font-weight-asian="bold" style:font-weight-complex="bold"/>
    </style:style>
    <style:style style:name="T876" style:family="text">
      <style:text-properties officeooo:rsid="0830bbed" style:font-weight-asian="bold" style:font-weight-complex="bold"/>
    </style:style>
    <style:style style:name="T877" style:family="text">
      <style:text-properties officeooo:rsid="09582543" style:font-weight-asian="bold" style:font-weight-complex="bold"/>
    </style:style>
    <style:style style:name="T878" style:family="text">
      <style:text-properties officeooo:rsid="09582648" style:font-weight-asian="bold" style:font-weight-complex="bold"/>
    </style:style>
    <style:style style:name="T879" style:family="text">
      <style:text-properties officeooo:rsid="09602b06" style:font-weight-asian="bold" style:font-weight-complex="bold"/>
    </style:style>
    <style:style style:name="T880" style:family="text">
      <style:text-properties officeooo:rsid="096699c3" style:font-weight-asian="bold" style:font-weight-complex="bold"/>
    </style:style>
    <style:style style:name="T881" style:family="text">
      <style:text-properties officeooo:rsid="0975b3ad" style:font-weight-asian="bold" style:font-weight-complex="bold"/>
    </style:style>
    <style:style style:name="T882" style:family="text">
      <style:text-properties officeooo:rsid="0976943b" style:font-weight-asian="bold" style:font-weight-complex="bold"/>
    </style:style>
    <style:style style:name="T883" style:family="text">
      <style:text-properties officeooo:rsid="098139f5" style:font-weight-asian="bold" style:font-weight-complex="bold"/>
    </style:style>
    <style:style style:name="T884" style:family="text">
      <style:text-properties officeooo:rsid="00ea2ee5" style:font-size-asian="12pt" style:font-weight-asian="bold" style:font-size-complex="12pt" style:font-weight-complex="bold"/>
    </style:style>
    <style:style style:name="T885" style:family="text">
      <style:text-properties officeooo:rsid="079340a9"/>
    </style:style>
    <style:style style:name="T886" style:family="text">
      <style:text-properties officeooo:rsid="07943d53"/>
    </style:style>
    <style:style style:name="T887" style:family="text">
      <style:text-properties officeooo:rsid="07a0537a"/>
    </style:style>
    <style:style style:name="T888" style:family="text">
      <style:text-properties officeooo:rsid="07a8a14b"/>
    </style:style>
    <style:style style:name="T889" style:family="text">
      <style:text-properties officeooo:rsid="07aa0252"/>
    </style:style>
    <style:style style:name="T890" style:family="text">
      <style:text-properties officeooo:rsid="07b0c38b"/>
    </style:style>
    <style:style style:name="T891" style:family="text">
      <style:text-properties officeooo:rsid="07b729ce"/>
    </style:style>
    <style:style style:name="T892" style:family="text">
      <style:text-properties officeooo:rsid="07b896f7"/>
    </style:style>
    <style:style style:name="T893" style:family="text">
      <style:text-properties officeooo:rsid="07b93712"/>
    </style:style>
    <style:style style:name="T894" style:family="text">
      <style:text-properties officeooo:rsid="07bd6177"/>
    </style:style>
    <style:style style:name="T895" style:family="text">
      <style:text-properties officeooo:rsid="07bd96ca"/>
    </style:style>
    <style:style style:name="T896" style:family="text">
      <style:text-properties officeooo:rsid="07be8631"/>
    </style:style>
    <style:style style:name="T897" style:family="text">
      <style:text-properties officeooo:rsid="07bf300a"/>
    </style:style>
    <style:style style:name="T898" style:family="text">
      <style:text-properties officeooo:rsid="07bf79f7"/>
    </style:style>
    <style:style style:name="T899" style:family="text">
      <style:text-properties officeooo:rsid="07c16ce6"/>
    </style:style>
    <style:style style:name="T900" style:family="text">
      <style:text-properties officeooo:rsid="07c27967"/>
    </style:style>
    <style:style style:name="T901" style:family="text">
      <style:text-properties officeooo:rsid="07c7fe8f"/>
    </style:style>
    <style:style style:name="T902" style:family="text">
      <style:text-properties officeooo:rsid="07c8c7e4"/>
    </style:style>
    <style:style style:name="T903" style:family="text">
      <style:text-properties officeooo:rsid="07cb4b54"/>
    </style:style>
    <style:style style:name="T904" style:family="text">
      <style:text-properties officeooo:rsid="07ce040e"/>
    </style:style>
    <style:style style:name="T905" style:family="text">
      <style:text-properties officeooo:rsid="07ce0f00"/>
    </style:style>
    <style:style style:name="T906" style:family="text">
      <style:text-properties officeooo:rsid="07cf7bcd"/>
    </style:style>
    <style:style style:name="T907" style:family="text">
      <style:text-properties officeooo:rsid="07d41262"/>
    </style:style>
    <style:style style:name="T908" style:family="text">
      <style:text-properties officeooo:rsid="07d5633c"/>
    </style:style>
    <style:style style:name="T909" style:family="text">
      <style:text-properties officeooo:rsid="07d5843b"/>
    </style:style>
    <style:style style:name="T910" style:family="text">
      <style:text-properties officeooo:rsid="07d69de3"/>
    </style:style>
    <style:style style:name="T911" style:family="text">
      <style:text-properties officeooo:rsid="07d82fd4"/>
    </style:style>
    <style:style style:name="T912" style:family="text">
      <style:text-properties officeooo:rsid="07da0771"/>
    </style:style>
    <style:style style:name="T913" style:family="text">
      <style:text-properties officeooo:rsid="07dcfb14"/>
    </style:style>
    <style:style style:name="T914" style:family="text">
      <style:text-properties officeooo:rsid="07dfc171"/>
    </style:style>
    <style:style style:name="T915" style:family="text">
      <style:text-properties officeooo:rsid="07e1abd0"/>
    </style:style>
    <style:style style:name="T916" style:family="text">
      <style:text-properties officeooo:rsid="07e5f11c"/>
    </style:style>
    <style:style style:name="T917" style:family="text">
      <style:text-properties officeooo:rsid="07e7abec"/>
    </style:style>
    <style:style style:name="T918" style:family="text">
      <style:text-properties officeooo:rsid="07e7d761"/>
    </style:style>
    <style:style style:name="T919" style:family="text">
      <style:text-properties officeooo:rsid="07e87943"/>
    </style:style>
    <style:style style:name="T920" style:family="text">
      <style:text-properties officeooo:rsid="07ea724b"/>
    </style:style>
    <style:style style:name="T921" style:family="text">
      <style:text-properties officeooo:rsid="07eb58b1"/>
    </style:style>
    <style:style style:name="T922" style:family="text">
      <style:text-properties officeooo:rsid="07ec9397"/>
    </style:style>
    <style:style style:name="T923" style:family="text">
      <style:text-properties officeooo:rsid="07edaf0c"/>
    </style:style>
    <style:style style:name="T924" style:family="text">
      <style:text-properties officeooo:rsid="07edb52c"/>
    </style:style>
    <style:style style:name="T925" style:family="text">
      <style:text-properties officeooo:rsid="07eeae75"/>
    </style:style>
    <style:style style:name="T926" style:family="text">
      <style:text-properties officeooo:rsid="07ef765f"/>
    </style:style>
    <style:style style:name="T927" style:family="text">
      <style:text-properties officeooo:rsid="07f12425"/>
    </style:style>
    <style:style style:name="T928" style:family="text">
      <style:text-properties officeooo:rsid="07f22e13"/>
    </style:style>
    <style:style style:name="T929" style:family="text">
      <style:text-properties officeooo:rsid="07f3ee20"/>
    </style:style>
    <style:style style:name="T930" style:family="text">
      <style:text-properties officeooo:rsid="07f4568f"/>
    </style:style>
    <style:style style:name="T931" style:family="text">
      <style:text-properties officeooo:rsid="07f53974"/>
    </style:style>
    <style:style style:name="T932" style:family="text">
      <style:text-properties officeooo:rsid="07f68ce8"/>
    </style:style>
    <style:style style:name="T933" style:family="text">
      <style:text-properties officeooo:rsid="07f7a56a"/>
    </style:style>
    <style:style style:name="T934" style:family="text">
      <style:text-properties officeooo:rsid="07f87ada"/>
    </style:style>
    <style:style style:name="T935" style:family="text">
      <style:text-properties officeooo:rsid="07fb9066"/>
    </style:style>
    <style:style style:name="T936" style:family="text">
      <style:text-properties officeooo:rsid="07fbbbfd"/>
    </style:style>
    <style:style style:name="T937" style:family="text">
      <style:text-properties officeooo:rsid="07fd6c70"/>
    </style:style>
    <style:style style:name="T938" style:family="text">
      <style:text-properties officeooo:rsid="07fee197"/>
    </style:style>
    <style:style style:name="T939" style:family="text">
      <style:text-properties officeooo:rsid="07ffbc24"/>
    </style:style>
    <style:style style:name="T940" style:family="text">
      <style:text-properties officeooo:rsid="07ffdc71"/>
    </style:style>
    <style:style style:name="T941" style:family="text">
      <style:text-properties officeooo:rsid="08000b39"/>
    </style:style>
    <style:style style:name="T942" style:family="text">
      <style:text-properties officeooo:rsid="0801f095"/>
    </style:style>
    <style:style style:name="T943" style:family="text">
      <style:text-properties officeooo:rsid="0802bf6a"/>
    </style:style>
    <style:style style:name="T944" style:family="text">
      <style:text-properties officeooo:rsid="080395a1"/>
    </style:style>
    <style:style style:name="T945" style:family="text">
      <style:text-properties officeooo:rsid="0806b93d"/>
    </style:style>
    <style:style style:name="T946" style:family="text">
      <style:text-properties officeooo:rsid="08091ec0"/>
    </style:style>
    <style:style style:name="T947" style:family="text">
      <style:text-properties officeooo:rsid="080bc407"/>
    </style:style>
    <style:style style:name="T948" style:family="text">
      <style:text-properties officeooo:rsid="080fba1e"/>
    </style:style>
    <style:style style:name="T949" style:family="text">
      <style:text-properties officeooo:rsid="0812832f"/>
    </style:style>
    <style:style style:name="T950" style:family="text">
      <style:text-properties officeooo:rsid="08137b70"/>
    </style:style>
    <style:style style:name="T951" style:family="text">
      <style:text-properties officeooo:rsid="0814d3fd"/>
    </style:style>
    <style:style style:name="T952" style:family="text">
      <style:text-properties officeooo:rsid="0817a2eb"/>
    </style:style>
    <style:style style:name="T953" style:family="text">
      <style:text-properties officeooo:rsid="08195eda"/>
    </style:style>
    <style:style style:name="T954" style:family="text">
      <style:text-properties officeooo:rsid="081a0aa8"/>
    </style:style>
    <style:style style:name="T955" style:family="text">
      <style:text-properties officeooo:rsid="081bec56"/>
    </style:style>
    <style:style style:name="T956" style:family="text">
      <style:text-properties officeooo:rsid="081c1144"/>
    </style:style>
    <style:style style:name="T957" style:family="text">
      <style:text-properties officeooo:rsid="081caec0"/>
    </style:style>
    <style:style style:name="T958" style:family="text">
      <style:text-properties officeooo:rsid="081d68db"/>
    </style:style>
    <style:style style:name="T959" style:family="text">
      <style:text-properties officeooo:rsid="082122bf"/>
    </style:style>
    <style:style style:name="T960" style:family="text">
      <style:text-properties officeooo:rsid="0822c67e"/>
    </style:style>
    <style:style style:name="T961" style:family="text">
      <style:text-properties officeooo:rsid="0827e8f0"/>
    </style:style>
    <style:style style:name="T962" style:family="text">
      <style:text-properties officeooo:rsid="08292718"/>
    </style:style>
    <style:style style:name="T963" style:family="text">
      <style:text-properties officeooo:rsid="082a2123"/>
    </style:style>
    <style:style style:name="T964" style:family="text">
      <style:text-properties officeooo:rsid="0832a904"/>
    </style:style>
    <style:style style:name="T965" style:family="text">
      <style:text-properties officeooo:rsid="03f3db74"/>
    </style:style>
    <style:style style:name="T966" style:family="text">
      <style:text-properties officeooo:rsid="083e46f7"/>
    </style:style>
    <style:style style:name="T967" style:family="text">
      <style:text-properties officeooo:rsid="02cab066"/>
    </style:style>
    <style:style style:name="T968" style:family="text">
      <style:text-properties officeooo:rsid="083e787c"/>
    </style:style>
    <style:style style:name="T969" style:family="text">
      <style:text-properties officeooo:rsid="0840593f"/>
    </style:style>
    <style:style style:name="T970" style:family="text">
      <style:text-properties officeooo:rsid="08414ae1"/>
    </style:style>
    <style:style style:name="T971" style:family="text">
      <style:text-properties officeooo:rsid="084270b7"/>
    </style:style>
    <style:style style:name="T972" style:family="text">
      <style:text-properties officeooo:rsid="08446432"/>
    </style:style>
    <style:style style:name="T973" style:family="text">
      <style:text-properties officeooo:rsid="0845f5a3"/>
    </style:style>
    <style:style style:name="T974" style:family="text">
      <style:text-properties officeooo:rsid="08493dba"/>
    </style:style>
    <style:style style:name="T975" style:family="text">
      <style:text-properties officeooo:rsid="084bf5e0"/>
    </style:style>
    <style:style style:name="T976" style:family="text">
      <style:text-properties officeooo:rsid="084cfa00"/>
    </style:style>
    <style:style style:name="T977" style:family="text">
      <style:text-properties officeooo:rsid="084e5390"/>
    </style:style>
    <style:style style:name="T978" style:family="text">
      <style:text-properties officeooo:rsid="08505a1a"/>
    </style:style>
    <style:style style:name="T979" style:family="text">
      <style:text-properties officeooo:rsid="08542f14"/>
    </style:style>
    <style:style style:name="T980" style:family="text">
      <style:text-properties officeooo:rsid="08552323"/>
    </style:style>
    <style:style style:name="T981" style:family="text">
      <style:text-properties officeooo:rsid="0858963c"/>
    </style:style>
    <style:style style:name="T982" style:family="text">
      <style:text-properties officeooo:rsid="0858d414"/>
    </style:style>
    <style:style style:name="T983" style:family="text">
      <style:text-properties officeooo:rsid="085a3191"/>
    </style:style>
    <style:style style:name="T984" style:family="text">
      <style:text-properties officeooo:rsid="085ac14a"/>
    </style:style>
    <style:style style:name="T985" style:family="text">
      <style:text-properties officeooo:rsid="085ca051"/>
    </style:style>
    <style:style style:name="T986" style:family="text">
      <style:text-properties officeooo:rsid="085e8842"/>
    </style:style>
    <style:style style:name="T987" style:family="text">
      <style:text-properties officeooo:rsid="086392ec"/>
    </style:style>
    <style:style style:name="T988" style:family="text">
      <style:text-properties officeooo:rsid="0865900f"/>
    </style:style>
    <style:style style:name="T989" style:family="text">
      <style:text-properties officeooo:rsid="086634fb"/>
    </style:style>
    <style:style style:name="T990" style:family="text">
      <style:text-properties officeooo:rsid="0869d2bd"/>
    </style:style>
    <style:style style:name="T991" style:family="text">
      <style:text-properties officeooo:rsid="086a5e9c"/>
    </style:style>
    <style:style style:name="T992" style:family="text">
      <style:text-properties officeooo:rsid="086d03d7"/>
    </style:style>
    <style:style style:name="T993" style:family="text">
      <style:text-properties officeooo:rsid="086e178e"/>
    </style:style>
    <style:style style:name="T994" style:family="text">
      <style:text-properties officeooo:rsid="086ff0fa"/>
    </style:style>
    <style:style style:name="T995" style:family="text">
      <style:text-properties officeooo:rsid="087290ff"/>
    </style:style>
    <style:style style:name="T996" style:family="text">
      <style:text-properties officeooo:rsid="087306ba"/>
    </style:style>
    <style:style style:name="T997" style:family="text">
      <style:text-properties officeooo:rsid="0874e748"/>
    </style:style>
    <style:style style:name="T998" style:family="text">
      <style:text-properties officeooo:rsid="087593c4"/>
    </style:style>
    <style:style style:name="T999" style:family="text">
      <style:text-properties officeooo:rsid="087921da"/>
    </style:style>
    <style:style style:name="T1000" style:family="text">
      <style:text-properties officeooo:rsid="087a0a4f"/>
    </style:style>
    <style:style style:name="T1001" style:family="text">
      <style:text-properties officeooo:rsid="087a12f4"/>
    </style:style>
    <style:style style:name="T1002" style:family="text">
      <style:text-properties officeooo:rsid="087b1727"/>
    </style:style>
    <style:style style:name="T1003" style:family="text">
      <style:text-properties officeooo:rsid="087d18ca"/>
    </style:style>
    <style:style style:name="T1004" style:family="text">
      <style:text-properties officeooo:rsid="087d3abf"/>
    </style:style>
    <style:style style:name="T1005" style:family="text">
      <style:text-properties officeooo:rsid="087f2f39"/>
    </style:style>
    <style:style style:name="T1006" style:family="text">
      <style:text-properties officeooo:rsid="087f6eae"/>
    </style:style>
    <style:style style:name="T1007" style:family="text">
      <style:text-properties officeooo:rsid="088113a0"/>
    </style:style>
    <style:style style:name="T1008" style:family="text">
      <style:text-properties officeooo:rsid="08825cee"/>
    </style:style>
    <style:style style:name="T1009" style:family="text">
      <style:text-properties officeooo:rsid="08828c49"/>
    </style:style>
    <style:style style:name="T1010" style:family="text">
      <style:text-properties officeooo:rsid="088516da"/>
    </style:style>
    <style:style style:name="T1011" style:family="text">
      <style:text-properties officeooo:rsid="08874e19"/>
    </style:style>
    <style:style style:name="T1012" style:family="text">
      <style:text-properties officeooo:rsid="088978d3"/>
    </style:style>
    <style:style style:name="T1013" style:family="text">
      <style:text-properties officeooo:rsid="088b5b26"/>
    </style:style>
    <style:style style:name="T1014" style:family="text">
      <style:text-properties officeooo:rsid="088c64a6"/>
    </style:style>
    <style:style style:name="T1015" style:family="text">
      <style:text-properties officeooo:rsid="088d258e"/>
    </style:style>
    <style:style style:name="T1016" style:family="text">
      <style:text-properties officeooo:rsid="088e08f4"/>
    </style:style>
    <style:style style:name="T1017" style:family="text">
      <style:text-properties officeooo:rsid="0890b8c4"/>
    </style:style>
    <style:style style:name="T1018" style:family="text">
      <style:text-properties officeooo:rsid="08925cc5"/>
    </style:style>
    <style:style style:name="T1019" style:family="text">
      <style:text-properties officeooo:rsid="08928c6c"/>
    </style:style>
    <style:style style:name="T1020" style:family="text">
      <style:text-properties officeooo:rsid="089539aa"/>
    </style:style>
    <style:style style:name="T1021" style:family="text">
      <style:text-properties officeooo:rsid="089687aa"/>
    </style:style>
    <style:style style:name="T1022" style:family="text">
      <style:text-properties officeooo:rsid="0896acde"/>
    </style:style>
    <style:style style:name="T1023" style:family="text">
      <style:text-properties officeooo:rsid="0899d6d5"/>
    </style:style>
    <style:style style:name="T1024" style:family="text">
      <style:text-properties officeooo:rsid="089a7954"/>
    </style:style>
    <style:style style:name="T1025" style:family="text">
      <style:text-properties officeooo:rsid="089dd5ba"/>
    </style:style>
    <style:style style:name="T1026" style:family="text">
      <style:text-properties officeooo:rsid="089fff8f"/>
    </style:style>
    <style:style style:name="T1027" style:family="text">
      <style:text-properties officeooo:rsid="08a172bf"/>
    </style:style>
    <style:style style:name="T1028" style:family="text">
      <style:text-properties officeooo:rsid="08a2a082"/>
    </style:style>
    <style:style style:name="T1029" style:family="text">
      <style:text-properties officeooo:rsid="08a46e41"/>
    </style:style>
    <style:style style:name="T1030" style:family="text">
      <style:text-properties officeooo:rsid="08a66b1d"/>
    </style:style>
    <style:style style:name="T1031" style:family="text">
      <style:text-properties officeooo:rsid="08aa0307"/>
    </style:style>
    <style:style style:name="T1032" style:family="text">
      <style:text-properties officeooo:rsid="08ab5a51"/>
    </style:style>
    <style:style style:name="T1033" style:family="text">
      <style:text-properties officeooo:rsid="08acf39a"/>
    </style:style>
    <style:style style:name="T1034" style:family="text">
      <style:text-properties officeooo:rsid="08ae6576"/>
    </style:style>
    <style:style style:name="T1035" style:family="text">
      <style:text-properties officeooo:rsid="08af039e"/>
    </style:style>
    <style:style style:name="T1036" style:family="text">
      <style:text-properties officeooo:rsid="08b001a2"/>
    </style:style>
    <style:style style:name="T1037" style:family="text">
      <style:text-properties officeooo:rsid="08b136a8"/>
    </style:style>
    <style:style style:name="T1038" style:family="text">
      <style:text-properties officeooo:rsid="08b36d74"/>
    </style:style>
    <style:style style:name="T1039" style:family="text">
      <style:text-properties officeooo:rsid="08b3d34f"/>
    </style:style>
    <style:style style:name="T1040" style:family="text">
      <style:text-properties officeooo:rsid="08b59f09"/>
    </style:style>
    <style:style style:name="T1041" style:family="text">
      <style:text-properties officeooo:rsid="08b5bdc5"/>
    </style:style>
    <style:style style:name="T1042" style:family="text">
      <style:text-properties officeooo:rsid="08b82b3d"/>
    </style:style>
    <style:style style:name="T1043" style:family="text">
      <style:text-properties officeooo:rsid="08b8d286"/>
    </style:style>
    <style:style style:name="T1044" style:family="text">
      <style:text-properties officeooo:rsid="08b93abe"/>
    </style:style>
    <style:style style:name="T1045" style:family="text">
      <style:text-properties officeooo:rsid="08bd1e55"/>
    </style:style>
    <style:style style:name="T1046" style:family="text">
      <style:text-properties officeooo:rsid="08bf140f"/>
    </style:style>
    <style:style style:name="T1047" style:family="text">
      <style:text-properties officeooo:rsid="08bf3a67"/>
    </style:style>
    <style:style style:name="T1048" style:family="text">
      <style:text-properties officeooo:rsid="08bfcd67"/>
    </style:style>
    <style:style style:name="T1049" style:family="text">
      <style:text-properties officeooo:rsid="08c12692"/>
    </style:style>
    <style:style style:name="T1050" style:family="text">
      <style:text-properties officeooo:rsid="08cbda9e"/>
    </style:style>
    <style:style style:name="T1051" style:family="text">
      <style:text-properties officeooo:rsid="08ce8d1a"/>
    </style:style>
    <style:style style:name="T1052" style:family="text">
      <style:text-properties officeooo:rsid="08cf8749"/>
    </style:style>
    <style:style style:name="T1053" style:family="text">
      <style:text-properties officeooo:rsid="08d35a7d"/>
    </style:style>
    <style:style style:name="T1054" style:family="text">
      <style:text-properties officeooo:rsid="08d53d8c"/>
    </style:style>
    <style:style style:name="T1055" style:family="text">
      <style:text-properties officeooo:rsid="08d617ea"/>
    </style:style>
    <style:style style:name="T1056" style:family="text">
      <style:text-properties officeooo:rsid="08deb17f"/>
    </style:style>
    <style:style style:name="T1057" style:family="text">
      <style:text-properties officeooo:rsid="08dfc2f1"/>
    </style:style>
    <style:style style:name="T1058" style:family="text">
      <style:text-properties officeooo:rsid="08e17f29"/>
    </style:style>
    <style:style style:name="T1059" style:family="text">
      <style:text-properties officeooo:rsid="08e184d6"/>
    </style:style>
    <style:style style:name="T1060" style:family="text">
      <style:text-properties officeooo:rsid="08e6ddf6"/>
    </style:style>
    <style:style style:name="T1061" style:family="text">
      <style:text-properties officeooo:rsid="08e7720d"/>
    </style:style>
    <style:style style:name="T1062" style:family="text">
      <style:text-properties officeooo:rsid="08e7fa60"/>
    </style:style>
    <style:style style:name="T1063" style:family="text">
      <style:text-properties officeooo:rsid="08e99531"/>
    </style:style>
    <style:style style:name="T1064" style:family="text">
      <style:text-properties officeooo:rsid="08ec32c1"/>
    </style:style>
    <style:style style:name="T1065" style:family="text">
      <style:text-properties officeooo:rsid="08f82700"/>
    </style:style>
    <style:style style:name="T1066" style:family="text">
      <style:text-properties officeooo:rsid="08f89a21"/>
    </style:style>
    <style:style style:name="T1067" style:family="text">
      <style:text-properties officeooo:rsid="08f8a93a"/>
    </style:style>
    <style:style style:name="T1068" style:family="text">
      <style:text-properties officeooo:rsid="08fc6d86"/>
    </style:style>
    <style:style style:name="T1069" style:family="text">
      <style:text-properties officeooo:rsid="08fdd2d0"/>
    </style:style>
    <style:style style:name="T1070" style:family="text">
      <style:text-properties officeooo:rsid="08ff4a6c"/>
    </style:style>
    <style:style style:name="T1071" style:family="text">
      <style:text-properties officeooo:rsid="08ffea82"/>
    </style:style>
    <style:style style:name="T1072" style:family="text">
      <style:text-properties officeooo:rsid="0907685b"/>
    </style:style>
    <style:style style:name="T1073" style:family="text">
      <style:text-properties officeooo:rsid="09092fae"/>
    </style:style>
    <style:style style:name="T1074" style:family="text">
      <style:text-properties officeooo:rsid="090a81f0"/>
    </style:style>
    <style:style style:name="T1075" style:family="text">
      <style:text-properties officeooo:rsid="090d20ae"/>
    </style:style>
    <style:style style:name="T1076" style:family="text">
      <style:text-properties officeooo:rsid="091162cc"/>
    </style:style>
    <style:style style:name="T1077" style:family="text">
      <style:text-properties officeooo:rsid="09124caa"/>
    </style:style>
    <style:style style:name="T1078" style:family="text">
      <style:text-properties officeooo:rsid="09139e05"/>
    </style:style>
    <style:style style:name="T1079" style:family="text">
      <style:text-properties officeooo:rsid="09151866"/>
    </style:style>
    <style:style style:name="T1080" style:family="text">
      <style:text-properties officeooo:rsid="0916e88d"/>
    </style:style>
    <style:style style:name="T1081" style:family="text">
      <style:text-properties officeooo:rsid="0917906c"/>
    </style:style>
    <style:style style:name="T1082" style:family="text">
      <style:text-properties officeooo:rsid="091af1fc"/>
    </style:style>
    <style:style style:name="T1083" style:family="text">
      <style:text-properties officeooo:rsid="091c1e47"/>
    </style:style>
    <style:style style:name="T1084" style:family="text">
      <style:text-properties officeooo:rsid="091d25f8"/>
    </style:style>
    <style:style style:name="T1085" style:family="text">
      <style:text-properties officeooo:rsid="091dfcce"/>
    </style:style>
    <style:style style:name="T1086" style:family="text">
      <style:text-properties officeooo:rsid="091f6557"/>
    </style:style>
    <style:style style:name="T1087" style:family="text">
      <style:text-properties officeooo:rsid="092370f8"/>
    </style:style>
    <style:style style:name="T1088" style:family="text">
      <style:text-properties officeooo:rsid="0924b8ed"/>
    </style:style>
    <style:style style:name="T1089" style:family="text">
      <style:text-properties officeooo:rsid="09260fd6"/>
    </style:style>
    <style:style style:name="T1090" style:family="text">
      <style:text-properties officeooo:rsid="0926c302"/>
    </style:style>
    <style:style style:name="T1091" style:family="text">
      <style:text-properties officeooo:rsid="0928c144"/>
    </style:style>
    <style:style style:name="T1092" style:family="text">
      <style:text-properties officeooo:rsid="092da239"/>
    </style:style>
    <style:style style:name="T1093" style:family="text">
      <style:text-properties officeooo:rsid="092e9839"/>
    </style:style>
    <style:style style:name="T1094" style:family="text">
      <style:text-properties officeooo:rsid="092f7ffa"/>
    </style:style>
    <style:style style:name="T1095" style:family="text">
      <style:text-properties officeooo:rsid="09313398"/>
    </style:style>
    <style:style style:name="T1096" style:family="text">
      <style:text-properties officeooo:rsid="0932cd0b"/>
    </style:style>
    <style:style style:name="T1097" style:family="text">
      <style:text-properties officeooo:rsid="093405eb"/>
    </style:style>
    <style:style style:name="T1098" style:family="text">
      <style:text-properties officeooo:rsid="093605c9"/>
    </style:style>
    <style:style style:name="T1099" style:family="text">
      <style:text-properties officeooo:rsid="09372ee8"/>
    </style:style>
    <style:style style:name="T1100" style:family="text">
      <style:text-properties officeooo:rsid="09379c7e"/>
    </style:style>
    <style:style style:name="T1101" style:family="text">
      <style:text-properties officeooo:rsid="09397865"/>
    </style:style>
    <style:style style:name="T1102" style:family="text">
      <style:text-properties officeooo:rsid="093a1e20"/>
    </style:style>
    <style:style style:name="T1103" style:family="text">
      <style:text-properties officeooo:rsid="093b5601"/>
    </style:style>
    <style:style style:name="T1104" style:family="text">
      <style:text-properties officeooo:rsid="09413357"/>
    </style:style>
    <style:style style:name="T1105" style:family="text">
      <style:text-properties officeooo:rsid="09421b2d"/>
    </style:style>
    <style:style style:name="T1106" style:family="text">
      <style:text-properties officeooo:rsid="094366ac"/>
    </style:style>
    <style:style style:name="T1107" style:family="text">
      <style:text-properties officeooo:rsid="0944aa60"/>
    </style:style>
    <style:style style:name="T1108" style:family="text">
      <style:text-properties officeooo:rsid="0946c1e2"/>
    </style:style>
    <style:style style:name="T1109" style:family="text">
      <style:text-properties officeooo:rsid="09480e95"/>
    </style:style>
    <style:style style:name="T1110" style:family="text">
      <style:text-properties officeooo:rsid="094c25fe"/>
    </style:style>
    <style:style style:name="T1111" style:family="text">
      <style:text-properties officeooo:rsid="094d60b9"/>
    </style:style>
    <style:style style:name="T1112" style:family="text">
      <style:text-properties officeooo:rsid="094e524e"/>
    </style:style>
    <style:style style:name="T1113" style:family="text">
      <style:text-properties officeooo:rsid="094ff7f2"/>
    </style:style>
    <style:style style:name="T1114" style:family="text">
      <style:text-properties officeooo:rsid="0951813b"/>
    </style:style>
    <style:style style:name="T1115" style:family="text">
      <style:text-properties officeooo:rsid="095251d5"/>
    </style:style>
    <style:style style:name="T1116" style:family="text">
      <style:text-properties officeooo:rsid="0953fc00"/>
    </style:style>
    <style:style style:name="T1117" style:family="text">
      <style:text-properties officeooo:rsid="09543191"/>
    </style:style>
    <style:style style:name="T1118" style:family="text">
      <style:text-properties officeooo:rsid="095713c9"/>
    </style:style>
    <style:style style:name="T1119" style:family="text">
      <style:text-properties officeooo:rsid="09582543"/>
    </style:style>
    <style:style style:name="T1120" style:family="text">
      <style:text-properties officeooo:rsid="09582648"/>
    </style:style>
    <style:style style:name="T1121" style:family="text">
      <style:text-properties officeooo:rsid="0958c81d"/>
    </style:style>
    <style:style style:name="T1122" style:family="text">
      <style:text-properties officeooo:rsid="095a2a0f"/>
    </style:style>
    <style:style style:name="T1123" style:family="text">
      <style:text-properties officeooo:rsid="095be431"/>
    </style:style>
    <style:style style:name="T1124" style:family="text">
      <style:text-properties officeooo:rsid="095c637a"/>
    </style:style>
    <style:style style:name="T1125" style:family="text">
      <style:text-properties officeooo:rsid="095d516c"/>
    </style:style>
    <style:style style:name="T1126" style:family="text">
      <style:text-properties officeooo:rsid="095ea716"/>
    </style:style>
    <style:style style:name="T1127" style:family="text">
      <style:text-properties officeooo:rsid="09614e6f"/>
    </style:style>
    <style:style style:name="T1128" style:family="text">
      <style:text-properties officeooo:rsid="0961d72c"/>
    </style:style>
    <style:style style:name="T1129" style:family="text">
      <style:text-properties officeooo:rsid="096336d0"/>
    </style:style>
    <style:style style:name="T1130" style:family="text">
      <style:text-properties officeooo:rsid="0964f856"/>
    </style:style>
    <style:style style:name="T1131" style:family="text">
      <style:text-properties officeooo:rsid="096699c3"/>
    </style:style>
    <style:style style:name="T1132" style:family="text">
      <style:text-properties officeooo:rsid="09676dd0"/>
    </style:style>
    <style:style style:name="T1133" style:family="text">
      <style:text-properties officeooo:rsid="09678be4"/>
    </style:style>
    <style:style style:name="T1134" style:family="text">
      <style:text-properties officeooo:rsid="096892a8"/>
    </style:style>
    <style:style style:name="T1135" style:family="text">
      <style:text-properties officeooo:rsid="0969828e"/>
    </style:style>
    <style:style style:name="T1136" style:family="text">
      <style:text-properties officeooo:rsid="096a22d5"/>
    </style:style>
    <style:style style:name="T1137" style:family="text">
      <style:text-properties officeooo:rsid="096bc028"/>
    </style:style>
    <style:style style:name="T1138" style:family="text">
      <style:text-properties officeooo:rsid="096cf465"/>
    </style:style>
    <style:style style:name="T1139" style:family="text">
      <style:text-properties officeooo:rsid="096ff565"/>
    </style:style>
    <style:style style:name="T1140" style:family="text">
      <style:text-properties officeooo:rsid="0970fb78"/>
    </style:style>
    <style:style style:name="T1141" style:family="text">
      <style:text-properties officeooo:rsid="0973d278"/>
    </style:style>
    <style:style style:name="T1142" style:family="text">
      <style:text-properties officeooo:rsid="0974691b"/>
    </style:style>
    <style:style style:name="T1143" style:family="text">
      <style:text-properties officeooo:rsid="0601ba37"/>
    </style:style>
    <style:style style:name="T1144" style:family="text">
      <style:text-properties officeooo:rsid="0975b3ad"/>
    </style:style>
    <style:style style:name="T1145" style:family="text">
      <style:text-properties officeooo:rsid="0976943b"/>
    </style:style>
    <style:style style:name="T1146" style:family="text">
      <style:text-properties officeooo:rsid="09785fc2"/>
    </style:style>
    <style:style style:name="T1147" style:family="text">
      <style:text-properties officeooo:rsid="097a17ce"/>
    </style:style>
    <style:style style:name="T1148" style:family="text">
      <style:text-properties officeooo:rsid="097b0759"/>
    </style:style>
    <style:style style:name="T1149" style:family="text">
      <style:text-properties officeooo:rsid="097cd71a"/>
    </style:style>
    <style:style style:name="T1150" style:family="text">
      <style:text-properties officeooo:rsid="097eaf65"/>
    </style:style>
    <style:style style:name="T1151" style:family="text">
      <style:text-properties officeooo:rsid="09808c0e"/>
    </style:style>
    <style:style style:name="T1152" style:family="text">
      <style:text-properties officeooo:rsid="098139f5"/>
    </style:style>
    <style:style style:name="T1153" style:family="text">
      <style:text-properties officeooo:rsid="09815b7e"/>
    </style:style>
    <style:style style:name="T1154" style:family="text">
      <style:text-properties officeooo:rsid="0983446e"/>
    </style:style>
    <style:style style:name="T1155" style:family="text">
      <style:text-properties officeooo:rsid="09842e84"/>
    </style:style>
    <style:style style:name="T1156" style:family="text">
      <style:text-properties officeooo:rsid="09866926"/>
    </style:style>
    <style:style style:name="T1157" style:family="text">
      <style:text-properties officeooo:rsid="09868822"/>
    </style:style>
    <style:style style:name="T1158" style:family="text">
      <style:text-properties officeooo:rsid="0986b4e6"/>
    </style:style>
    <style:style style:name="T1159" style:family="text">
      <style:text-properties officeooo:rsid="0989914e"/>
    </style:style>
    <style:style style:name="T1160" style:family="text">
      <style:text-properties officeooo:rsid="098aa1cc"/>
    </style:style>
    <style:style style:name="T1161" style:family="text">
      <style:text-properties officeooo:rsid="098b4e46"/>
    </style:style>
    <style:style style:name="T1162" style:family="text">
      <style:text-properties officeooo:rsid="098b6823"/>
    </style:style>
    <style:style style:name="T1163" style:family="text">
      <style:text-properties officeooo:rsid="098f80c5"/>
    </style:style>
    <style:style style:name="T1164" style:family="text">
      <style:text-properties officeooo:rsid="0991581f"/>
    </style:style>
    <style:style style:name="T1165" style:family="text">
      <style:text-properties officeooo:rsid="0991eb9b"/>
    </style:style>
    <style:style style:name="T1166" style:family="text">
      <style:text-properties officeooo:rsid="0993c5f7"/>
    </style:style>
    <style:style style:name="T1167" style:family="text">
      <style:text-properties officeooo:rsid="0994b598"/>
    </style:style>
    <style:style style:name="T1168" style:family="text">
      <style:text-properties officeooo:rsid="09957784"/>
    </style:style>
    <style:style style:name="T1169" style:family="text">
      <style:text-properties officeooo:rsid="09972dd3"/>
    </style:style>
    <style:style style:name="T1170" style:family="text">
      <style:text-properties officeooo:rsid="0997c0c9"/>
    </style:style>
    <style:style style:name="T1171" style:family="text">
      <style:text-properties officeooo:rsid="09985e30"/>
    </style:style>
    <style:style style:name="T1172" style:family="text">
      <style:text-properties officeooo:rsid="099a752b"/>
    </style:style>
    <style:style style:name="T1173" style:family="text">
      <style:text-properties officeooo:rsid="099c4819"/>
    </style:style>
    <style:style style:name="T1174" style:family="text">
      <style:text-properties officeooo:rsid="099e71bc"/>
    </style:style>
    <style:style style:name="T1175" style:family="text">
      <style:text-properties officeooo:rsid="09a33716"/>
    </style:style>
    <style:style style:name="T1176" style:family="text">
      <style:text-properties officeooo:rsid="09a4c3c1"/>
    </style:style>
    <style:style style:name="T1177" style:family="text">
      <style:text-properties officeooo:rsid="09a57fda"/>
    </style:style>
    <style:style style:name="T1178" style:family="text">
      <style:text-properties officeooo:rsid="09a69252"/>
    </style:style>
    <style:style style:name="T1179" style:family="text">
      <style:text-properties officeooo:rsid="09a88a41"/>
    </style:style>
    <style:style style:name="T1180" style:family="text">
      <style:text-properties officeooo:rsid="09a97713"/>
    </style:style>
    <style:style style:name="T1181" style:family="text">
      <style:text-properties officeooo:rsid="09aa0988"/>
    </style:style>
    <style:style style:name="T1182" style:family="text">
      <style:text-properties officeooo:rsid="09ab1766"/>
    </style:style>
    <style:style style:name="T1183" style:family="text">
      <style:text-properties officeooo:rsid="09af3c4c"/>
    </style:style>
    <style:style style:name="T1184" style:family="text">
      <style:text-properties officeooo:rsid="09afcc9e"/>
    </style:style>
    <style:style style:name="T1185" style:family="text">
      <style:text-properties officeooo:rsid="09b125a4"/>
    </style:style>
    <style:style style:name="T1186" style:family="text">
      <style:text-properties officeooo:rsid="09b31cb4"/>
    </style:style>
    <style:style style:name="T1187" style:family="text">
      <style:text-properties officeooo:rsid="09b36abe"/>
    </style:style>
    <style:style style:name="T1188" style:family="text">
      <style:text-properties officeooo:rsid="09b3a5fb"/>
    </style:style>
    <style:style style:name="T1189" style:family="text">
      <style:text-properties officeooo:rsid="09b3af73"/>
    </style:style>
    <style:style style:name="T1190" style:family="text">
      <style:text-properties officeooo:rsid="09b5b518"/>
    </style:style>
    <style:style style:name="T1191" style:family="text">
      <style:text-properties officeooo:rsid="09b82faa"/>
    </style:style>
    <style:style style:name="T1192" style:family="text">
      <style:text-properties officeooo:rsid="09b8eba8"/>
    </style:style>
    <style:style style:name="T1193" style:family="text">
      <style:text-properties officeooo:rsid="09b9d6ae"/>
    </style:style>
    <style:style style:name="T1194" style:family="text">
      <style:text-properties officeooo:rsid="09bbec95"/>
    </style:style>
    <style:style style:name="T1195" style:family="text">
      <style:text-properties officeooo:rsid="09bc4fde"/>
    </style:style>
    <style:style style:name="T1196" style:family="text">
      <style:text-properties officeooo:rsid="09bd2ec4"/>
    </style:style>
    <style:style style:name="T1197" style:family="text">
      <style:text-properties officeooo:rsid="09bedf8e"/>
    </style:style>
    <style:style style:name="T1198" style:family="text">
      <style:text-properties officeooo:rsid="09bf8baf"/>
    </style:style>
    <style:style style:name="T1199" style:family="text">
      <style:text-properties officeooo:rsid="09c1e41c"/>
    </style:style>
    <style:style style:name="T1200" style:family="text">
      <style:text-properties officeooo:rsid="09c3029b"/>
    </style:style>
    <style:style style:name="T1201" style:family="text">
      <style:text-properties officeooo:rsid="09c56054"/>
    </style:style>
    <style:style style:name="T1202" style:family="text">
      <style:text-properties officeooo:rsid="09c848a1"/>
    </style:style>
    <style:style style:name="T1203" style:family="text">
      <style:text-properties officeooo:rsid="09ca775b"/>
    </style:style>
    <style:style style:name="T1204" style:family="text">
      <style:text-properties officeooo:rsid="09cad273"/>
    </style:style>
    <style:style style:name="T1205" style:family="text">
      <style:text-properties officeooo:rsid="09cda6be"/>
    </style:style>
    <style:style style:name="T1206" style:family="text">
      <style:text-properties officeooo:rsid="09ce5a09"/>
    </style:style>
    <style:style style:name="T1207" style:family="text">
      <style:text-properties officeooo:rsid="09d02614"/>
    </style:style>
    <style:style style:name="T1208" style:family="text">
      <style:text-properties officeooo:rsid="09d688a4"/>
    </style:style>
    <style:style style:name="T1209" style:family="text">
      <style:text-properties officeooo:rsid="09d789d5"/>
    </style:style>
    <style:style style:name="T1210" style:family="text">
      <style:text-properties officeooo:rsid="09d9772f"/>
    </style:style>
    <style:style style:name="T1211" style:family="text">
      <style:text-properties officeooo:rsid="09dab491"/>
    </style:style>
    <style:style style:name="T1212" style:family="text">
      <style:text-properties officeooo:rsid="09db3c73"/>
    </style:style>
    <style:style style:name="T1213" style:family="text">
      <style:text-properties officeooo:rsid="09db420c"/>
    </style:style>
    <style:style style:name="T1214" style:family="text">
      <style:text-properties officeooo:rsid="09dbc59f"/>
    </style:style>
    <style:style style:name="T1215" style:family="text">
      <style:text-properties officeooo:rsid="09df1666"/>
    </style:style>
    <style:style style:name="T1216" style:family="text">
      <style:text-properties officeooo:rsid="09e0ece4"/>
    </style:style>
    <style:style style:name="T1217" style:family="text">
      <style:text-properties officeooo:rsid="09e41fa6"/>
    </style:style>
    <style:style style:name="T1218" style:family="text">
      <style:text-properties officeooo:rsid="09e7f3e6"/>
    </style:style>
    <style:style style:name="T1219" style:family="text">
      <style:text-properties officeooo:rsid="09e99054"/>
    </style:style>
    <style:style style:name="T1220" style:family="text">
      <style:text-properties officeooo:rsid="09eb9e2c"/>
    </style:style>
    <style:style style:name="T1221" style:family="text">
      <style:text-properties officeooo:rsid="09ec2841"/>
    </style:style>
    <style:style style:name="T1222" style:family="text">
      <style:text-properties officeooo:rsid="09ee34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9" text:outline-level="1">Язык Клаус</text:h>
      <text:p text:style-name="Subtitle">справочное руководство</text:p>
      <text:p text:style-name="P587">С глубоким почтением к Никлаусу Вирту.<text:line-break/>С благодарностью Дмитрию Тарасевичу и Анне Михеевой.</text:p>
      <text:h text:style-name="P450" text:outline-level="2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1398350278" text:style-name="L1">
        <text:list-item>
          <text:p text:style-name="P542">пробельные символы: пробел, табуляция, возврат каретки, перевод строки;</text:p>
        </text:list-item>
        <text:list-item>
          <text:p text:style-name="P541"><text:span text:style-name="T1026">буквы латиницы: </text:span><text:span text:style-name="Source_20_Text"><text:span text:style-name="T1026">A-Z</text:span></text:span><text:span text:style-name="T1026"> и </text:span><text:span text:style-name="Source_20_Text"><text:span text:style-name="T1026">a-z</text:span></text:span><text:span text:style-name="T1026">;</text:span></text:p>
        </text:list-item>
        <text:list-item>
          <text:p text:style-name="P543">буквы кириллицы: <text:span text:style-name="Source_20_Text">А-Я</text:span> и <text:span text:style-name="Source_20_Text">а-я</text:span>;</text:p>
        </text:list-item>
        <text:list-item>
          <text:p text:style-name="P543">арабские цифры: <text:span text:style-name="Source_20_Text">0-9</text:span>;</text:p>
        </text:list-item>
        <text:list-item>
          <text:p text:style-name="P541"><text:span text:style-name="T1026">символы:</text:span><text:span text:style-name="Source_20_Text"><text:span text:style-name="T1026"> _ </text:span></text:span><text:span text:style-name="Source_20_Text"><text:span text:style-name="T1027">+ - * \ / % ^ = &lt; &gt; ! &amp; | ~ : ; . , ( ) [ ] { } </text:span></text:span><text:span text:style-name="Source_20_Text"><text:span text:style-name="T1028">$ # ` ' " </text:span></text:span><text:span text:style-name="Source_20_Text"><text:span text:style-name="T1029">№</text:span></text:span></text:p>
        </text:list-item>
      </text:list>
      <text:p text:style-name="P407"><text:span text:style-name="T1030">Строковые и символьные литералы в исходном коде могут содержать любые символы, допустимые в кодировке UTF-8, </text:span><text:span text:style-name="T1031">за исключением символов возврата каретки, перевода строки и нулевого символа</text:span><text:span text:style-name="T1030">.</text:span></text:p>
      <text:p text:style-name="P408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81">Лексемы язык<text:span text:style-name="T1043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42">равнозначны пробелу и </text:span>не имеют специального синтаксического значения, с той оговоркой, что:</text:p>
      <text:list xml:id="list3495230560" text:style-name="L2">
        <text:list-item>
          <text:p text:style-name="P544"><text:span text:style-name="T1041">перевод строки и возврат каретки</text:span> недопустимы в<text:span text:style-name="T1046">нутри</text:span> строковых и символьных литерал<text:span text:style-name="T1046">ов</text:span>;</text:p>
        </text:list-item>
        <text:list-item>
          <text:p text:style-name="P544"><text:span text:style-name="T1041">перевод строки и возврат каретки считаются окончанием</text:span><text:span text:style-name="T1047"> </text:span><text:span text:style-name="T1041">однострочного комментария.</text:span></text:p>
        </text:list-item>
      </text:list>
      <text:p text:style-name="P381"><text:span text:style-name="T1041">В остальном</text:span><text:span text:style-name="T1035">, </text:span>разбиение исходного текста на строки остаётся <text:span text:style-name="T1048">полностью </text:span>на усмотрение программиста.</text:p>
      <text:p text:style-name="P382">В тех случаях, когда <text:span text:style-name="T1049">Клаус может распознать </text:span><text:span text:style-name="T1036">лексемы однозначно, отделять их </text:span><text:span text:style-name="T1037">друг от друга </text:span><text:span text:style-name="T1036">пробельными символами не требуется.</text:span></text:p>
      <text:p text:style-name="P380">В языке Клаус <text:span text:style-name="T1118">есть</text:span> следующие виды лексических единиц:</text:p>
      <text:list xml:id="list2911188076" text:style-name="L3">
        <text:list-item>
          <text:p text:style-name="P546"><text:span text:style-name="T22">Ключевое слово</text:span><text:span text:style-name="T1032"> </text:span><text:span text:style-name="T1045">(зарезервированное слово) </text:span><text:span text:style-name="T1032">— слово, состоящее только из букв кириллицы </text:span><text:span text:style-name="T1033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50">одинаковое</text:span><text:span text:style-name="T1033"> значение, например, </text:span><text:span text:style-name="Source_20_Text"><text:span text:style-name="T1033">любой любая любое</text:span></text:span><text:span text:style-name="T1033"> </text:span><text:span text:style-name="T1040">или</text:span><text:span text:style-name="T1033"> </text:span><text:span text:style-name="Source_20_Text"><text:span text:style-name="T1033">целое целых</text:span></text:span><text:span text:style-name="T1033">, и т. п. </text:span><text:span text:style-name="T1034">Перечень ключевых слов и их синонимов приведён в соответствующем разделе.</text:span></text:p>
        </text:list-item>
        <text:list-item>
          <text:p text:style-name="P545"><text:span text:style-name="T1">Идентификатор</text:span> — слово, состоящее из букв <text:span text:style-name="T1044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8">и их параметров</text:span>, подпрограмм и их параметров, типов данных, констант, переменных, исключений и их параметров, полей структур<text:span text:style-name="T1039">.</text:span></text:p>
        </text:list-item>
        <text:list-item>
          <text:p text:style-name="P54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45">круглые и квадратные скобки, </text:span><text:span text:style-name="T1052">точка, двоеточие,</text:span><text:span text:style-name="T1045"> а также другие знаки, имеющие специальное синтаксическое значение.</text:span></text:p>
        </text:list-item>
        <text:list-item>
          <text:p text:style-name="P54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4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51">конца строки — т. е., до </text:span>ближайшего символа перевода строки или возврата каретки.</text:p>
        </text:list-item>
        <text:list-item>
          <text:p text:style-name="P550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53">Вложенные многострочные</text:span> <text:span text:style-name="T1053">комментарии не допускаются.</text:span></text:p>
        </text:list-item>
      </text:list>
      <text:h text:style-name="P451" text:outline-level="2"><text:span text:style-name="T24">Ключевые слова </text:span><text:span text:style-name="T25">языка</text:span></text:h>
      <text:h text:style-name="P457" text:outline-level="3">Пояснения</text:h>
      <text:p text:style-name="P389">Ключевые слова, перечисленные в одной строке, являются синонимами — т. е., в исходном тексте <text:span text:style-name="T30">программист </text:span>может использовать люб<text:span text:style-name="T30">ую</text:span> из перечисленных форм <text:span text:style-name="T33">по своему усмотрению</text:span>. 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9"><text:span text:style-name="T37">П</text:span><text:span text:style-name="T31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4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84">словарей массив строка</text:span></text:span><text:span text:style-name="T61">» и «</text:span><text:span text:style-name="Source_20_Text"><text:span text:style-name="T884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P457" text:outline-level="3">Перечень ключевых слов</text:h>
      <text:p text:style-name="P385">программа</text:p>
      <text:p text:style-name="P385">начало</text:p>
      <text:p text:style-name="P385">окончание <text:span text:style-name="T591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символов</text:p>
      <text:p text:style-name="P385">строка строк</text:p>
      <text:p text:style-name="P385">целое целых</text:p>
      <text:p text:style-name="P385">дробное дробных</text:p>
      <text:p text:style-name="P385">момент моментов</text:p>
      <text:p text:style-name="P385">логическое логических</text:p>
      <text:p text:style-name="P414">объект объектов</text:p>
      <text:p text:style-name="P385">да</text:p>
      <text:p text:style-name="P385"><text:soft-page-break/>нет</text:p>
      <text:p text:style-name="P385">массив массивов</text:p>
      <text:p text:style-name="P385">словарь словарей</text:p>
      <text:p text:style-name="P385">структура 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415">пусто</text:p>
      <text:h text:style-name="P451" text:outline-level="2">Синтакси<text:span text:style-name="T29">ческая диаграмма</text:span></text:h>
      <text:h text:style-name="P457" text:outline-level="3">Пояснения</text:h>
      <text:p text:style-name="P390">Синтаксическая диаграмма представляет собой перечень именованных синтаксических правил языка Клаус. <text:span text:style-name="T1055">П</text:span>равила могут состоять из следующих элементов:</text:p>
      <text:list xml:id="list408820788" text:style-name="L4">
        <text:list-item>
          <text:p text:style-name="P551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551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551">В двойных кавычках — знак языка Клаус.</text:p>
        </text:list-item>
        <text:list-item>
          <text:p text:style-name="P551">После <text:span text:style-name="T1054">символа </text:span>«#» — лексема Клаус:</text:p>
        </text:list-item>
      </text:list>
      <text:p text:style-name="P416"><text:span text:style-name="T26">#</text:span>keyword<text:tab/>— <text:span text:style-name="T27">ключевое слово</text:span></text:p>
      <text:p text:style-name="P417">#id<text:tab/>— <text:span text:style-name="T27">идентификатор</text:span></text:p>
      <text:p text:style-name="P417">#char<text:tab/>— <text:span text:style-name="T27">символьный литерал</text:span></text:p>
      <text:p text:style-name="P417">#string<text:tab/>— <text:span text:style-name="T27">строковый литерал</text:span></text:p>
      <text:p text:style-name="P417">#integer<text:tab/>— <text:span text:style-name="T27">целочисленный литерал</text:span></text:p>
      <text:p text:style-name="P417"><text:soft-page-break/>#float<text:tab/>— <text:span text:style-name="T27">вещественный литерал</text:span></text:p>
      <text:p text:style-name="P417">#moment<text:tab/>— <text:span text:style-name="T27">литерал момента (дата/время)</text:span></text:p>
      <text:p text:style-name="P417">#symbol<text:tab/>— <text:span text:style-name="T27">знак языка</text:span></text:p>
      <text:list xml:id="list1091499282" text:style-name="L5">
        <text:list-item>
          <text:p text:style-name="P552"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552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52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458" text:outline-level="3">Синтаксис</text:h>
      <text:p text:style-name="P386"><text:span text:style-name="T1">program</text:span> ::= `программа` #id [&lt;program_params&gt;] ";" &lt;routine&gt; "."</text:p>
      <text:p text:style-name="P386"><text:span text:style-name="T1">program_params</text:span> ::= "(" <text:span text:style-name="T1059">[`вх`] </text:span>#id ":" `массив` `строк` ")"</text:p>
      <text:p text:style-name="P386"><text:span text:style-name="T1">routine</text:span> ::= [&lt;declarations&gt;] &lt;compound&gt;</text:p>
      <text:p text:style-name="P386"><text:span text:style-name="T1">declarations</text:span> ::= (* &lt;type_declarations&gt; | &lt;const_declarations&gt; | &lt;var_declarations&gt; | &lt;exception_declarations&gt; | &lt;procedure&gt; | &lt;function&gt;)</text:p>
      <text:p text:style-name="P386"><text:span text:style-name="T1">type_declarations</text:span> ::= `тип` (* &lt;type_decl&gt;)</text:p>
      <text:p text:style-name="P386"><text:span text:style-name="T1">type_decl</text:span> ::= #id "=" &lt;type_def&gt; ";"</text:p>
      <text:p text:style-name="P386"><text:span text:style-name="T1">simple_type</text:span> ::= (`символ` | `строка` | `целое` | `дробное` | `момент` | `логическое` <text:span text:style-name="T670">| `объект`</text:span>)</text:p>
      <text:p text:style-name="P386"><text:span text:style-name="T1">type_id</text:span> ::= (&lt;simple_type&gt; | #id)</text:p>
      <text:p text:style-name="P386"><text:span text:style-name="T1">type_def</text:span> ::= (&lt;simple_type&gt; | #id | &lt;type_def_array&gt; | &lt;type_def_dict&gt; | &lt;type_def_struct&gt;)</text:p>
      <text:p text:style-name="P386"><text:span text:style-name="T1">type_def_array</text:span> ::= `массив` [* `массивов`] &lt;type_def&gt;</text:p>
      <text:p text:style-name="P386"><text:span text:style-name="T1">type_def_dict</text:span> ::= `словарь` &lt;type_def&gt; `ключ` &lt;simple_type&gt;</text:p>
      <text:p text:style-name="P386"><text:span text:style-name="T1">type_def_struct</text:span> ::= `структура` &lt;struct_body&gt; `окончание`</text:p>
      <text:p text:style-name="P386"><text:span text:style-name="T1">struct_body</text:span> ::= &lt;struct_field&gt; [* &lt;struct_field&gt;]</text:p>
      <text:p text:style-name="P386"><text:span text:style-name="T1">struct_field</text:span> ::= #id [* "," #id] ":" &lt;type_def&gt; ";"</text:p>
      <text:p text:style-name="P386"><text:span text:style-name="T1">var_declarations</text:span> ::= `переменная` (* &lt;var_decl&gt;)</text:p>
      <text:p text:style-name="P386"><text:span text:style-name="T1">var_decl</text:span> ::= #id [* "," #id] ":" &lt;type_def&gt; ["=" &lt;expression&gt;] ";"</text:p>
      <text:p text:style-name="P386"><text:span text:style-name="T1">const_declarations</text:span> ::= `константа` (* &lt;const_decl&gt;)</text:p>
      <text:p text:style-name="P386"><text:span text:style-name="T1">const_decl</text:span> ::= #id "=" &lt;expression&gt; ";"</text:p>
      <text:p text:style-name="P386"><text:soft-page-break/><text:span text:style-name="T1">exception_declarations</text:span> ::= `исключение` (* &lt;exception_decl&gt;)</text:p>
      <text:p text:style-name="P386"><text:span text:style-name="T1">exception_decl</text:span> ::= #id ["(" &lt;exception_param&gt; [* ";" &lt;exception_param&gt;] ")"] [`сообщение` #string] ";"</text:p>
      <text:p text:style-name="P386"><text:span text:style-name="T1">exception_param</text:span> ::= #id [* "," #id] ":" &lt;simple_type&gt;</text:p>
      <text:p text:style-name="P386"><text:span text:style-name="T1">procedure</text:span> ::= `процедура` #id ["(" &lt;param&gt; [* ";" &lt;param&gt;] ")"] ";" &lt;routine&gt; ";"</text:p>
      <text:p text:style-name="P386"><text:span text:style-name="T1">function</text:span> ::= `функция` #id ["(" &lt;param&gt; [* ";" &lt;param&gt;] ")"] ":" &lt;type_id&gt; ";" &lt;routine&gt; ";"</text:p>
      <text:p text:style-name="P386"><text:span text:style-name="T1">param</text:span> ::= [`вх` | `вых` | `вв`] #id [* "," #id] ":" &lt;type_id&gt;</text:p>
      <text:p text:style-name="P386"><text:span text:style-name="T1">statements</text:span> ::= &lt;statement&gt; ";" [* &lt;statement&gt; ";"]</text:p>
      <text:p text:style-name="P386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6"><text:span text:style-name="T1">exception</text:span> ::= #id ["(" &lt;expression&gt; [* "," &lt;expression&gt;] ")"] [`сообщение` &lt;expression&gt;]</text:p>
      <text:p text:style-name="P386"><text:span text:style-name="T1">typecast</text:span> ::= &lt;simple_type&gt; "(" &lt;expression&gt; ")"</text:p>
      <text:p text:style-name="P386"><text:span text:style-name="T1">call</text:span> ::= #id "(" [&lt;expression&gt; [* "," &lt;expression&gt;]] ")"</text:p>
      <text:p text:style-name="P386"><text:span text:style-name="T1">assignment</text:span> ::= &lt;var_path&gt; &lt;assign_symbol&gt; &lt;expression&gt;</text:p>
      <text:p text:style-name="P386"><text:span text:style-name="T1">var_path</text:span> ::= &lt;var_ref&gt; [* "." &lt;var_ref&gt;]</text:p>
      <text:p text:style-name="P386"><text:span text:style-name="T1">var_ref</text:span> ::= #id [* "[" &lt;expression&gt; "]"]</text:p>
      <text:p text:style-name="P386"><text:span text:style-name="T1">assign_symbol</text:span> ::= (":=" | "+=" | "-=" | "*=" | "/=" | "\=" | "%=" | "^=" | "&amp;=" | "|=" | "~=")</text:p>
      <text:p text:style-name="P386"><text:span text:style-name="T1">expression</text:span> ::= &lt;operand&gt; [* &lt;binary_operation&gt; &lt;operand&gt;]</text:p>
      <text:p text:style-name="P386"><text:span text:style-name="T1">unary_operation</text:span> ::= ("-" | "!")</text:p>
      <text:p text:style-name="P386"><text:span text:style-name="T1">binary_operation</text:span> ::= ("+" | "++" | "-" | "*" | "/" | "\" | "%" | "^" | "=" | "&lt;&gt;" | "&gt;" | "&lt;" | "&gt;=" | "&lt;=" | "&amp;&amp;" | "||" | "~<text:span text:style-name="T760">~</text:span>" | "&amp;" | "|" | "~")</text:p>
      <text:p text:style-name="P386"><text:span text:style-name="T1">operand</text:span> ::= [&lt;unary_operation&gt;] (&lt;literal&gt; | &lt;typecast&gt; | &lt;call&gt; | &lt;var_path&gt; | &lt;exists&gt; | "(" &lt;expression&gt; ")")</text:p>
      <text:p text:style-name="P386"><text:span text:style-name="T1">literal</text:span> ::= (#char | #string | #integer | #float | #moment | `да` | `нет` <text:span text:style-name="T671">| `пусто`</text:span>)</text:p>
      <text:p text:style-name="P386"><text:span text:style-name="T1">exists</text:span> ::= (`есть` "(" &lt;var_path&gt; ")" | `нету` "(" &lt;var_path&gt; ")")</text:p>
      <text:p text:style-name="P386"><text:span text:style-name="T1">compound</text:span> ::= `начало` &lt;statements&gt; [`исключение` &lt;except_block&gt;] [`напоследок` &lt;statements&gt;] `окончание`</text:p>
      <text:p text:style-name="P386"><text:soft-page-break/><text:span text:style-name="T1">except_block</text:span> ::= (&lt;except_else&gt; | &lt;except_handler&gt; [* &lt;except_handler&gt;] [&lt;except_else&gt;] | &lt;statements&gt;)</text:p>
      <text:p text:style-name="P386"><text:span text:style-name="T1">except_handler</text:span> ::= `когда` (#id ":" #id | #id [* "," #id]) `тогда` &lt;statement&gt; ";"</text:p>
      <text:p text:style-name="P386"><text:span text:style-name="T1">except_else</text:span> ::= `когда` `любое` `тогда` &lt;statement&gt; ";"</text:p>
      <text:p text:style-name="P386"><text:span text:style-name="T1">control_structure</text:span> ::= (&lt;if&gt; | &lt;for&gt; | &lt;for_each&gt; | &lt;while&gt; | &lt;repeat&gt; | &lt;case&gt;)</text:p>
      <text:p text:style-name="P386"><text:span text:style-name="T1">if</text:span> ::= `если` &lt;expression&gt; `то` &lt;statement&gt; [`иначе` &lt;statement&gt;]</text:p>
      <text:p text:style-name="P386"><text:span text:style-name="T1">for</text:span> ::= `для` #id `от` &lt;expression&gt; `до` &lt;expression&gt; [`обратный`] `цикл` &lt;statement&gt;</text:p>
      <text:p text:style-name="P386"><text:span text:style-name="T1">for_each</text:span> ::= `для` `каждого` #id `из` &lt;var_path&gt; <text:span text:style-name="T951">[`от` &lt;expression&gt;] </text:span>[`обратный`] `цикл` &lt;statement&gt;</text:p>
      <text:p text:style-name="P386"><text:span text:style-name="T1">while</text:span> ::= `пока` &lt;expression&gt; `цикл` &lt;statement&gt;</text:p>
      <text:p text:style-name="P386"><text:span text:style-name="T1">repeat</text:span> ::= `цикл` &lt;statement&gt; `пока` &lt;expression&gt;</text:p>
      <text:p text:style-name="P386"><text:span text:style-name="T1">case</text:span> ::= `выбор` &lt;expression&gt; `из` &lt;case_body&gt; `окончание`</text:p>
      <text:p text:style-name="P386"><text:span text:style-name="T1">case_body</text:span> ::= &lt;case_item&gt; [* &lt;case_item&gt;] [&lt;case_else&gt;]</text:p>
      <text:p text:style-name="P386"><text:span text:style-name="T1">case_item</text:span> ::= &lt;expression&gt; [* "," &lt;expression&gt;] ":" &lt;statement&gt; ";"</text:p>
      <text:p text:style-name="P386"><text:span text:style-name="T1">case_else</text:span> ::= `иначе` &lt;statement&gt; ";"</text:p>
      <text:h text:style-name="P452" text:outline-level="2">Структура <text:span text:style-name="T1063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113">раздела</text:span> определений и составного блока инструкций, представляющего собой тело программы или подпрограммы.</text:p>
      <text:h text:style-name="P459" text:outline-level="3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5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56">массив строк</text:span></text:span><text:span text:style-name="T1056">.</text:span></text:p>
      <text:p text:style-name="P388"><text:span text:style-name="T1066">З</text:span><text:span text:style-name="T1057">аголов</text:span><text:span text:style-name="T1066">ок</text:span><text:span text:style-name="T1057"> программы завершается знаком «</text:span><text:span text:style-name="Source_20_Text"><text:span text:style-name="T1057">;</text:span></text:span><text:span text:style-name="T1057">».</text:span></text:p>
      <text:p text:style-name="P418">программа <text:span text:style-name="T1089">Пустая</text:span>;<text:line-break/><text:span text:style-name="T1058">начало<text:line-break/> <text:s text:c="3"/>ничего;<text:line-break/>окончание.</text:span></text:p>
      <text:p text:style-name="P418"/>
      <text:p text:style-name="P419">программа МояВтораяПрограмма(вх арг: массив строк);</text:p>
      <text:p text:style-name="P419">переменная</text:p>
      <text:p text:style-name="P419"><text:s text:c="4"/>и: целое;</text:p>
      <text:p text:style-name="P419">начало</text:p>
      <text:p text:style-name="P419"><text:s text:c="4"/>для каждого и из арг цикл<text:line-break/> <text:s text:c="7"/>вывести(арг[и] <text:span text:style-name="T1062">++ " "</text:span>);</text:p>
      <text:p text:style-name="P419"><text:soft-page-break/>окончание.</text:p>
      <text:p text:style-name="P39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61">объявленным</text:span> выше него по тексту исходного кода.</text:p>
      <text:p text:style-name="P391">Тело программы <text:span text:style-name="T1060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2">После окончания тела программы должен следовать знак «<text:span text:style-name="Source_20_Text">.</text:span>».</text:p>
      <text:h text:style-name="Heading_20_3" text:outline-level="3"><text:span text:style-name="T1064">Определение</text:span> подпрограмм<text:span text:style-name="T1088">ы</text:span></text:h>
      <text:p text:style-name="P393">В языке Клаус существует две разновидности подпрограмм: процедуры и функции. Они полностью идентичны во всём, за <text:span text:style-name="T1068">тем </text:span>исключением, что функция возвращает значение, а процедура <text:span text:style-name="T1090">не возвращает</text:span>.</text:p>
      <text:p text:style-name="P394">Подпрограммы могут быть определены в <text:span text:style-name="T1114">разделе</text:span> определений основной программы, либо <text:span text:style-name="T1191">в разделах определений</text:span> других подпрограмм с произвольным уровнем вложенности.</text:p>
      <text:p text:style-name="P39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5">Далее <text:span text:style-name="T1071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9">пустые </text:span>скобки не допускаются в заголовке, <text:span text:style-name="T1070">хотя</text:span> обязательны при вызове.</text:p>
      <text:p text:style-name="P396">Затем, только <text:span text:style-name="T1084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65">Безымянное определение типа данных в этом случае не допускается.</text:span></text:p>
      <text:p text:style-name="P397">Заголовок подпрограммы <text:span text:style-name="T1067">завершается знаком «</text:span><text:span text:style-name="Source_20_Text"><text:span text:style-name="T1067">;</text:span></text:span><text:span text:style-name="T1067">».</text:span></text:p>
      <text:p text:style-name="P398"><text:span text:style-name="T1115">Раздел</text:span> определений подпрограммы и её тело <text:span text:style-name="T1116">устроены так же</text:span>, <text:span text:style-name="T1116">как</text:span> <text:span text:style-name="T1116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399">В Клаусе определено три режима передачи параметров в подпрограммы: входные, выходные и проходные параметры.</text:p>
      <text:p text:style-name="P400">Значение входного параметра непосредственно переда<text:span text:style-name="T1075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72">им</text:span> было перед вызовом.</text:p>
      <text:p text:style-name="P400">В качестве входных параметров можно указывать переменные, константы, буквальные значения и выражения, включая вызовы функций.</text:p>
      <text:p text:style-name="P40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73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2">Различие между выходными и проходными параметрами состоит в том, что значения проходных параметров передаются в подпрограмму <text:span text:style-name="T1074">без изменений</text:span>, а значения выходных обнуляются перед вызовом подпрограммы.</text:p>
      <text:p text:style-name="P40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76">Ключевое слово </text:span><text:span text:style-name="Source_20_Text"><text:span text:style-name="T1076">вх</text:span></text:span><text:span text:style-name="T1076"> можно опустить, в таком случае параметр будет считаться входным.</text:span></text:p>
      <text:p text:style-name="P404"><text:soft-page-break/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85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5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83">данных</text:span>. Безымянные определения типов в данном случае не допускаются. Единственным исключением из этого правила является <text:span text:style-name="T1082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Примеры</text:h>
      <text:p text:style-name="Исходный_20_код">процедура пустая;<text:line-break/><text:span text:style-name="T1077">начало<text:line-break/> <text:s text:c="3"/>ничего;<text:line-break/>окончание;</text:span></text:p>
      <text:p text:style-name="Исходный_20_код"/>
      <text:p text:style-name="P420">функция синус(х: дробное): дробное;<text:line-break/>начало<text:line-break/> <text:s text:c="3"/>вернуть sin(х);<text:line-break/>окончание;</text:p>
      <text:p text:style-name="P421"><text:line-break/><text:span text:style-name="T1079">функция </text:span><text:span text:style-name="T1087">к</text:span><text:span text:style-name="T1079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21"/>
      <text:p text:style-name="P421"><text:span text:style-name="T1078">тип тТочка = структура<text:line-break/> <text:s text:c="3"/></text:span><text:span text:style-name="T1080">х</text:span><text:span text:style-name="T1078">, </text:span><text:span text:style-name="T1080">у</text:span><text:span text:style-name="T1078">: целое;<text:line-break/>конец;<text:line-break/><text:line-break/>функция точка(</text:span><text:span text:style-name="T1080">х</text:span><text:span text:style-name="T1078">, </text:span><text:span text:style-name="T1080">у</text:span><text:span text:style-name="T1078">: целое): тТочка;<text:line-break/>переменная<text:line-break/> <text:s text:c="3"/>т: тТочка;<text:line-break/>начало<text:line-break/> <text:s text:c="3"/>т.</text:span><text:span text:style-name="T1080">х</text:span><text:span text:style-name="T1078"> := </text:span><text:span text:style-name="T1081">х</text:span><text:span text:style-name="T1078">;<text:line-break/> <text:s text:c="3"/>т.</text:span><text:span text:style-name="T1081">у</text:span><text:span text:style-name="T1078"> := </text:span><text:span text:style-name="T1080">у</text:span><text:span text:style-name="T1078">;<text:line-break/> <text:s text:c="3"/>вернуть т;<text:line-break/>окончание;</text:span></text:p>
      <text:p text:style-name="P420"/>
      <text:p text:style-name="Исходный_20_код"><text:span text:style-name="T1086">процедура</text:span><text:span text:style-name="T1078"> </text:span><text:span text:style-name="T1086">подвинуть</text:span><text:span text:style-name="T1078">(</text:span><text:span text:style-name="T1086">вв т: тТочка; </text:span><text:span text:style-name="T1091">вх </text:span><text:span text:style-name="T1086">д</text:span><text:span text:style-name="T1080">х</text:span><text:span text:style-name="T1078">, </text:span><text:span text:style-name="T1086">д</text:span><text:span text:style-name="T1080">у</text:span><text:span text:style-name="T1078">: целое);<text:line-break/>начало<text:line-break/> <text:s text:c="3"/>т.</text:span><text:span text:style-name="T1080">х</text:span><text:span text:style-name="T1078"> </text:span><text:span text:style-name="T1086">+</text:span><text:span text:style-name="T1078">= </text:span><text:span text:style-name="T1086">д</text:span><text:span text:style-name="T1081">х</text:span><text:span text:style-name="T1078">;<text:line-break/> <text:s text:c="3"/>т.</text:span><text:span text:style-name="T1081">у</text:span><text:span text:style-name="T1078"> </text:span><text:span text:style-name="T1086">+</text:span><text:span text:style-name="T1078">= </text:span><text:span text:style-name="T1086">д</text:span><text:span text:style-name="T1080">у</text:span><text:span text:style-name="T1078">;<text:line-break/>окончание;</text:span></text:p>
      <text:h text:style-name="Heading_20_3" text:outline-level="3">Области видимости</text:h>
      <text:p text:style-name="P40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11">имена</text:span> должны быть уникальны — т. е., ни одно имя не может совпадать с другим именем, объявленным в той же области видимости. <text:span text:style-name="T1092">Регистр букв в именах </text:span><text:span text:style-name="T1095">не учитывается — </text:span><text:span text:style-name="T1092">т. е., </text:span><text:span text:style-name="T1105">слова</text:span><text:span text:style-name="T1092"> </text:span><text:span text:style-name="Source_20_Text"><text:span text:style-name="T1092">имя</text:span></text:span><text:span text:style-name="T1092">, </text:span><text:span text:style-name="Source_20_Text"><text:span text:style-name="T1092">ИМЯ</text:span></text:span><text:span text:style-name="T1092"> и </text:span><text:span text:style-name="Source_20_Text"><text:span text:style-name="T1092">Имя</text:span></text:span><text:span text:style-name="T1092"> считаются совпадающими.</text:span></text:p>
      <text:p text:style-name="P409">Область видимости подпрограммы является вложенной по отношению к основной программе или <text:span text:style-name="T1101">к </text:span>объемлющей подпрограмме, в которой она определена. <text:span text:style-name="T1093">Имена, объявленные во вложенной области видимости, могут совпадать с именами, объявленными в объемлющ</text:span><text:span text:style-name="T1094">их</text:span><text:span text:style-name="T1093"> област</text:span><text:span text:style-name="T1094">ях</text:span><text:span text:style-name="T1093"> видимости, </text:span><text:span text:style-name="T1094">но не друг с другом</text:span><text:span text:style-name="T1093">.</text:span></text:p>
      <text:p text:style-name="P410">К области видимости основной программы относятся:</text:p>
      <text:list xml:id="list885344180" text:style-name="L6">
        <text:list-item>
          <text:p text:style-name="P553"><text:soft-page-break/>Имя программы;</text:p>
        </text:list-item>
        <text:list-item>
          <text:p text:style-name="P553">Имя входного параметра программы, если он объявлен;</text:p>
        </text:list-item>
        <text:list-item>
          <text:p text:style-name="P553">Все имена, объявленные в области определений программы.</text:p>
        </text:list-item>
      </text:list>
      <text:p text:style-name="P411"><text:span text:style-name="T1098">По аналогии</text:span>, к области видимости подпрограммы относятся имя подпрограммы, имена её параметров и вс<text:span text:style-name="T1095">е</text:span> локально объявленные имена.</text:p>
      <text:p text:style-name="P41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97">С</text:span><text:span text:style-name="T1096">ледовательно, имя подпрограммы должно быть уникально в обеих </text:span><text:span text:style-name="T1108">этих </text:span><text:span text:style-name="T1096">областях.</text:span></text:p>
      <text:p text:style-name="P413">При обращении к идентификатору в исходном <text:span text:style-name="T1104">коде</text:span> программы <text:span text:style-name="T1109">имя разрешается по следующим правилам</text:span>:</text:p>
      <text:list xml:id="list3814091332" text:style-name="L7">
        <text:list-item>
          <text:p text:style-name="P554"><text:span text:style-name="T1109">Выполняется п</text:span><text:span text:style-name="T1102">оиск </text:span><text:span text:style-name="T1117">имени</text:span><text:span text:style-name="T1102"> в локальной области видимости, </text:span><text:span text:style-name="T1117">среди тех имён, что объявлены выше по тексту исходного кода</text:span><text:span text:style-name="T1102">;</text:span></text:p>
        </text:list-item>
        <text:list-item>
          <text:p text:style-name="P555">Если имя не найдено, <text:span text:style-name="T1109">то</text:span> <text:span text:style-name="T1109">выполняется </text:span>поиск <text:span text:style-name="T1117">выше по тексту </text:span>в<text:span text:style-name="T1110">о всех</text:span> объемлющих областях видимости, по порядку <text:span text:style-name="T1103">изнутри наружу</text:span>;</text:p>
        </text:list-item>
      </text:list>
      <text:p text:style-name="P422">Иными слова<text:span text:style-name="T1106">ми</text:span>, <text:span text:style-name="T1107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12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3">Имена, объявленные во вложенных областях видимости, никогда не видны из объемлющих областей.</text:p>
      <text:p text:style-name="P412">В настоящей версии языка определена <text:span text:style-name="T1099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100">объявлены</text:span> типы, константы, переменные, исключения и подпрограммы стандартной библиотеки языка.</text:p>
      <text:h text:style-name="P453" text:outline-level="2">Определения</text:h>
      <text:p text:style-name="P432">Глобальные определения типов <text:span text:style-name="T1156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56">в теле основной программы, а также во всех вложенных областях видимости — </text:span><text:span text:style-name="T1179">в </text:span><text:span text:style-name="T1156">процедурах и функциях, — если не перекрыты в них локальными определениями.</text:span></text:p>
      <text:p text:style-name="P433">Любая подпрограмма имеет собственный раздел определений <text:span text:style-name="T1182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3">Во всех случаях <text:span text:style-name="T1180">видны только</text:span> те определения, которые были даны выше по тексту исходного кода. <text:span text:style-name="T1181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57">тип мойТип = массив целых;<text:line-break/>константа Пи = 3.1415926;<text:line-break/></text:span><text:span text:style-name="T1158">переменная мт: мойТип;<text:line-break/>начало<text:line-break/> <text:s text:c="3"/>ничего;<text:line-break/>окончание.</text:span></text:p>
      <text:h text:style-name="Heading_20_3" text:outline-level="3"><text:span text:style-name="T1163">Определения</text:span> типов</text:h>
      <text:p text:style-name="P43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<text:soft-page-break/>Таких секций в разделе определений может быть сколько угодно, они могут быть расположены подряд или вперемежку с другими секциями <text:span text:style-name="T1190">и подпрограммами</text:span>.</text:p>
      <text:p text:style-name="P434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9">После каждого определения должен следовать знак «</text:span><text:span text:style-name="Source_20_Text"><text:span text:style-name="T1159">;</text:span></text:span><text:span text:style-name="T1159">». </text:span></text:p>
      <text:p text:style-name="P434">Синтаксис определений составных типов <text:span text:style-name="T1160">подробно </text:span>описан в разделе <text:span text:style-name="T1">Типы данных</text:span>.</text:p>
      <text:p text:style-name="Исходный_20_код">программа Пример;<text:line-break/><text:span text:style-name="T1159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61">п1, п2: целое;<text:line-break/> <text:s text:c="7"/>п3: строка;</text:span><text:span text:style-name="T1159"><text:line-break/> <text:s text:c="3"/>окончание;<text:line-break/>начало<text:line-break/> <text:s text:c="3"/></text:span><text:span text:style-name="T1162">ничего;</text:span><text:span text:style-name="T1159"><text:line-break/>окончание.</text:span></text:p>
      <text:p text:style-name="P438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64">Параметры исключений могут иметь только простой тип, обозначаемый ключевым словом языка.</text:span></text:p>
      <text:p text:style-name="P439">Объявлени<text:span text:style-name="T1166">е</text:span> типов, имеющих различные имена, но <text:span text:style-name="T1165">эквивалентные</text:span> определения, зачастую использу<text:span text:style-name="T1166">е</text:span>тся для улучшения читаемости исходного кода <text:span text:style-name="T1167">п</text:span>рограммы.</text:p>
      <text:h text:style-name="Heading_20_3" text:outline-level="3">Определения констант</text:h>
      <text:p text:style-name="P440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5">Константы составных типов недопустимы в нынешней версии языка.</text:p>
      <text:p text:style-name="P437">Секция определений <text:span text:style-name="T1168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8">констант</text:span></text:span><text:span text:style-name="Source_20_Text"><text:span text:style-name="T1172">а</text:span></text:span> или <text:span text:style-name="Source_20_Text"><text:span text:style-name="T1168">константы</text:span></text:span>, за которым следует одно или несколько объявлений <text:span text:style-name="T1168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90">и подпрограммами</text:span>.</text:p>
      <text:p text:style-name="P435">Объявление <text:span text:style-name="T1169">константы</text:span> начинается с идентификатора, за которым следует знак «<text:span text:style-name="Source_20_Text">=</text:span>», а за ним — <text:span text:style-name="T1169">буквальное значение, имя ранее определённой константы или выражение</text:span>. <text:span text:style-name="T1159">После каждого определения должен следовать знак «</text:span><text:span text:style-name="Source_20_Text"><text:span text:style-name="T1159">;</text:span></text:span><text:span text:style-name="T1159">».</text:span></text:p>
      <text:p text:style-name="P442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73">специально указано как </text:span>дробн<text:span text:style-name="T1173">ое</text:span>: <text:span text:style-name="Source_20_Text">1.0</text:span> или <text:span text:style-name="Source_20_Text">1э0</text:span>.</text:p>
      <text:p text:style-name="P443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70">Обращени</text:span><text:span text:style-name="T1171">я</text:span><text:span text:style-name="T1170"> к переменным и вызовы функций в таком выражении недопустимы.</text:span></text:p>
      <text:p text:style-name="Исходный_20_код">программа Пример;<text:line-break/><text:span text:style-name="T1173">константы<text:line-break/> <text:s text:c="3"/></text:span><text:span text:style-name="T1176">целыйН</text:span><text:span text:style-name="T1173">уль = 0;<text:line-break/> <text:s text:c="3"/>дробныйНуль = 0.0;<text:line-break/></text:span><text:soft-page-break/><text:span text:style-name="T1173"> <text:s text:c="3"/>не</text:span><text:span text:style-name="T1177">Ч</text:span><text:span text:style-name="T1173">исло = 0 / 0;<text:line-break/> <text:s text:c="3"/>бесконечность = 1 / 0;<text:line-break/> <text:s text:c="3"/></text:span><text:span text:style-name="T1175">Пи = 3.1415926;<text:line-break/> <text:s text:c="3"/>прямойУгол = Пи / </text:span><text:span text:style-name="T1178">2</text:span><text:span text:style-name="T1175">;</text:span><text:line-break/><text:span text:style-name="T1173">начало<text:line-break/> <text:s text:c="3"/>ничего;<text:line-break/>окончание.</text:span></text:p>
      <text:h text:style-name="P460" text:outline-level="3">Определения <text:span text:style-name="T1183">переменных</text:span></text:h>
      <text:p text:style-name="P441"><text:span text:style-name="T1183">Переменная</text:span> представляет собой именованное значение простого <text:span text:style-name="T1183">или составного </text:span>типа, которое может меняться в процессе выполнения программы. <text:span text:style-name="T1183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83">.</text:span></text:p>
      <text:p text:style-name="P446"><text:span text:style-name="T1184">Для переменных составных типов начальное значение </text:span><text:span text:style-name="T1192">не может быть указано</text:span>.</text:p>
      <text:p text:style-name="P436">Секция определений <text:span text:style-name="T1185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85">переменная</text:span></text:span> или <text:span text:style-name="Source_20_Text"><text:span text:style-name="T1185">переменные</text:span></text:span>, за которым следует одно или несколько объявлений <text:span text:style-name="T1186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90">и подпрограммами</text:span>.</text:p>
      <text:p text:style-name="P436"><text:span text:style-name="T1188">Объявление</text:span> <text:span text:style-name="T1187">переменной</text:span> начинается с идентификатора <text:span text:style-name="T1187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87">определение типа переменной</text:span>. <text:span text:style-name="T1187">После этого, если переменная имеет простой тип, может быть указан знак «</text:span><text:span text:style-name="Source_20_Text"><text:span text:style-name="T1187">=</text:span></text:span><text:span text:style-name="T1187">» и начальное значение.</text:span> <text:span text:style-name="T1187">К</text:span><text:span text:style-name="T1159">аждо</text:span><text:span text:style-name="T1187">е</text:span><text:span text:style-name="T1159"> </text:span><text:span text:style-name="T1193">объявление</text:span><text:span text:style-name="T1159"> </text:span><text:span text:style-name="T1187">завершается знаком</text:span><text:span text:style-name="T1159"> «</text:span><text:span text:style-name="Source_20_Text"><text:span text:style-name="T1159">;</text:span></text:span><text:span text:style-name="T1159">».</text:span></text:p>
      <text:p text:style-name="P447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7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88">одновременно</text:span> объявляются несколько переменных <text:span text:style-name="T1189">через запятую</text:span>, то все они получат одинаковые начальные значения.</text:p>
      <text:p text:style-name="P448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204">разделе определений </text:span>той подпрограмм<text:span text:style-name="T1204">ы</text:span>, которая содержит <text:span text:style-name="T1206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95">и уничтожается при выходе из неё</text:span>. Это приводит к тому, что обращение к переменной <text:span text:style-name="T1194">вне </text:span><text:span text:style-name="T1196">тела</text:span><text:span text:style-name="T1194"> инструкции перехвата не приводит к синтаксической ошибке </text:span><text:span text:style-name="T1195">при компиляции</text:span><text:span text:style-name="T1194">, но </text:span><text:span text:style-name="T1205">приводит к</text:span><text:span text:style-name="T1197"> </text:span><text:span text:style-name="T1207">возникновению </text:span><text:span text:style-name="T1197">исключени</text:span><text:span text:style-name="T1207">я</text:span><text:span text:style-name="T1197"> </text:span><text:span text:style-name="Source_20_Text"><text:span text:style-name="T1197">ОшибкаВыполнения</text:span></text:span><text:span text:style-name="T1194"> при выполнении программы. Возможно, в следующих версиях языка такое некорректное поведение будет исправлено.</text:span></text:p>
      <text:p text:style-name="P444">программа Пример;<text:line-break/><text:span text:style-name="T1199">тип<text:line-break/> <text:s text:c="3"/></text:span><text:span text:style-name="T1202">к</text:span><text:span text:style-name="T1199">омплексное = структура<text:line-break/> <text:s text:c="7"/>д: дробное;<text:line-break/> <text:s text:c="7"/>м: дробное;<text:line-break/> <text:s text:c="3"/>окончание;</text:span><text:line-break/><text:span text:style-name="T1198">переменные</text:span><text:span text:style-name="T1173"><text:line-break/> <text:s text:c="3"/></text:span><text:span text:style-name="T1198">стр: строка</text:span><text:span text:style-name="T1173"> = "</text:span><text:span text:style-name="T1198">Новая строка</text:span><text:span text:style-name="T1173">";<text:line-break/> <text:s text:c="3"/></text:span><text:span text:style-name="T1198">н, м: целое = 1</text:span><text:span text:style-name="T1173">;<text:line-break/> <text:s text:c="3"/></text:span><text:span text:style-name="T1200">к</text:span><text:span text:style-name="T1198">: </text:span><text:span text:style-name="T1202">к</text:span><text:span text:style-name="T1200">омплексное</text:span><text:span text:style-name="T1173">;<text:line-break/> <text:s text:c="3"/></text:span><text:span text:style-name="T1198">точк</text:span><text:span text:style-name="T1201">и</text:span><text:span text:style-name="T1198">: </text:span><text:span text:style-name="T1201">словарь </text:span><text:span text:style-name="T1198">структур<text:line-break/> <text:s text:c="7"/>х, у: дробное;<text:line-break/> <text:s text:c="3"/>окончание </text:span><text:span text:style-name="T1201">ключ </text:span><text:span text:style-name="T1203">строка</text:span><text:span text:style-name="T1175">;</text:span><text:line-break/><text:soft-page-break/><text:span text:style-name="T1173">начало<text:line-break/> <text:s text:c="3"/>ничего;<text:line-break/>окончание.</text:span></text:p>
      <text:h text:style-name="P454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21" text:outline-level="5">Синтаксис</text:h>
      <text:p text:style-name="Исходный_20_код">переменн<text:span text:style-name="T658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5">символ</text:span></text:span> и <text:span text:style-name="Source_20_Text"><text:span text:style-name="T805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5">A</text:span><text:span text:style-name="T425"> <text:s/></text:span><text:s/>// код символа в формате 16-ричного целого числа</text:p>
      <text:p text:style-name="P151">#<text:span text:style-name="T644">2</text:span><text:span text:style-name="T645">A </text:span><text:span text:style-name="T426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22" text:outline-level="5">Синтаксис</text:h>
      <text:p text:style-name="P266">переменн<text:span text:style-name="T658">ые</text:span><text:line-break/> <text:s text:c="3"/>п1: <text:span text:style-name="T660">строка</text:span>;<text:line-break/> <text:s text:c="3"/>п2: массив <text:span text:style-name="T660">строк</text:span>;</text:p>
      <text:p text:style-name="P265"><text:span text:style-name="T659">Ключевые слова </text:span><text:span text:style-name="Source_20_Text"><text:span text:style-name="T808">строка</text:span></text:span><text:span text:style-name="T659"> и </text:span><text:span text:style-name="Source_20_Text"><text:span text:style-name="T808">строк</text:span></text:span><text:span text:style-name="T659"> полностью эквивалентны и взаимозаменяемы.</text:span></text:p>
      <text:h text:style-name="Heading_20_5" text:outline-level="5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8"><text:soft-page-break/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6">с кавычками в начале</text:span></text:p>
      <text:p text:style-name="P248">"<text:span text:style-name="T360">123</text:span>"<text:span text:style-name="T647">#</text:span><text:span text:style-name="T360">20"абв"№0А // </text:span><text:span text:style-name="T363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5" text:outline-level="5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5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5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67">Переменная целого типа содержит 64-битное целочисленное значение со знаком.</text:p>
      <text:h text:style-name="P523" text:outline-level="5">Синтаксис</text:h>
      <text:p text:style-name="P282">переменн<text:span text:style-name="T658">ые</text:span><text:line-break/> <text:s text:c="3"/>п1: <text:span text:style-name="T661">целое</text:span>;<text:line-break/> <text:s text:c="3"/>п2: массив <text:span text:style-name="T661">целых</text:span>;</text:p>
      <text:p text:style-name="P268">Ключевые слова <text:span text:style-name="Source_20_Text"><text:span text:style-name="T809">целое</text:span></text:span> и <text:span text:style-name="Source_20_Text"><text:span text:style-name="T809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92">е</text:span> цифр<text:span text:style-name="T992">ы</text:span></text:p>
      <text:p text:style-name="Исходный_20_код">-$0123456789abcdef // 16-ричны<text:span text:style-name="T992">е</text:span> цифр<text:span text:style-name="T992">ы</text:span> (латиница)</text:p>
      <text:p text:style-name="Исходный_20_код">-$0123456789абцдеф // 16-ричны<text:span text:style-name="T992">е</text:span> цифр<text:span text:style-name="T992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5" text:outline-level="5">Начальное значение</text:h>
      <text:p text:style-name="P116"><text:span text:style-name="T423">Н</text:span>уль.</text:p>
      <text:h text:style-name="P528" text:outline-level="5">Преобразование типов</text:h>
      <text:p text:style-name="P125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11">объект</text:span></text:span>.</text:p>
      <text:p text:style-name="P126">При приведении к символьному типу целое число означает кодпо<text:span text:style-name="T993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<text:soft-page-break/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9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24" text:outline-level="5">Синтаксис</text:h>
      <text:p text:style-name="P283">переменн<text:span text:style-name="T658">ые</text:span><text:line-break/> <text:s text:c="3"/>п1: <text:span text:style-name="T662">дробное</text:span>;<text:line-break/> <text:s text:c="3"/>п2: массив <text:span text:style-name="T662">дробных</text:span>;</text:p>
      <text:p text:style-name="P270">Ключевые слова <text:span text:style-name="Source_20_Text"><text:span text:style-name="T810">дробное</text:span></text:span> и <text:span text:style-name="Source_20_Text"><text:span text:style-name="T810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3">Н</text:span>уль.</text:p>
      <text:h text:style-name="P529" text:outline-level="5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12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4" text:outline-level="4">Момент</text:h>
      <text:p text:style-name="P362"><text:span text:style-name="T388">Переменная типа </text:span><text:span text:style-name="Source_20_Text"><text:span text:style-name="T813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2"><text:span text:style-name="T388">Нулевым моментом считается </text:span><text:span text:style-name="T994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 </text:p>
      <text:h text:style-name="P525" text:outline-level="5"><text:soft-page-break/>Синтаксис</text:h>
      <text:p text:style-name="P272">переменн<text:span text:style-name="T658">ые</text:span><text:line-break/> <text:s text:c="3"/>п1: <text:span text:style-name="T663">момент</text:span>;<text:line-break/> <text:s text:c="3"/>п2: массив <text:span text:style-name="T663">моментов</text:span>;</text:p>
      <text:p text:style-name="P271">Ключевые слова <text:span text:style-name="Source_20_Text"><text:span text:style-name="T814">момент</text:span></text:span> и <text:span text:style-name="Source_20_Text"><text:span text:style-name="T814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8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5" text:outline-level="5">Начальное значение</text:h>
      <text:p text:style-name="P137"><text:span text:style-name="T424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3442351015" text:style-name="L8">
        <text:list-item>
          <text:p text:style-name="P556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556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557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558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5">ОшибкаКонвертации</text:span></text:span><text:span text:style-name="T174">.</text:span></text:p>
      <text:h text:style-name="Heading_20_4" text:outline-level="4"><text:soft-page-break/>Логическое</text:h>
      <text:p text:style-name="P273">Переменная логического типа имеет одно из двух значений: истинное или ложное. <text:span text:style-name="T906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26" text:outline-level="5">Синтаксис</text:h>
      <text:p text:style-name="P284">переменн<text:span text:style-name="T658">ые</text:span><text:line-break/> <text:s text:c="3"/>п1: <text:span text:style-name="T664">логическое</text:span>;<text:line-break/> <text:s text:c="3"/>п2: массив <text:span text:style-name="T664">логических</text:span>;</text:p>
      <text:p text:style-name="P274"><text:span text:style-name="T180">Ключевые слова </text:span><text:span text:style-name="Source_20_Text"><text:span text:style-name="T816">логическое</text:span></text:span><text:span text:style-name="T180"> и </text:span><text:span text:style-name="Source_20_Text"><text:span text:style-name="T816">логических</text:span></text:span><text:span text:style-name="T180"> полностью эквивалентны и взаимозаменяемы.</text:span></text:p>
      <text:h text:style-name="P530" text:outline-level="5">Формат литерала</text:h>
      <text:p text:style-name="P275"><text:span text:style-name="T408">В качестве литералов в исходном коде применяются ключевые слова </text:span><text:span text:style-name="Source_20_Text"><text:span text:style-name="T817">да</text:span></text:span><text:span text:style-name="T408"> и </text:span><text:span text:style-name="Source_20_Text"><text:span text:style-name="T817">нет</text:span></text:span><text:span text:style-name="T180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1">приводится к</text:span> значению "да", а ложь — <text:span text:style-name="T741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6">Любые другие строковые значения вызовут исключение <text:span text:style-name="Source_20_Text"><text:span text:style-name="T805">ОшибкаКонвертации</text:span></text:span>.</text:p>
      <text:h text:style-name="P471" text:outline-level="4">Объект</text:h>
      <text:p text:style-name="P276">Переменная типа <text:span text:style-name="Source_20_Text"><text:span text:style-name="T818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9">объект</text:span></text:span><text:span text:style-name="T733"> можно присвоить значение</text:span><text:span text:style-name="T675"> </text:span><text:span text:style-name="Source_20_Text"><text:span text:style-name="T820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9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7"><text:span text:style-name="T735">Значение типа </text:span><text:span text:style-name="Source_20_Text"><text:span text:style-name="T821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5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7"><text:span text:style-name="T689">Присваивание переменной типа </text:span><text:span text:style-name="Source_20_Text"><text:span text:style-name="T822">объект</text:span></text:span><text:span text:style-name="T689"> значения </text:span><text:span text:style-name="Source_20_Text"><text:span text:style-name="T822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6">Физически <text:span text:style-name="T164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5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7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</text:span><text:soft-page-break/><text:span text:style-name="T679">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527" text:outline-level="5">Синтаксис</text:h>
      <text:p text:style-name="P285">переменн<text:span text:style-name="T658">ые</text:span><text:line-break/> <text:s text:c="3"/><text:span text:style-name="T761">п</text:span>1: <text:span text:style-name="T672">объект</text:span>;<text:line-break/> <text:s text:c="3"/><text:span text:style-name="T761">п</text:span>2: массив <text:span text:style-name="T672">объектов</text:span>;</text:p>
      <text:p text:style-name="P276"><text:span text:style-name="T180">Ключевые слова </text:span><text:span text:style-name="Source_20_Text"><text:span text:style-name="T823">объект</text:span></text:span><text:span text:style-name="T180"> и </text:span><text:span text:style-name="Source_20_Text"><text:span text:style-name="T823">объектов</text:span></text:span><text:span text:style-name="T180"> полностью эквивалентны и взаимозаменяемы.</text:span></text:p>
      <text:h text:style-name="P531" text:outline-level="5">Формат литерала</text:h>
      <text:p text:style-name="P276"><text:span text:style-name="T408">В качестве литерал</text:span><text:span text:style-name="T680">а</text:span><text:span text:style-name="T408"> в исходном коде применя</text:span><text:span text:style-name="T680">е</text:span><text:span text:style-name="T408">тся ключев</text:span><text:span text:style-name="T680">ое</text:span><text:span text:style-name="T408"> слов</text:span><text:span text:style-name="T680">о</text:span><text:span text:style-name="T408"> </text:span><text:span text:style-name="Source_20_Text"><text:span text:style-name="T824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32" text:outline-level="5">Начальное значение</text:h>
      <text:p text:style-name="P148"><text:span text:style-name="T681">Пусто</text:span>.</text:p>
      <text:h text:style-name="P532" text:outline-level="5">Преобразование типов</text:h>
      <text:p text:style-name="P288">Приведение других типов к типу <text:span text:style-name="Source_20_Text"><text:span text:style-name="T805">объект</text:span></text:span> не допускается.</text:p>
      <text:p text:style-name="P142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5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5">пусто</text:span></text:span><text:span text:style-name="T683"> </text:span><text:span text:style-name="T688">приводится к</text:span><text:span text:style-name="T683"> нулю.</text:span></text:p>
      <text:p text:style-name="P289">При приведении <text:span text:style-name="T690">объекта </text:span>к строке возвращается строковое представление <text:span text:style-name="T740">численного значения </text:span><text:span text:style-name="T687">дескриптора </text:span><text:span text:style-name="T740">в 16-ричном формате</text:span>.</text:p>
      <text:h text:style-name="Heading_20_3" text:outline-level="3"><text:span text:style-name="T649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5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0">Элементы массива могут иметь любой тип — простой или составной.</text:span></text:p>
      <text:h text:style-name="P533" text:outline-level="5">Синтаксис</text:h>
      <text:p text:style-name="P253">Определение массивного типа состоит из ключевого слова <text:span text:style-name="Source_20_Text"><text:span text:style-name="T805">массив</text:span></text:span> и следующего за ним определения типа элемента массива. <text:span text:style-name="T651">Для определения многомерн</text:span><text:span text:style-name="T652">ых</text:span><text:span text:style-name="T651"> массив</text:span><text:span text:style-name="T652">ов</text:span><text:span text:style-name="T651"> можно использовать разные формы ключевого слова: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651">,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13"> </text:span><text:span text:style-name="Source_20_Text"><text:span text:style-name="T826">массивов</text:span></text:span><text:span text:style-name="T651"> и т. п.</text:span></text:p>
      <text:p text:style-name="P281">тип<text:line-break/> <text:s text:c="3"/>тМЦ = массив целых;<text:line-break/> <text:s text:c="3"/><text:span text:style-name="T654">т</text:span><text:span text:style-name="T666">МСД</text:span><text:span text:style-name="T667">кС</text:span><text:span text:style-name="T654"> = массив словарей дробных ключ символ;</text:span><text:line-break/>переменная<text:line-break/> <text:s text:c="3"/><text:span text:style-name="T653">мойМассив: массив массивов </text:span><text:span text:style-name="T655">моментов</text:span><text:span text:style-name="T653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3">окончание ключ строка;</text:span></text:p>
      <text:p text:style-name="P256">Ключевые слова <text:span text:style-name="Source_20_Text"><text:span text:style-name="T805">массив</text:span></text:span> и <text:span text:style-name="Source_20_Text"><text:span text:style-name="T805">массивов</text:span></text:span> полностью эквивалентны и взаимозаменяемы.</text:p>
      <text:p text:style-name="P278"><text:span text:style-name="T668">В исходном коде программы д</text:span>ля обращения к элементу массива <text:span text:style-name="T669">нужно указать </text:span>индекс элемента в квадратных скобках после имени переменной-массива. <text:span text:style-name="T1132">Для работы с массивами и их элементами используются функции </text:span><text:span text:style-name="Source_20_Text"><text:span text:style-name="T1132">длина()</text:span></text:span><text:span text:style-name="T1132">, </text:span><text:span text:style-name="Source_20_Text"><text:span text:style-name="T1132">добавить()</text:span></text:span><text:span text:style-name="T1132">, </text:span><text:span text:style-name="Source_20_Text"><text:span text:style-name="T1132">вставить()</text:span></text:span><text:span text:style-name="T1132">, </text:span><text:span text:style-name="Source_20_Text"><text:span text:style-name="T1132">удалить()</text:span></text:span><text:span text:style-name="T1132"> </text:span><text:span text:style-name="T1133">и конструкции </text:span><text:span text:style-name="Source_20_Text"><text:span text:style-name="T1133">есть()</text:span></text:span><text:span text:style-name="T1133">, </text:span><text:span text:style-name="Source_20_Text"><text:span text:style-name="T1133">нету()</text:span></text:span><text:span text:style-name="T1133">. </text:span></text:p>
      <text:p text:style-name="P431"><text:soft-page-break/>переменная<text:line-break/> <text:s text:c="3"/>м1: массив целых;<text:line-break/> <text:s text:c="3"/>м2: массив массивов моментов;<text:line-break/><text:span text:style-name="T665">начало<text:line-break/> <text:s text:c="3"/></text:span><text:span text:style-name="T1140">длина(м1, 1);</text:span><text:span text:style-name="T665"><text:line-break/> <text:s text:c="3"/>м1[0] := 10;<text:line-break/> <text:s text:c="3"/></text:span><text:span text:style-name="T1140">длина(м2, 2);</text:span><text:span text:style-name="T665"><text:line-break/> <text:s text:c="3"/></text:span><text:span text:style-name="T1140">длина(м2[1], 11);</text:span><text:span text:style-name="T665"><text:line-break/> <text:s text:c="3"/>м2[1][10] := `2023-07-06 12:00`;<text:line-break/>окончание.</text:span></text:p>
      <text:h text:style-name="Heading_20_5" text:outline-level="5">Начальное значение</text:h>
      <text:p text:style-name="P258">Пустой массив.</text:p>
      <text:h text:style-name="Heading_20_5" text:outline-level="5">Преобразование типов</text:h>
      <text:p text:style-name="P261"><text:span text:style-name="T656">Явное п</text:span>риведение массивов к другим типам данных запрещено.</text:p>
      <text:p text:style-name="P261">Переменной типа <text:span text:style-name="Source_20_Text"><text:span text:style-name="T805">массив</text:span></text:span> можно присвоить значение — массив, состоящий из элементов такого же типа или типа, совместимого по присваиванию. <text:span text:style-name="T657">Например, массиву дробных можно присвоить массив целых, а массиву строк можно присвоить массив символов.</text:span></text:p>
      <text:h text:style-name="P472" text:outline-level="4">Словарь</text:h>
      <text:p text:style-name="P251">Переменная типа <text:span text:style-name="Source_20_Text"><text:span text:style-name="T877">словарь</text:span></text:span> содержит несколько однотипных значений, каждому из которых соответствует <text:span text:style-name="T1119">значение ключа, уникальное в пределах словаря</text:span>. <text:span text:style-name="T1119">Ключи в словаре отсортированы в порядке возрастания. </text:span><text:span text:style-name="T650">Элементы </text:span><text:span text:style-name="T1119">словаря</text:span><text:span text:style-name="T650"> могут иметь любой тип — простой или составной, </text:span><text:span text:style-name="T1122">а </text:span><text:span text:style-name="T1119">ключи — любой из простых типов</text:span><text:span text:style-name="T650">.</text:span></text:p>
      <text:h text:style-name="P534" text:outline-level="5">Синтаксис</text:h>
      <text:p text:style-name="P254">Определение <text:span text:style-name="T1120">словарного</text:span> типа состоит из ключевого слова <text:span text:style-name="Source_20_Text"><text:span text:style-name="T878">словарь</text:span></text:span> и следующего за ним определения типа элемента <text:span text:style-name="T1120">словаря; после этого следует слово </text:span><text:span text:style-name="Source_20_Text"><text:span text:style-name="T1120">ключ</text:span></text:span><text:span text:style-name="T1120"> и </text:span><text:span text:style-name="T1121">ключевое слово, указывающее тип ключа</text:span>. <text:span text:style-name="T1123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4">тип<text:line-break/> <text:s text:c="3"/>т<text:span text:style-name="T1124">С</text:span>Ц = <text:span text:style-name="T1124">словарь</text:span> целых <text:span text:style-name="T1125">ключ строка</text:span>;<text:line-break/> <text:s text:c="3"/><text:span text:style-name="T654">т</text:span><text:span text:style-name="T1124">СМ</text:span><text:span text:style-name="T666">Д</text:span><text:span text:style-name="T667">кС</text:span><text:span text:style-name="T654"> = словар</text:span><text:span text:style-name="T1124">ь массивов</text:span><text:span text:style-name="T654"> дробных ключ символ;</text:span><text:line-break/>переменная<text:line-break/> <text:s text:c="3"/><text:span text:style-name="T653">мой</text:span><text:span text:style-name="T1125">Словарь</text:span><text:span text:style-name="T653">: </text:span><text:span text:style-name="T1125">словарь</text:span><text:span text:style-name="T653"> </text:span><text:span text:style-name="T655">моментов </text:span><text:span text:style-name="T1125">ключ объект</text:span><text:span text:style-name="T653">;<text:line-break/> <text:s text:c="3"/>ещё</text:span><text:span text:style-name="T1126">Словарь</text:span><text:span text:style-name="T653">: словар</text:span><text:span text:style-name="T1126">ь</text:span><text:span text:style-name="T653"> структур<text:line-break/> <text:s text:c="7"/>поле1: символ;<text:line-break/> <text:s text:c="7"/>поле2: строка;</text:span></text:p>
      <text:p text:style-name="P424"><text:s text:c="4"/><text:span text:style-name="T653">окончание ключ строка;</text:span></text:p>
      <text:p text:style-name="P257">Ключевые слова <text:span text:style-name="Source_20_Text"><text:span text:style-name="T879">словарь</text:span></text:span> и <text:span text:style-name="Source_20_Text"><text:span text:style-name="T879">словарей</text:span></text:span> полностью эквивалентны и взаимозаменяемы.</text:p>
      <text:p text:style-name="P279"><text:span text:style-name="T668">В исходном коде программы д</text:span>ля обращения к элементу <text:span text:style-name="T1127">словаря</text:span> <text:span text:style-name="T669">нужно указать </text:span><text:span text:style-name="T1127">ключ</text:span> элемента в квадратных скобках после имени переменной-<text:span text:style-name="T1127">словаря</text:span>. <text:span text:style-name="T1132">Для </text:span><text:span text:style-name="T1139">добавления в словарь пары ключ-значение можно использовать инструкцию присваивания. Кроме того, для </text:span><text:span text:style-name="T1132">работы с</text:span><text:span text:style-name="T1139">о</text:span><text:span text:style-name="T1132"> </text:span><text:span text:style-name="T1139">словарями</text:span><text:span text:style-name="T1132"> и их элементами используются функции </text:span><text:span text:style-name="Source_20_Text"><text:span text:style-name="T1132">длина()</text:span></text:span><text:span text:style-name="T1132">, </text:span><text:span text:style-name="Source_20_Text"><text:span text:style-name="T1132">добавить()</text:span></text:span><text:span text:style-name="T1132">, </text:span><text:span text:style-name="Source_20_Text"><text:span text:style-name="T1132">вставить()</text:span></text:span><text:span text:style-name="T1132">, </text:span><text:span text:style-name="Source_20_Text"><text:span text:style-name="T1132">удалить()</text:span></text:span><text:span text:style-name="T1132"> </text:span><text:span text:style-name="T1133">и конструкции </text:span><text:span text:style-name="Source_20_Text"><text:span text:style-name="T1133">есть()</text:span></text:span><text:span text:style-name="T1133">, </text:span><text:span text:style-name="Source_20_Text"><text:span text:style-name="T1133">нету()</text:span></text:span><text:span text:style-name="T1133">.</text:span></text:p>
      <text:p text:style-name="P424">переменная<text:line-break/> <text:s text:c="3"/><text:span text:style-name="T1128">сл</text:span>1: <text:span text:style-name="T1128">словарь</text:span> целых <text:span text:style-name="T1128">ключ </text:span><text:span text:style-name="T1141">символ</text:span>;<text:line-break/> <text:s text:c="3"/><text:span text:style-name="T1128">сл</text:span>2: <text:span text:style-name="T1128">словарь словарей</text:span> моментов <text:span text:style-name="T1128">ключ целое ключ строка</text:span>;<text:line-break/><text:span text:style-name="T665">начало<text:line-break/></text:span><text:soft-page-break/><text:span text:style-name="T665"> <text:s text:c="3"/></text:span><text:span text:style-name="T1128">сл</text:span><text:span text:style-name="T665">1['0'] := 10;<text:line-break/> <text:s text:c="3"/></text:span><text:span text:style-name="T1128">сл</text:span><text:span text:style-name="T665">2["</text:span><text:span text:style-name="T1129">первый</text:span><text:span text:style-name="T665">"][10] := `2023-07-06 12:00`;<text:line-break/>окончание.</text:span></text:p>
      <text:h text:style-name="P536" text:outline-level="5">Начальное значение</text:h>
      <text:p text:style-name="P259">Пустой <text:span text:style-name="T1130">словарь</text:span>.</text:p>
      <text:h text:style-name="P536" text:outline-level="5">Преобразование типов</text:h>
      <text:p text:style-name="P262"><text:span text:style-name="T656">Явное п</text:span>риведение <text:span text:style-name="T1131">словарей</text:span> к другим типам данных запрещено.</text:p>
      <text:p text:style-name="P262">Переменной типа <text:span text:style-name="Source_20_Text"><text:span text:style-name="T880">словарь</text:span></text:span> можно присвоить значение — <text:span text:style-name="T1131">словарь</text:span>, состоящий из элементов такого же типа или типа, совместимого по присваиванию, <text:span text:style-name="T1142">при условии точного совпадения типов ключей</text:span>. <text:span text:style-name="T657">Например, </text:span><text:span text:style-name="T1131">словарю</text:span><text:span text:style-name="T657"> дробных можно присвоить </text:span><text:span text:style-name="T1131">словарь</text:span><text:span text:style-name="T657"> целых, а </text:span><text:span text:style-name="T1131">словарю</text:span><text:span text:style-name="T657"> строк можно присвоить </text:span><text:span text:style-name="T1131">словарь</text:span><text:span text:style-name="T657"> символов.</text:span></text:p>
      <text:h text:style-name="P473" text:outline-level="4">Структура</text:h>
      <text:p text:style-name="P252">Переменная типа <text:span text:style-name="Source_20_Text"><text:span text:style-name="T881">структура</text:span></text:span> содержит <text:span text:style-name="T1144">одно или несколько</text:span> <text:span text:style-name="T1144">именованных</text:span> значений <text:span text:style-name="T1144">различных типов, называемых полями структуры; значением структурной переменной является совокупность значений всех её полей. </text:span><text:span text:style-name="T1145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35" text:outline-level="5">Синтаксис</text:h>
      <text:p text:style-name="P255">Определение <text:span text:style-name="T1145">структурного</text:span> типа <text:span text:style-name="T1145">начинается ключевым словом</text:span> <text:span text:style-name="Source_20_Text"><text:span text:style-name="T882">структура</text:span></text:span> и <text:span text:style-name="T1145">заканчивается ключевым словом </text:span><text:span text:style-name="Source_20_Text"><text:span text:style-name="T1150">окончание</text:span></text:span><text:span text:style-name="T1145">, между которыми располагаются определения полей структуры</text:span>. <text:span text:style-name="T1145">Определения полей </text:span><text:span text:style-name="T1146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23">.</text:span></text:p>
      <text:p text:style-name="P427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8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5">тип<text:line-break/> <text:s text:c="3"/>т<text:span text:style-name="T1146">Стр</text:span> = <text:span text:style-name="T1146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47">словарь объектов ключ строка</text:span><text:span text:style-name="T1146">;<text:line-break/> <text:s text:c="7"/>конец;<text:line-break/> <text:s text:c="3"/>окончание</text:span>;<text:line-break/>переменная<text:line-break/> <text:s text:c="3"/><text:span text:style-name="T1148">точка</text:span><text:span text:style-name="T653">: </text:span><text:span text:style-name="T1148">структура х, у: целое</text:span><text:span text:style-name="T653">; </text:span><text:span text:style-name="T1148">конец;<text:line-break/> <text:s text:c="3"/>люди: массив структур<text:line-break/> <text:s text:c="7"/>фамилия, </text:span><text:span text:style-name="T1154">имя, отчество</text:span><text:span text:style-name="T1148">: строка;<text:line-break/> <text:s text:c="7"/></text:span><text:span text:style-name="T1154">ДР</text:span><text:span text:style-name="T1148">: </text:span><text:span text:style-name="T1154">момент</text:span><text:span text:style-name="T1148">;<text:line-break/> <text:s text:c="3"/>конец;</text:span></text:p>
      <text:p text:style-name="P280"><text:span text:style-name="T668">В исходном коде программы д</text:span>ля обращения к <text:span text:style-name="T1149">полю структуры</text:span> <text:span text:style-name="T669">нужно указать </text:span><text:span text:style-name="T1151">имя поля, отделив его от имени переменной знаком «</text:span><text:span text:style-name="Source_20_Text"><text:span text:style-name="T1151">.</text:span></text:span><text:span text:style-name="T1151">»</text:span><text:span text:style-name="T1133">. </text:span><text:span text:style-name="T1153">Аналогичным образом можно обращаться к полям вложенных структур.</text:span></text:p>
      <text:p text:style-name="P425">переменная<text:line-break/> <text:s text:c="3"/><text:span text:style-name="T1128">с</text:span><text:span text:style-name="T1151">тр</text:span>: <text:span text:style-name="T1151">структура<text:line-break/> <text:s text:c="7"/>п1: строка;<text:line-break/></text:span><text:soft-page-break/><text:span text:style-name="T1151"> <text:s text:c="7"/>п2: структура<text:line-break/> <text:s text:c="11"/>п1, п2: целое;<text:line-break/> <text:s text:c="7"/>конец;<text:line-break/> <text:s text:c="3"/>окончание</text:span>;<text:line-break/><text:span text:style-name="T665">начало<text:line-break/> <text:s text:c="3"/></text:span><text:span text:style-name="T1151">стр.п1 := "значение"</text:span><text:span text:style-name="T665">;<text:line-break/> <text:s text:c="3"/></text:span><text:span text:style-name="T1151">стр.п2.п1 := 10</text:span><text:span text:style-name="T665">;<text:line-break/>окончание.</text:span></text:p>
      <text:h text:style-name="P537" text:outline-level="5">Начальное значение</text:h>
      <text:p text:style-name="P260"><text:span text:style-name="T1151">Все поля структуры имеют начальные значения, </text:span><text:span text:style-name="T1152">соответствующие их типам</text:span>.</text:p>
      <text:h text:style-name="P537" text:outline-level="5">Преобразование типов</text:h>
      <text:p text:style-name="P263"><text:span text:style-name="T656">Явное п</text:span>риведение <text:span text:style-name="T1152">структур</text:span> к другим типам данных запрещено.</text:p>
      <text:p text:style-name="Text_20_body"><text:span text:style-name="T1143">Переменной типа </text:span><text:span text:style-name="Source_20_Text"><text:span text:style-name="T883">структура</text:span></text:span><text:span text:style-name="T1143"> можно присвоить значение — </text:span><text:span text:style-name="T1152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7">. </text:span><text:span text:style-name="T1152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455" text:outline-level="2">Выражения и операции</text:h>
      <text:p text:style-name="P338">Выражения в Клаусе записываются в инфиксной форме, для группировки операций используются круглые скобки.</text:p>
      <text:p text:style-name="P344"><text:span text:style-name="T965">Операции в выражениях выполняются в порядке </text:span><text:span text:style-name="T751">возрастания</text:span><text:span text:style-name="T965"> приоритета </text:span><text:span text:style-name="T746">(чем меньше приоритет, тем раньше — </text:span><text:span text:style-name="T1155">см. табл. ниже</text:span><text:span text:style-name="T746">)</text:span><text:span text:style-name="T965">. Равноприоритетные операции выполняются по порядку слева направо. </text:span><text:span text:style-name="T748">Д</text:span><text:span text:style-name="T431">ля бинарных операций сначала вычисляется левый, а затем правый операнд</text:span><text:span text:style-name="T965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65"> выражения.</text:span></text:p>
      <text:p text:style-name="P344"><text:span text:style-name="T1174">О</text:span>перации <text:span text:style-name="T1174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74">Операция деления всегда возвращает дробный результат.</text:span></text:p>
      <text:p text:style-name="P308">Операции целочисленного деления и остатка от деления, <text:span text:style-name="T762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62">т</text:span>.</text:p>
      <text:p text:style-name="P8">Сложение и вычитание определены для <text:span text:style-name="T763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627958953" text:style-name="L9">
        <text:list-item>
          <text:p text:style-name="P560">символы можно сравнивать с символами, но не со строками;</text:p>
        </text:list-item>
        <text:list-item>
          <text:p text:style-name="P561">строки можно сравнивать со строками, но не с символами;</text:p>
        </text:list-item>
        <text:list-item>
          <text:p text:style-name="P559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562">моменты можно сравнивать с моментами;</text:p>
        </text:list-item>
        <text:list-item>
          <text:p text:style-name="P562">логические <text:span text:style-name="T57">значения</text:span> можно сравнивать <text:span text:style-name="T53">между собой:</text:span> <text:span text:style-name="Source_20_Text"><text:span text:style-name="T805">да</text:span></text:span> больше, чем <text:span text:style-name="Source_20_Text"><text:span text:style-name="T805">нет</text:span></text:span>.</text:p>
        </text:list-item>
        <text:list-item>
          <text:p text:style-name="P56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5">объект</text:span></text:span>. <text:span text:style-name="T743">При сравнении объектов значение </text:span><text:span text:style-name="Source_20_Text"><text:span text:style-name="T827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49"><text:soft-page-break/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5">Не</text:span></text:span><text:span text:style-name="Source_20_Text"><text:span text:style-name="T828">верное</text:span></text:span><text:span text:style-name="Source_20_Text"><text:span text:style-name="T805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9">Значения составных типов — массивы, словари, структуры — не могут быть операндами в выражениях.</text:p>
      <text:h text:style-name="P461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9"><text:span text:style-name="T58">У</text:span>нарный минус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9"><text:span text:style-name="T58">У</text:span>нарное отрицание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1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5">&amp;</text:p>
          </table:table-cell>
          <table:table-cell table:style-name="Таблица1.A1" office:value-type="string">
            <text:p text:style-name="P303">Побитовое 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4</text:p>
          </table:table-cell>
        </table:table-row>
        <table:table-row>
          <table:table-cell table:style-name="Таблица1.A2" office:value-type="string">
            <text:p text:style-name="P305">|</text:p>
          </table:table-cell>
          <table:table-cell table:style-name="Таблица1.A1" office:value-type="string">
            <text:p text:style-name="P303">Побитовое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05">~</text:p>
          </table:table-cell>
          <table:table-cell table:style-name="Таблица1.A1" office:value-type="string">
            <text:p text:style-name="P303">Побитовое Искл.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4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300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300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</table:table>
      <text:h text:style-name="P456" text:outline-level="2" text:is-list-header="true">Инструкции</text:h>
      <text:h text:style-name="P462" text:outline-level="3"><text:span text:style-name="T1208">П</text:span>устая инструкция</text:h>
      <text:p text:style-name="P212">Пустая инструкция записывается ключевым словом <text:span text:style-name="Source_20_Text"><text:span text:style-name="T829">ничего</text:span></text:span>:</text:p>
      <text:p text:style-name="Исходный_20_код"><text:span text:style-name="T542">начало</text:span><text:line-break/> <text:s text:c="3"/>ничего;<text:line-break/><text:span text:style-name="T542">окончание.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4"><text:span text:style-name="T543">начало</text:span><text:line-break/> <text:s text:c="3"/>если всёХорошо то ничего<text:line-break/> <text:s text:c="3"/>иначе вывести("Что-то пошло не так!");<text:line-break/><text:span text:style-name="T543">окончание.</text:span></text:p>
      <text:h text:style-name="P463" text:outline-level="3"><text:span text:style-name="T963">И</text:span>нструкци<text:span text:style-name="T74">я</text:span> присваивания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474" text:outline-level="4"><text:soft-page-break/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соответствующего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475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ext:soft-page-break/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6">Вычислить И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6">Вычислить ИЛИ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6">Вычислить Искл. ИЛИ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tab/>А += 1; // прибавляет к переменной А единицу</text:p>
      <text:p text:style-name="P9"><text:tab/>Б *= 2; // удваивает значение переменной Б</text:p>
      <text:p text:style-name="P9"><text:tab/>В ^= 3; // возводит переменную В в третью степень</text:p>
      <text:p text:style-name="P9">окончание;</text:p>
      <text:h text:style-name="P474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471169797" text:style-name="L10">
        <text:list-item>
          <text:p text:style-name="P564">Строковой переменной может быть присвоено символьное значение, но не наоборот;</text:p>
        </text:list-item>
        <text:list-item>
          <text:p text:style-name="P564">Дробной переменной может быть присвоено целое значение, но не наоборот;</text:p>
        </text:list-item>
        <text:list-item>
          <text:p text:style-name="P564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260124455" text:style-name="L11">
        <text:list-item>
          <text:p text:style-name="P565">Массиву может быть присвоен массив, состоящий из элементов совместимого типа;</text:p>
        </text:list-item>
        <text:list-item>
          <text:p text:style-name="P565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565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474" text:outline-level="4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<text:soft-page-break/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.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.</text:p>
      <text:h text:style-name="Heading_20_3" text:outline-level="3"><text:span text:style-name="T1209">И</text:span>нструкция завершения программы</text:h>
      <text:p text:style-name="P216">Для завершения работы программы используется инструкция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30">завершить</text:span></text:span><text:span text:style-name="T553">, то код завершения по умолчанию будет равен нулю.</text:span></text:p>
      <text:p text:style-name="P218"><text:soft-page-break/>Инструкция <text:span text:style-name="Source_20_Text"><text:span text:style-name="T805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5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31">завершить</text:span></text:span><text:span text:style-name="T555"> вызвала исключение.</text:span></text:p>
      <text:h text:style-name="Heading_20_3" text:outline-level="3"><text:span text:style-name="T1210">И</text:span>нструкция возврата <text:span text:style-name="T571">из подпрограммы</text:span></text:h>
      <text:p text:style-name="P220">Инструкция возврата используется для завершения работы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225">процедура мояПроцедура();<text:line-break/><text:span text:style-name="T558">начало<text:line-break/> <text:s text:c="3"/>вернуться;<text:line-break/>окончание;<text:line-break/></text:span></text:p>
      <text:p text:style-name="P225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5">вернуть</text:span></text:span> и <text:span text:style-name="Source_20_Text"><text:span text:style-name="T805">вернуться</text:span></text:span> полностью эквивалентны <text:span text:style-name="T574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32">вернуть</text:span></text:span><text:span text:style-name="T560">, то она вернёт нулевое начальное значение соответствующего типа.</text:span></text:p>
      <text:p text:style-name="P222">Для процедур <text:span text:style-name="T575">указывать </text:span>возвращаем<text:span text:style-name="T559">о</text:span>е значение не допускается.</text:p>
      <text:p text:style-name="P223">Если инструкция <text:span text:style-name="Source_20_Text"><text:span text:style-name="T805">вернуть</text:span></text:span> выполняется в теле основной программы, то она работает в точности так же, как инструкция <text:span text:style-name="Source_20_Text"><text:span text:style-name="T805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33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34">вернуть</text:span></text:span><text:span text:style-name="T555"> вызвала исключение.</text:span></text:p>
      <text:h text:style-name="Heading_20_3" text:outline-level="3"><text:span text:style-name="T1211">С</text:span>оставной блок инструкций</text:h>
      <text:p text:style-name="P226">Составной блок<text:span text:style-name="T585"> </text:span>представляет собой инструкцию, которая может содержать <text:span text:style-name="T1015">одну или </text:span>несколько других инструкций и предоставл<text:span text:style-name="T764">я</text:span><text:span text:style-name="T599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5">начало</text:span></text:span> и заканчивается словом <text:span text:style-name="Source_20_Text"><text:span text:style-name="T805">конец</text:span></text:span> или <text:span text:style-name="Source_20_Text"><text:span text:style-name="T805">окончание</text:span></text:span>. <text:span text:style-name="T580">Ключевые с</text:span><text:span text:style-name="T576">лова </text:span><text:span text:style-name="Source_20_Text"><text:span text:style-name="T835">конец</text:span></text:span><text:span text:style-name="T576"> и </text:span><text:span text:style-name="Source_20_Text"><text:span text:style-name="T835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14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16">ые</text:span><text:span text:style-name="T577"> составны</text:span><text:span text:style-name="T1016">е</text:span><text:span text:style-name="T577"> блок</text:span><text:span text:style-name="T1016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</text:span>;</text:p>
      <text:p text:style-name="P228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oft-page-break/><text:span text:style-name="T582">если А &gt; Б то </text:span>чтоТоОдно()<text:line-break/>иначе чтоТоДругое();</text:p>
      <text:p text:style-name="Исходный_20_код"/>
      <text:p text:style-name="P229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5">одна за другой</text:span>. Если при выполнении<text:span text:style-name="T588">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5">исключение</text:span></text:span> или <text:span text:style-name="Source_20_Text"><text:span text:style-name="T805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2">в т.ч., возможно, за предел</text:span><text:span text:style-name="T639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1">любое </text:span>исключение считается подавленным, <text:span text:style-name="T640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5">бросить</text:span></text:span>.</text:p>
      <text:p text:style-name="P236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5">когда.</text:span></text:span><text:span text:style-name="Source_20_Text"><text:span text:style-name="T14">..</text:span></text:span><text:span text:style-name="Source_20_Text"><text:span text:style-name="T805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6">ое</text:span><text:span text:style-name="T593"> тогда сообщить("Какая-то неожиданная ошибка!");</text:span><text:line-break/>конец;</text:p>
      <text:p text:style-name="P239"><text:span text:style-name="T642">Составной б</text:span>лок может заканчиваться секцией гарантированного завершения.</text:p>
      <text:p text:style-name="P237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<text:soft-page-break/>секцию. <text:span text:style-name="T596">Также управление передаётся в эту секцию при выходе из блока инструкциями </text:span><text:span text:style-name="Source_20_Text"><text:span text:style-name="T836">прервать</text:span></text:span><text:span text:style-name="T596">, </text:span><text:span text:style-name="Source_20_Text"><text:span text:style-name="T836">продолжить</text:span></text:span><text:span text:style-name="T596">, </text:span><text:span text:style-name="Source_20_Text"><text:span text:style-name="T836">вернуть</text:span></text:span><text:span text:style-name="T596"> и </text:span><text:span text:style-name="Source_20_Text"><text:span text:style-name="T836">завершить</text:span></text:span><text:span text:style-name="T596">.</text:span></text:p>
      <text:p text:style-name="P238">Секция гарантированного завершения начинается ключевым словом <text:span text:style-name="Source_20_Text"><text:span text:style-name="T805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7"><text:s text:c="4"/><text:span text:style-name="T598">вернуть 0;</text:span></text:p>
      <text:p text:style-name="P249">исключение</text:p>
      <text:p text:style-name="P247"><text:s text:c="4"/><text:span text:style-name="T643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3" text:outline-level="3"><text:span text:style-name="T1212">И</text:span>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8">(т. е., после ключевого слова </text:span><text:span text:style-name="Source_20_Text"><text:span text:style-name="T837">исключение</text:span></text:span><text:span text:style-name="T12">)</text:span><text:span text:style-name="T628"> </text:span>и не может соседствовать в н<text:span text:style-name="T629">ей</text:span> с какими-то <text:span text:style-name="T634">ещё</text:span> инструкциями, кроме <text:span text:style-name="T634">других </text:span>инструкций перехвата.</text:p>
      <text:p text:style-name="P240">Инструкция начинается ключевым словом <text:span text:style-name="Source_20_Text"><text:span text:style-name="T805">когда</text:span></text:span>, за которым следует одно из трёх:</text:p>
      <text:list xml:id="list3698432134" text:style-name="L12">
        <text:list-item>
          <text:p text:style-name="P566">Перечень имён исключений через запятую;</text:p>
        </text:list-item>
        <text:list-item>
          <text:p text:style-name="P566">Определение переменной исключения;</text:p>
        </text:list-item>
        <text:list-item>
          <text:p text:style-name="P566">Ключевое слово <text:span text:style-name="Source_20_Text"><text:span text:style-name="T805">любое</text:span></text:span> (или <text:span text:style-name="Source_20_Text"><text:span text:style-name="T805">любой</text:span></text:span>, <text:span text:style-name="Source_20_Text"><text:span text:style-name="T805">любая</text:span></text:span>).</text:p>
        </text:list-item>
      </text:list>
      <text:p text:style-name="P240">Далее следует ключевое слово <text:span text:style-name="Source_20_Text"><text:span text:style-name="T805">тогда</text:span></text:span>, а за ним тело инструкции <text:span text:style-name="T610">перехвата</text:span> — ровно одна инструкция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text:span text:style-name="T611">Чтобы просто подавить исключение, телом инструкции перехвата может быть пустой </text:span><text:span text:style-name="T619">составной </text:span><text:span text:style-name="T611">блок или инструкция </text:span><text:span text:style-name="Source_20_Text"><text:span text:style-name="T838">ничего</text:span></text:span><text:span text:style-name="T611">. </text:span><text:span text:style-name="T620">Чтобы возобновить всплытие </text:span><text:span text:style-name="T635">перехваченного</text:span><text:span text:style-name="T620"> исключения, используется инструкция </text:span><text:span text:style-name="Source_20_Text"><text:span text:style-name="T839">бросить</text:span></text:span><text:span text:style-name="T620">.</text:span></text:p>
      <text:p text:style-name="P242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2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2"><text:s text:c="8"/><text:span text:style-name="T606">бросить;</text:span></text:p>
      <text:p text:style-name="P243"><text:s text:c="4"/><text:span text:style-name="T606">конец;</text:span></text:p>
      <text:p text:style-name="P243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7">инструкции</text:span> выполняется при возникновении любого из них. <text:span text:style-name="T636">П</text:span>ри этом <text:span text:style-name="T636">можно</text:span> узнать, какое именно из исключений возникло, <text:span text:style-name="T636">и получить текст сообщения об ошибке вызовом функций </text:span><text:span text:style-name="Source_20_Text"><text:span text:style-name="T840">имя_исключения()</text:span></text:span><text:span text:style-name="T636"> и </text:span><text:span text:style-name="Source_20_Text"><text:span text:style-name="T840">текст_исключения()</text:span></text:span><text:span text:style-name="T636">, но нет возможности</text:span> модифицировать <text:span text:style-name="T636">текст или </text:span>параметры <text:span text:style-name="T636">исключения</text:span>.</text:p>
      <text:p text:style-name="P246"><text:span text:style-name="T767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5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<text:soft-page-break/>Для <text:span text:style-name="T623">доступа к параметрам исключения нужно объявить переменную — </text:span>указать <text:span text:style-name="T623">её имя </text:span>после ключевого слова <text:span text:style-name="Source_20_Text"><text:span text:style-name="T805">когда</text:span></text:span> и отделить двоеточием от имени исключения. Такая инструкция может перехватывать только од<text:span text:style-name="T626">и</text:span><text:span text:style-name="T627">н</text:span><text:span text:style-name="T626"> вид</text:span> исключени<text:span text:style-name="T626">я</text:span>.</text:p>
      <text:p text:style-name="P244"><text:span text:style-name="T625">Объявленная п</text:span>еременная <text:span text:style-name="T624">принадлежит</text:span> области видимости объемлющей подпрограммы (и имя должно быть уникально в её пределах), однако <text:span text:style-name="T621">фактически </text:span>создаётся <text:span text:style-name="T638">лишь </text:span>при входе в тело инструкции перехвата и уничтожается при выходе из него. Это приводит к тому, <text:span text:style-name="T621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3845689473" text:style-name="L13">
        <text:list-item>
          <text:p text:style-name="P568">Поле <text:span text:style-name="Source_20_Text"><text:span text:style-name="T805">текст</text:span></text:span> строкового типа, содержащее текст сообщения об ошибке;</text:p>
        </text:list-item>
        <text:list-item>
          <text:p text:style-name="P567"><text:span text:style-name="T622">Поля простых типов, соответствующие параметрам </text:span><text:span text:style-name="T630">в определении </text:span><text:span text:style-name="T622">исключения.</text:span></text:p>
        </text:list-item>
      </text:list>
      <text:p text:style-name="Text_20_body">Эти поля получают <text:span text:style-name="T630">свои </text:span>значения при создании исключения <text:span text:style-name="T630">и могут быть изменены </text:span><text:span text:style-name="T631">при его перехвате. Следует иметь в виду, что если текст сообщения </text:span><text:span text:style-name="T964">об ошибке </text:span><text:span text:style-name="T631">содержал спецификаторы вида </text:span><text:span text:style-name="Source_20_Text"><text:span text:style-name="T806">%(</text:span></text:span><text:span text:style-name="Source_20_Text"><text:span text:style-name="T876">имя</text:span></text:span><text:span text:style-name="Source_20_Text"><text:span text:style-name="T806">)</text:span></text:span><text:span text:style-name="T631">, то в момент перехвата поле </text:span><text:span text:style-name="Source_20_Text"><text:span text:style-name="T806">текст</text:span></text:span><text:span text:style-name="T631"> </text:span><text:span text:style-name="T63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8">формированию</text:span><text:span text:style-name="T632"> текста сообщения </text:span><text:span text:style-name="T633">об ошибке; </text:span><text:span text:style-name="T769">для того, чтобы изменить текст сообщения, нужно присвоить новое значение полю </text:span><text:span text:style-name="Source_20_Text"><text:span text:style-name="T807">текст</text:span></text:span><text:span text:style-name="T632">.</text:span></text:p>
      <text:p text:style-name="P339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5">бросить</text:span></text:span>.</text:p>
      <text:h text:style-name="Heading_20_3" text:outline-level="3"><text:span text:style-name="T1213">И</text:span>нструкция создания исключения</text:h>
      <text:p text:style-name="P340"><text:span text:style-name="T961">Эта и</text:span>нструкция применяется для того, чтобы прервать последовательность выполнения <text:span text:style-name="T952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62">прервано</text:span> с кодом завершения -1.</text:p>
      <text:p text:style-name="P34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53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5"><text:span text:style-name="T959">исключение<text:line-break/> <text:s text:c="3"/>МояОшибка</text:span><text:span text:style-name="T960">(п1, п2: целое; п3: строка) сообщение "Тут какая-то ошибка";</text:span><text:line-break/><text:span text:style-name="T959"> <text:s text:c="3"/></text:span><text:span text:style-name="T960">Ещё</text:span><text:span text:style-name="T959">Ошибка</text:span><text:span text:style-name="T960">(стр, симв: целое);</text:span><text:line-break/>начало<text:line-break/> <text:s text:c="3"/>ошибка ОшибкаВыполнения;<text:line-break/> <text:s text:c="3"/><text:span text:style-name="T958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2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3"><text:span text:style-name="T956">Если для исключения определены параметры</text:span><text:span text:style-name="T954">, </text:span><text:span text:style-name="T956">то</text:span><text:span text:style-name="T954"> текст сообщения об ошибке может содержать спецификаторы вида </text:span><text:span text:style-name="Source_20_Text"><text:span text:style-name="T954">%(имя)</text:span></text:span><text:span text:style-name="T954">, </text:span><text:span text:style-name="T955">где </text:span><text:span text:style-name="Source_20_Text"><text:span text:style-name="T955">имя</text:span></text:span><text:span text:style-name="T955"> — имя параметра исключения. </text:span><text:span text:style-name="T957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588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3" text:outline-level="3"><text:span text:style-name="T1214">И</text:span>нструкция <text:span text:style-name="T1214">условного </text:span>ветвления</text:h>
      <text:p text:style-name="P589">Эта инструкция применяется для выполнения тех или иных действий в зависимости от некоторого условия.</text:p>
      <text:p text:style-name="P589"><text:soft-page-break/>Инструкция начинается ключевым словом <text:span text:style-name="Source_20_Text">если</text:span>, после которого должно быть указано <text:span text:style-name="T1215">условие — </text:span><text:span text:style-name="T1221">значение или </text:span>выражение логического типа. <text:span text:style-name="T1215">Далее следует ключевое слово </text:span><text:span text:style-name="Source_20_Text"><text:span text:style-name="T1215">то</text:span></text:span><text:span text:style-name="T1215">, а за ним — ровно одна инструкция, которая будет выполнена в том случае, если указанное условие имеет истинное значение.</text:span></text:p>
      <text:p text:style-name="P590">Далее может следовать знак «<text:span text:style-name="Source_20_Text">;</text:span>», либо ключевое слово <text:span text:style-name="Source_20_Text">иначе</text:span>, <text:span text:style-name="T121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591">В обоих случаях ровно одна инструкция может представлять собой составной блок, содержащий сколько угодно инструкций.</text:p>
      <text:p text:style-name="P593"><text:span text:style-name="T1216">н</text:span>ачало<text:line-break/> <text:s text:c="3"/><text:span text:style-name="T1216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22">начало</text:span><text:span text:style-name="T1216"><text:line-break/> <text:s text:c="7"/>вывести("Н больше или равно М");<text:line-break/> <text:s text:c="7"/></text:span><text:span text:style-name="T1222">если Н &gt; М то вывести("Всё-таки больше");</text:span><text:span text:style-name="T1216"><text:line-break/> <text:s text:c="3"/></text:span><text:span text:style-name="T1222">конец;</text:span><text:line-break/>конец;</text:p>
      <text:p text:style-name="Text_20_body">Если требуется <text:span text:style-name="T1219">перебрать несколько условий подряд, то инструкции ветвления можно располагать друг за другом:</text:span></text:p>
      <text:p text:style-name="P594">начало<text:line-break/> <text:s text:c="3"/><text:span text:style-name="T121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592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592">Во многих подобных случаях будет удобнее воспользоваться инструкцией многовариантного выбора.</text:p>
      <text:h text:style-name="Heading_20_2" text:outline-level="2">Стандартная библиотека</text:h>
      <text:h text:style-name="P464" text:outline-level="3"><text:span text:style-name="T697">Базовый в</text:span>вод-вывод</text:h>
      <text:p text:style-name="P290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2">Таб = №09; <text:s text:c="4"/>// символ табуляции</text:span></text:p>
      <text:h text:style-name="Heading_20_4" text:outline-level="4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<text:soft-page-break/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70">параметров</text:span><text:span text:style-name="T281"> простых типов. </text:span>Перед записью в поток значения <text:span text:style-name="T771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5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6">А</text:span></text:span>) или константу <text:span text:style-name="Source_20_Text"><text:span text:style-name="T805">НС</text:span></text:span>.</text:p>
      <text:h text:style-name="Heading_20_4" text:outline-level="4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72">параметров</text:span><text:span text:style-name="T281"> простых типов. </text:span>Перед записью в поток значения <text:span text:style-name="T772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5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6">А</text:span></text:span><text:span text:style-name="T276">) или константу </text:span><text:span text:style-name="Source_20_Text"><text:span text:style-name="T841">НС</text:span></text:span><text:span text:style-name="T276">.</text:span></text:p>
      <text:h text:style-name="P476" text:outline-level="4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73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74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6">А</text:span></text:span>, <text:span text:style-name="Source_20_Text"><text:span text:style-name="T526">№0</text:span></text:span><text:span text:style-name="Source_20_Text"><text:span text:style-name="T885">Д</text:span></text:span><text:span text:style-name="T526"> или </text:span><text:span text:style-name="Source_20_Text"><text:span text:style-name="T527">№1</text:span></text:span><text:span text:style-name="Source_20_Text"><text:span text:style-name="T886">А</text:span></text:span>), <text:span text:style-name="T437">выбирает значения из полученной строки и по порядку присваивает их переданным </text:span><text:span text:style-name="T775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6">параметра</text:span>:</text:p>
      <text:list xml:id="list3366227699" text:style-name="L14">
        <text:list-item>
          <text:p text:style-name="P569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7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7">параметра</text:span><text:span text:style-name="T287">.</text:span></text:p>
        </text:list-item>
        <text:list-item>
          <text:p text:style-name="P570"><text:span text:style-name="T1">Строка.</text:span> <text:span text:style-name="T435">П</text:span><text:span text:style-name="T299">рисваивает </text:span><text:span text:style-name="T778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9">параметра</text:span><text:span text:style-name="T287">. </text:span>Все <text:span text:style-name="T779">параметры</text:span>, следующие за строковым <text:span text:style-name="T779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571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80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81">параметров</text:span><text:span text:style-name="T289">, </text:span><text:span text:style-name="T291">то оставшиеся </text:span><text:span text:style-name="T782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83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84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5">ОшибкаКонвертации</text:span></text:span>, при ошибках чтения — исключение <text:span text:style-name="Source_20_Text"><text:span text:style-name="T805">ОшибкаВводаВывода</text:span></text:span>.</text:p>
      <text:p text:style-name="P204"><text:soft-page-break/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5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2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43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465" text:outline-level="3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8">Эти функции могут не работать или о</text:span><text:span text:style-name="T495">собенности </text:span><text:span text:style-name="T758">их </text:span><text:span text:style-name="T495">работы могут </text:span><text:span text:style-name="T759">раз</text:span><text:span text:style-name="T495">личаться в зависимости от реализации терминала, используемого для запуска программы.</text:span></text:p>
      <text:h text:style-name="P477" text:outline-level="4">Константы</text:h>
      <text:p text:style-name="P320"><text:span text:style-name="T788">к</text:span><text:span text:style-name="T756">онстанты<text:line-break/> <text:s text:c="3"/>// </text:span><text:span text:style-name="T787">Идентификаторы стандартных потоков<text:line-break/> <text:s text:c="3"/></text:span><text:span text:style-name="T789">идС</text:span><text:span text:style-name="T787">тдВывод = 1;<text:line-break/> <text:s text:c="3"/></text:span><text:span text:style-name="T789">идС</text:span><text:span text:style-name="T787">тдСообщ = 2;</text:span><text:span text:style-name="T756"><text:line-break/> <text:s text:c="3"/>// </text:span><text:span text:style-name="T786">Режимы терминала<text:line-break/> <text:s text:c="3"/>трКанон = нет;<text:line-break/> <text:s text:c="3"/>трСквозной = да;</text:span></text:p>
      <text:p text:style-name="P320"><text:span text:style-name="T788">константы</text:span><text:span text:style-name="T786"><text:line-break/></text:span> <text:s text:c="3"/>// <text:span text:style-name="T786">Стили шрифта</text:span><text:line-break/> <text:s text:c="3"/><text:span text:style-name="T756">стшЖирный <text:s/>= </text:span>1; // жирный шрифт<text:line-break/><text:soft-page-break/> <text:s text:c="3"/><text:span text:style-name="T756">стшКурсив <text:s/>= </text:span>2; // курсив<text:line-break/> <text:s text:c="3"/><text:span text:style-name="T756">стшПодчерк = </text:span>4; // одинарное подчёркивание<text:line-break/> <text:s text:c="3"/><text:span text:style-name="T756">стшЗачерк <text:s/>= </text:span>8; // <text:span text:style-name="T757">за</text:span>чёркнутый текст</text:p>
      <text:h text:style-name="P478" text:outline-level="4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44">идСтдВывод</text:span></text:span><text:span text:style-name="T513"> — стандартный поток вывода, </text:span><text:span text:style-name="Source_20_Text"><text:span text:style-name="T844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5">сквозной</text:span></text:span> имеет значение <text:span text:style-name="Source_20_Text"><text:span text:style-name="T845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478" text:outline-level="4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6">горз</text:span></text:span><text:span text:style-name="T509"> означает количество символов по горизонтали, а параметр </text:span><text:span text:style-name="Source_20_Text"><text:span text:style-name="T846">верт</text:span></text:span><text:span text:style-name="T509"> — количество строк по вертикали.</text:span></text:p>
      <text:h text:style-name="P479" text:outline-level="4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5">где</text:span></text:span> отрицательно, очищает строку слева от курсора, включая позицию курсора. Если <text:span text:style-name="Source_20_Text"><text:span text:style-name="T805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480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481" text:outline-level="4">Процедура курсорГорз()</text:h>
      <text:p text:style-name="P199">процедура курсор<text:span text:style-name="T489">Горз</text:span>(вх горз: целое);</text:p>
      <text:p text:style-name="P188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482" text:outline-level="4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483" text:outline-level="4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484" text:outline-level="4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P485" text:outline-level="4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5">стиль</text:span></text:span> может принимать следующие значения:</text:p>
      <text:p text:style-name="Исходный_20_код"><text:span text:style-name="T756">константы</text:span><text:line-break/> <text:s text:c="3"/><text:span text:style-name="T756">стшЖирный <text:s/>= </text:span>1; // жирный шрифт</text:p>
      <text:p text:style-name="Исходный_20_код"><text:soft-page-break/><text:s text:c="4"/><text:span text:style-name="T756">стшКурсив <text:s/>= </text:span>2; // курсив</text:p>
      <text:p text:style-name="Исходный_20_код"><text:s text:c="4"/><text:span text:style-name="T756">стшПодчерк = </text:span>4; // одинарное подчёркивание</text:p>
      <text:p text:style-name="Исходный_20_код"><text:s text:c="4"/><text:span text:style-name="T756">стшЗачерк <text:s/>= </text:span>8; // <text:span text:style-name="T757">за</text:span>чёркнутый текст</text:p>
      <text:p text:style-name="P196">Эти значения можно комбинировать <text:span text:style-name="T753">с помощью операции побитового </text:span><text:span text:style-name="T754">ИЛИ</text:span>. <text:span text:style-name="T504">Н</text:span>апример, <text:span text:style-name="T887">выражение </text:span><text:span text:style-name="Source_20_Text">1 </text:span><text:span text:style-name="Source_20_Text"><text:span text:style-name="T755">| </text:span></text:span><text:span text:style-name="Source_20_Text">2</text:span> означает жирный курсив, а <text:span text:style-name="Source_20_Text">2 </text:span><text:span text:style-name="Source_20_Text"><text:span text:style-name="T755">| </text:span></text:span><text:span text:style-name="Source_20_Text">4 </text:span><text:span text:style-name="Source_20_Text"><text:span text:style-name="T755">| </text:span></text:span><text:span text:style-name="Source_20_Text">8</text:span> — подчёркнутый и <text:span text:style-name="T887">за</text:span>чёркнутый курсив.</text:p>
      <text:h text:style-name="Heading_20_4" text:outline-level="4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7">кр</text:span></text:span><text:span text:style-name="T505">, </text:span><text:span text:style-name="Source_20_Text"><text:span text:style-name="T847">зел</text:span></text:span><text:span text:style-name="T505"> и </text:span><text:span text:style-name="Source_20_Text"><text:span text:style-name="T847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P486" text:outline-level="4">Типы</text:h>
      <text:p text:style-name="P373">тип<text:line-break/> <text:s text:c="3"/>// <text:span text:style-name="T1012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12">= структура<text:line-break/> <text:s text:c="7"/>имя: строка; <text:s text:c="4"/>// </text:span><text:span text:style-name="T1013">имя файла</text:span><text:span text:style-name="T1012"><text:line-break/> <text:s text:c="7"/>размер: целое; <text:s text:c="2"/>// </text:span><text:span text:style-name="T1013">размер в байтах</text:span><text:span text:style-name="T1012"><text:line-break/> <text:s text:c="7"/>атрибуты: целое; // </text:span><text:span text:style-name="T1013">атрибуты, объединённые побитовым ИЛИ</text:span><text:span text:style-name="T1012"><text:line-break/> <text:s text:c="7"/>возраст: момент; // </text:span><text:span text:style-name="T1013">дата и время последней модификации</text:span><text:span text:style-name="T1012"><text:line-break/> <text:s text:c="3"/>конец;</text:span></text:p>
      <text:h text:style-name="Heading_20_4" text:outline-level="4">Константы</text:h>
      <text:p text:style-name="P291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91"/>
      <text:p text:style-name="P372"><text:span text:style-name="T704">константы<text:line-break/></text:span><text:span text:style-name="T702"> <text:s text:c="3"/>// режим </text:span><text:span text:style-name="T1010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91"/>
      <text:p text:style-name="P292"><text:soft-page-break/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2"/>
      <text:p text:style-name="P293">константы<text:line-break/> <text:s text:c="3"/>// <text:span text:style-name="T1000">атрибуты файлов</text:span><text:line-break/> <text:s text:c="3"/><text:span text:style-name="T1001">фаТолькоЧтение</text:span> = $00000001;</text:p>
      <text:p text:style-name="P293"><text:s text:c="4"/><text:span text:style-name="T1001">фаСкрытый</text:span> <text:s text:c="5"/>= $00000002;</text:p>
      <text:p text:style-name="P293"><text:s text:c="4"/><text:span text:style-name="T1001">фаСистемный</text:span> <text:s text:c="3"/>= $00000004;</text:p>
      <text:p text:style-name="P293"><text:s text:c="4"/><text:span text:style-name="T1001">фаМеткаТома</text:span> <text:s text:c="3"/>= $00000008;</text:p>
      <text:p text:style-name="P293"><text:s text:c="4"/><text:span text:style-name="T1001">фаКаталог</text:span> <text:s text:c="5"/>= $00000010;</text:p>
      <text:p text:style-name="P293"><text:s text:c="4"/><text:span text:style-name="T1001">фаАрхивный</text:span> <text:s text:c="4"/>= $00000020;</text:p>
      <text:p text:style-name="P293"><text:s text:c="4"/><text:span text:style-name="T1001">фаНормальный</text:span> <text:s text:c="2"/>= $00000080;</text:p>
      <text:p text:style-name="P293"><text:s text:c="4"/><text:span text:style-name="T1001">фаВременный</text:span> <text:s text:c="3"/>= $00000100;</text:p>
      <text:p text:style-name="P293"><text:s text:c="4"/><text:span text:style-name="T1001">фаСимвСсылка</text:span> <text:s text:c="2"/>= $00000400;</text:p>
      <text:p text:style-name="P293"><text:s text:c="4"/><text:span text:style-name="T1001">фаСжатый</text:span> <text:s text:c="6"/>= $00000800;</text:p>
      <text:p text:style-name="P293"><text:s text:c="4"/><text:span text:style-name="T1001">фаШифрованный</text:span> <text:s/>= $00004000;</text:p>
      <text:p text:style-name="P293"><text:s text:c="4"/><text:span text:style-name="T1001">фаВиртуальный</text:span> <text:s/>= $00010000;</text:p>
      <text:h text:style-name="P487" text:outline-level="4"><text:span text:style-name="T720">Ф</text:span>ункция <text:span text:style-name="T700">файл</text:span><text:span text:style-name="T722">Создать</text:span>()</text:h>
      <text:p text:style-name="P307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10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5">ОшибкаВводаВывода</text:span></text:span>.</text:p>
      <text:p text:style-name="P317">Параметр <text:span text:style-name="Source_20_Text"><text:span text:style-name="T805">тип</text:span></text:span><text:span text:style-name="Source_20_Text"><text:span text:style-name="T848">Файла</text:span></text:span> означает тип данных создаваемого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2">Параметр <text:span text:style-name="Source_20_Text"><text:span text:style-name="T805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5">фсдХХХХ</text:span></text:span>.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6">Успешно с</text:span>озданный файл должен быть закрыт вызовом функции <text:span text:style-name="Source_20_Text"><text:span text:style-name="T805">файлЗакрыть()</text:span></text:span>.</text:p>
      <text:h text:style-name="P488" text:outline-level="4"><text:span text:style-name="T720">Ф</text:span>ункция <text:span text:style-name="T700">файлОткрыть</text:span>()</text:h>
      <text:p text:style-name="P321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10">Открывает существующий файл с указанным именем <text:span text:style-name="T897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5">ОшибкаВводаВывода</text:span></text:span>.</text:p>
      <text:p text:style-name="P318">Параметр <text:span text:style-name="Source_20_Text"><text:span text:style-name="T805">тип</text:span></text:span><text:span text:style-name="Source_20_Text"><text:span text:style-name="T848">Файла</text:span></text:span> означает тип данных <text:span text:style-name="T803">открываемого</text:span>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1">Параметр <text:span text:style-name="Source_20_Text"><text:span text:style-name="T805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4">открытому</text:span> файлу со стороны других процессов. <text:span text:style-name="T790">Для этого используются константы </text:span><text:span text:style-name="Source_20_Text"><text:span text:style-name="T850">фрдХХХХ</text:span></text:span><text:span text:style-name="T791"> и </text:span><text:span text:style-name="Source_20_Text"><text:span text:style-name="T850">фсдХХХХ</text:span></text:span><text:span text:style-name="T791">, которые можно комбинировать </text:span><text:span text:style-name="T792">с помощью операции побитового «ИЛИ». </text:span><text:span text:style-name="T793">Например, чтобы открыть файл для чтения и записи, запретив другим </text:span><text:soft-page-break/><text:span text:style-name="T793">процессам запись в файл, но разрешив чтение, нужно передать в параметре </text:span><text:span text:style-name="Source_20_Text"><text:span text:style-name="T851">режим</text:span></text:span><text:span text:style-name="T793"> выражение </text:span><text:span text:style-name="Source_20_Text"><text:span text:style-name="T793">фрдЧтение | фрдЗапись | фсдЧтение</text:span></text:span><text:span text:style-name="T793">.</text:span></text:p>
      <text:p text:style-name="P31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5"><text:span text:style-name="T795">Успе</text:span><text:span text:style-name="T796">ш</text:span><text:span text:style-name="T795">но о</text:span><text:span text:style-name="T794">ткрытый</text:span> файл должен быть закрыт вызовом функции <text:span text:style-name="Source_20_Text"><text:span text:style-name="T805">файлЗакрыть()</text:span></text:span>.</text:p>
      <text:h text:style-name="Heading_20_4" text:outline-level="4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7">в</text:span>ает <text:span text:style-name="T797">файл, открытый вызовом функции </text:span><text:span text:style-name="Source_20_Text"><text:span text:style-name="T852">файлСоздать()</text:span></text:span><text:span text:style-name="T797"> или </text:span><text:span text:style-name="Source_20_Text"><text:span text:style-name="T852">файлОткрыть()</text:span></text:span><text:span text:style-name="T797">, и присваивает значение </text:span><text:span text:style-name="Source_20_Text"><text:span text:style-name="T852">пусто</text:span></text:span><text:span text:style-name="T797"> переданному объекту.</text:span></text:p>
      <text:p text:style-name="P316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5">ОшибкаВыполнения</text:span></text:span>. Поэтому вызов этой функции желательно помещать в секцию <text:span text:style-name="Source_20_Text"><text:span text:style-name="T805">напоследок</text:span></text:span> составного блока, <text:s/>например:</text:p>
      <text:p text:style-name="P322">переменная<text:line-break/> <text:s text:c="3"/>ф: объект;<text:line-break/>начало<text:line-break/> <text:s text:c="3"/><text:span text:style-name="T798">ф := файлОткрыть</text:span>(<text:span text:style-name="T798">фтТекст, "мой-файл.txt", фрдЗапись | фсдИсключить</text:span>);<text:line-break/> <text:s text:c="3"/><text:span text:style-name="T798">начало<text:line-break/> <text:s text:c="7"/></text:span><text:span text:style-name="T799">файлРазмер(ф, 0);</text:span><text:span text:style-name="T798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800">исключение<text:line-break/> <text:s text:c="7"/>когда </text:span><text:span text:style-name="T898">любое</text:span><text:span text:style-name="T800"> тогда сообщить("Ошибка при записи в файл.");</text:span><text:span text:style-name="T798"><text:line-break/> <text:s text:c="3"/>напоследок<text:line-break/> <text:s text:c="7"/>файлЗакрыть(ф);<text:line-break/> <text:s text:c="3"/>конец;<text:line-break/></text:span><text:span text:style-name="T800">исключение<text:line-break/> <text:s text:c="3"/>когда </text:span><text:span text:style-name="T898">любое</text:span><text:span text:style-name="T800"> тогда сообщить("Ошибка при открытии файла.");</text:span><text:line-break/><text:span text:style-name="T798">окончание</text:span>.</text:p>
      <text:h text:style-name="P489" text:outline-level="4"><text:span text:style-name="T720">Ф</text:span>ункция файл<text:span text:style-name="T721">Размер</text:span>()</text:h>
      <text:p text:style-name="P302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7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3">Возвращает размер <text:span text:style-name="T894">переданного </text:span>файла в байтах.</text:p>
      <text:p text:style-name="P323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6">При этом позиция чтения-записи будет установлена в конец файла.</text:span></text:p>
      <text:h text:style-name="P489" text:outline-level="4"><text:span text:style-name="T720">Ф</text:span>ункция файлПоз()</text:h>
      <text:p text:style-name="P294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4">Возвращает текущую позицию чтения-записи <text:span text:style-name="T895">для </text:span>переданного файла — <text:span text:style-name="T895">номер байта, считая от начала файла</text:span>. <text:span text:style-name="T895">Первый байт в файле имеет номер 0.</text:span></text:p>
      <text:p text:style-name="P325"><text:soft-page-break/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901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2">ОшибкаВводаВывода</text:span></text:span><text:span text:style-name="T902">.</text:span></text:p>
      <text:p text:style-name="P326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600137393" text:style-name="L15">
        <text:list-item>
          <text:p text:style-name="P572"><text:span text:style-name="Source_20_Text"><text:span text:style-name="T899">фпОтНачала</text:span></text:span><text:span text:style-name="T899"> — в </text:span><text:span text:style-name="Source_20_Text"><text:span text:style-name="T899">поз</text:span></text:span><text:span text:style-name="T899"> передан номер байта, считая от начала файла. </text:span><text:span text:style-name="T900">Это значение используется по умолчанию.</text:span></text:p>
        </text:list-item>
        <text:list-item>
          <text:p text:style-name="P57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573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20">П</text:span>роцедура файлПрочесть()</text:h>
      <text:p text:style-name="P336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8">Читает данные из переданного файла, начиная с текущей позиции чтения-записи, и <text:span text:style-name="T904">по порядку </text:span><text:span text:style-name="T915">присваивает</text:span> прочитанные значения переданны<text:span text:style-name="T915">м</text:span> параметр<text:span text:style-name="T915">ам</text:span>. Позиция чтения-записи сдвигается к концу файла <text:span text:style-name="T903">на число прочитанных байт</text:span><text:span text:style-name="T934">ов</text:span>. Если в файле недостаточно данных, чтобы <text:span text:style-name="T945">прочесть </text:span><text:span text:style-name="T903">все переданны</text:span><text:span text:style-name="T945">е</text:span><text:span text:style-name="T903"> параметр</text:span><text:span text:style-name="T945">ы</text:span><text:span text:style-name="T903">, возникает исключение </text:span><text:span text:style-name="Source_20_Text"><text:span text:style-name="T903">ОшибкаВводаВывода</text:span></text:span><text:span text:style-name="T903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2">иначе возникнет исключение </text:span><text:span text:style-name="Source_20_Text"><text:span text:style-name="T912">ОшибкаВводаВывода</text:span></text:span>.</text:p>
      <text:h text:style-name="Heading_20_5" text:outline-level="5">Двоичный файл</text:h>
      <text:p text:style-name="P333">При чтении данных из двоичного файла, в зависимости от типа <text:span text:style-name="T927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1201360545" text:style-name="L16">
        <text:list-item>
          <text:p text:style-name="P574"><text:span text:style-name="Source_20_Text"><text:span text:style-name="T904">строка</text:span></text:span><text:span text:style-name="T904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3">число</text:span><text:span text:style-name="T904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576"><text:span text:style-name="Source_20_Text">объект</text:span> — значение этого типа не может быть прочитано из файла. При попытке чтения возник<text:span text:style-name="T911">н</text:span>ет исключение <text:span text:style-name="Source_20_Text">НеверныйТип</text:span>.</text:p>
        </text:list-item>
        <text:list-item>
          <text:p text:style-name="P577"><text:span text:style-name="T19">д</text:span><text:span text:style-name="T1">ругие простые типы</text:span> — читает из файла <text:span text:style-name="T947">один или несколько байтов</text:span>, <text:span text:style-name="T946">в соответствии с</text:span> размер<text:span text:style-name="T94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79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34">При чтении данных из <text:span text:style-name="T909">текстового</text:span> файла, в зависимости от типа <text:span text:style-name="T928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1427953966" text:style-name="L17">
        <text:list-item>
          <text:p text:style-name="P58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58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<text:soft-page-break/>попадут в возвращаемое строковое значение. <text:span text:style-name="T914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583"><text:span text:style-name="Source_20_Text">объект</text:span> — <text:span text:style-name="T904">значение этого типа не может быть прочитано из файла. При попытке чтения возник</text:span><text:span text:style-name="T910">н</text:span><text:span text:style-name="T904">ет исключение </text:span><text:span text:style-name="Source_20_Text"><text:span text:style-name="T904">НеверныйТип</text:span></text:span><text:span text:style-name="T904">.</text:span></text:p>
        </text:list-item>
        <text:list-item>
          <text:p text:style-name="P585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8">возврата каретки, </text:span>перевода строки, либо до конца файла. <text:span text:style-name="T907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7">ОшибкаКонвертации</text:span></text:span><text:span text:style-name="T907">.</text:span></text:p>
        </text:list-item>
        <text:list-item>
          <text:p text:style-name="P582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20">П</text:span>роцедура файлЗаписать()</text:h>
      <text:p text:style-name="P337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5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3">Текущая позиция чтения-записи смещается к концу файла на число записанных байт</text:span><text:span text:style-name="T935">ов</text:span><text:span text:style-name="T933">. </text:span><text:span text:style-name="T916">При ошибках записи возник</text:span><text:span text:style-name="T966">а</text:span><text:span text:style-name="T916">ет исключение </text:span><text:span text:style-name="Source_20_Text"><text:span text:style-name="T916">ОшибкаВводаВывода</text:span></text:span><text:span text:style-name="T916">.</text:span></text:p>
      <text:p text:style-name="P330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38" text:outline-level="5">Двоичный файл</text:h>
      <text:p text:style-name="P332">При <text:span text:style-name="T917">записи</text:span> данных <text:span text:style-name="T917">в</text:span> двоичн<text:span text:style-name="T917">ый</text:span> файл, в зависимости от типа <text:span text:style-name="T929">каждого </text:span><text:span text:style-name="T905">переданного </text:span>параметра, <text:span text:style-name="T925">процедура</text:span><text:span text:style-name="T924"> </text:span>выполня<text:span text:style-name="T924">ет</text:span> следующие действия:</text:p>
      <text:list xml:id="list1209824672983" text:continue-list="list1201360545" text:style-name="L16">
        <text:list-item>
          <text:p text:style-name="P575"><text:span text:style-name="Source_20_Text"><text:span text:style-name="T904">строка</text:span></text:span><text:span text:style-name="T904"> — </text:span><text:span text:style-name="T918">записывает в файл </text:span><text:span text:style-name="T904">64-битное целое со знаком, представляющее собой длину строки в байтах. Затем, если </text:span><text:span text:style-name="T918">строка непустая</text:span><text:span text:style-name="T904">, </text:span><text:span text:style-name="T918">записывает</text:span><text:span text:style-name="T904"> </text:span><text:span text:style-name="T949">один или несколько</text:span><text:span text:style-name="T904"> байтов — </text:span><text:span text:style-name="T918">содержимое строки </text:span><text:span text:style-name="T919">в кодировке UTF-8</text:span><text:span text:style-name="T904">.</text:span></text:p>
        </text:list-item>
        <text:list-item>
          <text:p text:style-name="P578"><text:span text:style-name="T19">д</text:span><text:span text:style-name="T1">ругие простые типы</text:span> — <text:span text:style-name="T920">записывает в файл</text:span> <text:span text:style-name="T948">один или несколько</text:span> байт<text:span text:style-name="T936">ов</text:span>, <text:span text:style-name="T948">в соответствии с</text:span> размер<text:span text:style-name="T948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80"><text:span text:style-name="T19">с</text:span><text:span text:style-name="T1">оставные типы</text:span> — значения составных типов не могут быть <text:span text:style-name="T921">записаны в файл</text:span>.</text:p>
        </text:list-item>
      </text:list>
      <text:h text:style-name="P539" text:outline-level="5">Текстовый файл</text:h>
      <text:p text:style-name="P331">При <text:span text:style-name="T922">записи данных в текстовый файл</text:span>, в зависимости от типа <text:span text:style-name="T930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1210040240751" text:continue-numbering="true" text:style-name="L16">
        <text:list-item>
          <text:p text:style-name="P584"><text:span text:style-name="Source_20_Text">символ</text:span> — <text:span text:style-name="T923">записывает в файл</text:span> один символ в кодировке UTF-8.</text:p>
        </text:list-item>
        <text:list-item>
          <text:p text:style-name="P584"><text:span text:style-name="Source_20_Text">строка</text:span> — <text:span text:style-name="T924">записывает в файл символы в кодировке UTF-8, составляющие содержимое строки</text:span><text:span text:style-name="T914">. </text:span><text:span text:style-name="T924">Никакие дополнительные символы, свидетельствующие об окончании строки, </text:span><text:span text:style-name="T950">в</text:span><text:span text:style-name="T924"> файл не записываются.</text:span></text:p>
        </text:list-item>
        <text:list-item>
          <text:p text:style-name="P586"><text:span text:style-name="T18">д</text:span><text:span text:style-name="T1">ругие простые типы</text:span> — <text:span text:style-name="T924">записывает в файл </text:span><text:span text:style-name="T931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581"><text:span text:style-name="T18">с</text:span><text:span text:style-name="T1">оставные типы</text:span> — значения составных типов не могут быть <text:span text:style-name="T932">записаны в файл</text:span>.</text:p>
        </text:list-item>
      </text:list>
      <text:h text:style-name="P490" text:outline-level="4"><text:span text:style-name="T979">Функция</text:span> файл<text:span text:style-name="T975">Есть</text:span>()</text:h>
      <text:p text:style-name="Исходный_20_код"><text:span text:style-name="T976">функция</text:span> файлЕсть(вх имя: строка): <text:span text:style-name="T976">логическое</text:span>;</text:p>
      <text:p text:style-name="P348">Возвращает истинное значение, если существует файл, <text:span text:style-name="T977">но не каталог,</text:span> с указанным именем.</text:p>
      <text:h text:style-name="P491" text:outline-level="4"><text:soft-page-break/><text:span text:style-name="T979">Функция</text:span> файл<text:span text:style-name="T975">Есть</text:span><text:span text:style-name="T978">Кат</text:span>()</text:h>
      <text:p text:style-name="P352"><text:span text:style-name="T976">функция</text:span> файлЕсть<text:span text:style-name="T978">Кат</text:span>(вх имя: строка): <text:span text:style-name="T976">логическое</text:span>;</text:p>
      <text:p text:style-name="P349">Возвращает истинное значение, если существует <text:span text:style-name="T977">каталог</text:span> с указанным именем.</text:p>
      <text:h text:style-name="Heading_20_4" text:outline-level="4">Функция файл<text:span text:style-name="T983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6">если это поддерживается операционной системой</text:span>.</text:p>
      <text:h text:style-name="P492" text:outline-level="4">Функция файл<text:span text:style-name="T982">В</text:span>рм<text:span text:style-name="T981">Имя</text:span>()</text:h>
      <text:p text:style-name="P353">функция файлВрмКаталог(вх общий: логическое; <text:span text:style-name="T981">вх префикс: строка</text:span>): строка;</text:p>
      <text:p text:style-name="P355">Возвращает путь <text:span text:style-name="T981">и имя файла, которые можно использовать для создания </text:span><text:span text:style-name="T984">временного файла</text:span>. Если в параметре <text:span text:style-name="Source_20_Text">общий</text:span> передано истинное значение, функция вернёт <text:span text:style-name="T985">путь к</text:span><text:span text:style-name="T984"> файл</text:span><text:span text:style-name="T985">у</text:span><text:span text:style-name="T984"> в </text:span>глобальн<text:span text:style-name="T984">ом</text:span> временн<text:span text:style-name="T984">ом</text:span> каталог<text:span text:style-name="T984">е</text:span>, в противном случае — <text:span text:style-name="T984">во </text:span>временн<text:span text:style-name="T984">ом</text:span> каталог<text:span text:style-name="T984">е</text:span> текущего пользователя, <text:span text:style-name="T986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Функция файлПолн<text:span text:style-name="T987">ыйПуть</text:span>()</text:h>
      <text:p text:style-name="Исходный_20_код">функция файлПолн<text:span text:style-name="T987">ыйПуть</text:span>(вх <text:span text:style-name="T988">путь</text:span>: строка): строка;</text:p>
      <text:p text:style-name="P357">Дополняет переданный относительный путь к файлу <text:span text:style-name="T991">или каталогу </text:span>до абсолютного, <text:span text:style-name="T990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9">путь</text:span></text:span> передано пустое значение, возвращает полный путь к текущему каталогу.</text:p>
      <text:h text:style-name="P493" text:outline-level="4">Функция файл<text:span text:style-name="T1025">Выполняемый</text:span>()</text:h>
      <text:p text:style-name="P363">функция файл<text:span text:style-name="T1025">Выполняемый</text:span>(): строка;</text:p>
      <text:p text:style-name="P358"><text:span text:style-name="T995">Возвращает имя файла выполняемой программы</text:span>.</text:p>
      <text:h text:style-name="P494" text:outline-level="4">Функция файл<text:span text:style-name="T996">ДомКат</text:span>()</text:h>
      <text:p text:style-name="P364">функция файл<text:span text:style-name="T996">ДомКат</text:span>(): строка;</text:p>
      <text:p text:style-name="P359"><text:span text:style-name="T995">Возвращает </text:span><text:span text:style-name="T996">путь к домашнему каталогу текущего пользователя операционной системы</text:span>.</text:p>
      <text:h text:style-name="P495" text:outline-level="4">Функция файл<text:span text:style-name="T997">Атрибуты</text:span>()</text:h>
      <text:p text:style-name="P365">функция файл<text:span text:style-name="T997">Атрибуты</text:span>(<text:span text:style-name="T997">вх имя: строка</text:span>): <text:span text:style-name="T997">целое</text:span>;</text:p>
      <text:p text:style-name="P360"><text:soft-page-break/><text:span text:style-name="T995">Возвращает </text:span><text:span text:style-name="T998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1003">При ошибках создаёт исключение </text:span><text:span text:style-name="Source_20_Text"><text:span text:style-name="T1003">ОшибкаВводаВывода</text:span></text:span><text:span text:style-name="T1003">.</text:span></text:p>
      <text:p text:style-name="P369">Возможны<text:span text:style-name="T1002">м</text:span> значения<text:span text:style-name="T1002">м</text:span> атрибутов <text:span text:style-name="T999">соответствуют</text:span> констант<text:span text:style-name="T1002">ы</text:span> <text:span text:style-name="Source_20_Text">фаХХХХ</text:span>. <text:span text:style-name="T1002">Некоторые атрибуты могут быть неприменимы, в зависимости от операционной системы.</text:span></text:p>
      <text:h text:style-name="P496" text:outline-level="4">Функция файл<text:span text:style-name="T1004">Возраст</text:span>()</text:h>
      <text:p text:style-name="P366">функция файл<text:span text:style-name="T1004">Возраст</text:span>(<text:span text:style-name="T997">вх имя: строка</text:span>): <text:span text:style-name="T1004">момент</text:span>;</text:p>
      <text:p text:style-name="P361"><text:span text:style-name="T995">Возвращает </text:span><text:span text:style-name="T1004">дату и время последней модификации</text:span><text:span text:style-name="T998"> файла</text:span>. <text:span text:style-name="T1003">При ошибках создаёт исключение </text:span><text:span text:style-name="Source_20_Text"><text:span text:style-name="T1003">ОшибкаВводаВывода</text:span></text:span><text:span text:style-name="T1003">.</text:span></text:p>
      <text:h text:style-name="P497" text:outline-level="4">Функция файл<text:span text:style-name="T1011">Переместить</text:span>()</text:h>
      <text:p text:style-name="P367"><text:span text:style-name="T1005">процедура</text:span> файл<text:span text:style-name="T1011">Переместить</text:span>(<text:span text:style-name="T997">вх </text:span><text:span text:style-name="T1005">откуда, куда</text:span><text:span text:style-name="T997">: строка</text:span>);</text:p>
      <text:p text:style-name="P370">Переименовывает <text:span text:style-name="T1007">и/</text:span>или перемещает файл <text:span text:style-name="T1008">с переданными именем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h text:style-name="P498" text:outline-level="4">Функция файл<text:span text:style-name="T1009">Удалить</text:span>()</text:h>
      <text:p text:style-name="P368"><text:span text:style-name="T1005">процедура</text:span> файл<text:span text:style-name="T1009">Удалить</text:span>(<text:span text:style-name="T997">вх </text:span><text:span text:style-name="T1009">имя</text:span><text:span text:style-name="T997">: строка</text:span>);</text:p>
      <text:p text:style-name="P371"><text:span text:style-name="T1009">Удаляет</text:span> файл <text:span text:style-name="T1008">с переданными именем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h text:style-name="Heading_20_4" text:outline-level="4">Функция файлПервый()</text:h>
      <text:p text:style-name="Исходный_20_код">функция файлПервый(вх шаблон: строка; вых инфо: т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17">переданную </text:span>структуру <text:span text:style-name="T1017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83">// <text:span text:style-name="T1019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8">)</text:span>;<text:line-break/><text:soft-pag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9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499" text:outline-level="4">Функция файл<text:span text:style-name="T1020">Следующий</text:span>()</text:h>
      <text:p text:style-name="P375">функция файл<text:span text:style-name="T1020">Следующий</text:span>(вх <text:span text:style-name="T1020">список</text:span>: <text:span text:style-name="T1020">объект</text:span>; вых инфо: тФайлИнфо): <text:span text:style-name="T1020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22">нет</text:span></text:span>; <text:span text:style-name="T1024">в этом случае структура </text:span><text:span text:style-name="Source_20_Text"><text:span text:style-name="T1024">инфо</text:span></text:span><text:span text:style-name="T1024"> остаётся незаполненной.</text:span></text:p>
      <text:p text:style-name="P377"><text:span text:style-name="T1022">Объект</text:span> <text:span text:style-name="Source_20_Text"><text:span text:style-name="T1022">с</text:span></text:span><text:span text:style-name="Source_20_Text"><text:span text:style-name="T1021">писок</text:span></text:span><text:span text:style-name="T1021"> должен быть создан вызовом функции </text:span><text:span text:style-name="Source_20_Text"><text:span text:style-name="T1021">файлПервый()</text:span></text:span><text:span text:style-name="T1021"> и в дальнейшем уничтожен вызовом процедуры </text:span><text:span text:style-name="Source_20_Text"><text:span text:style-name="T1021">уничтожить()</text:span></text:span><text:span text:style-name="T1021">.</text:span></text:p>
      <text:p text:style-name="P378"><text:span text:style-name="T1023">П</text:span>ример использования <text:span text:style-name="T1023">см. </text:span>в описании функции <text:span text:style-name="Source_20_Text">файлПервый()</text:span>.</text:p>
      <text:h text:style-name="P466" text:outline-level="3">Массивы</text:h>
      <text:h text:style-name="P500" text:outline-level="4">Конструкции есть() и нету()</text:h>
      <text:p text:style-name="P429"><text:span text:style-name="T1134">переменная<text:line-break/> <text:s text:c="3"/>м: массив целых;<text:line-break/>н</text:span>ачало<text:line-break/> <text:s text:c="3"/><text:span text:style-name="T1134">если есть(м[10]) </text:span><text:span text:style-name="T1135">то </text:span><text:span text:style-name="T1134">вывести("да");<text:line-break/> <text:s text:c="3"/>если нету(м[10]) </text:span><text:span text:style-name="T1135">то </text:span><text:span text:style-name="T1134">вывести("</text:span><text:span text:style-name="T1135">нет</text:span><text:span text:style-name="T1134">"); // </text:span><text:span text:style-name="T1135">будет выведено "нет"</text:span><text:line-break/>окончание;</text:p>
      <text:p text:style-name="P426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<text:soft-page-break/>Если передан параметр <text:span text:style-name="Source_20_Text"><text:span text:style-name="T853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4" text:outline-level="4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54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5">НеверныйИндекс</text:span></text:span>.</text:p>
      <text:h text:style-name="Heading_20_4" text:outline-level="4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5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5">НеверныйИндекс</text:span></text:span>.</text:p>
      <text:h text:style-name="P467" text:outline-level="3">Словари</text:h>
      <text:h text:style-name="P501" text:outline-level="4">Конструкции есть() и нету()</text:h>
      <text:p text:style-name="P430"><text:span text:style-name="T1134">переменная<text:line-break/> <text:s text:c="3"/></text:span><text:span text:style-name="T1136">сл</text:span><text:span text:style-name="T1134">: </text:span><text:span text:style-name="T1136">словарь</text:span><text:span text:style-name="T1134"> целых </text:span><text:span text:style-name="T1136">ключ строка</text:span><text:span text:style-name="T1134">;<text:line-break/>н</text:span>ачало<text:line-break/> <text:s text:c="3"/><text:span text:style-name="T1137">сл["первый"] := 10;</text:span><text:line-break/> <text:s text:c="3"/><text:span text:style-name="T1134">если есть(</text:span><text:span text:style-name="T1136">сл</text:span><text:span text:style-name="T1134">["</text:span><text:span text:style-name="T1136">первый</text:span><text:span text:style-name="T1134">"]) </text:span><text:span text:style-name="T1135">то </text:span><text:span text:style-name="T1134">вывести("да"); <text:s/>// </text:span><text:span text:style-name="T1135">будет выведено "</text:span><text:span text:style-name="T1137">да</text:span><text:span text:style-name="T1135">"</text:span><text:span text:style-name="T1134"><text:line-break/> <text:s text:c="3"/>если нету(</text:span><text:span text:style-name="T1136">сл</text:span><text:span text:style-name="T1134">["</text:span><text:span text:style-name="T1136">первый</text:span><text:span text:style-name="T1134">"]) </text:span><text:span text:style-name="T1135">то </text:span><text:span text:style-name="T1134">вывести("</text:span><text:span text:style-name="T1135">нет</text:span><text:span text:style-name="T1134">");</text:span><text:line-break/>окончание;</text:p>
      <text:p text:style-name="Text_20_body"><text:span text:style-name="T1135">Эти конструкции выглядят как функции, но фактически ими не являются. Конструкция </text:span><text:span text:style-name="Source_20_Text"><text:span text:style-name="T1135">есть()</text:span></text:span><text:span text:style-name="T1135"> имеет истинное значение, если существует указанный в скобках элемент </text:span><text:span text:style-name="T1138">словаря</text:span><text:span text:style-name="T1135"> — т. е., если </text:span><text:span text:style-name="T1138">в словаре есть </text:span><text:span text:style-name="T1135">указанный </text:span><text:span text:style-name="T1138">ключ</text:span><text:span text:style-name="T1135">. Конструкция </text:span><text:span text:style-name="Source_20_Text"><text:span text:style-name="T1135">нету()</text:span></text:span><text:span text:style-name="T1135"> имеет истинное значение в противоположном случае.</text:span></text:p>
      <text:h text:style-name="P502" text:outline-level="4"><text:soft-page-break/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03" text:outline-level="4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6">ключ</text:span></text:span>. <text:span text:style-name="T332">Если передано </text:span><text:span text:style-name="Source_20_Text"><text:span text:style-name="T856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03" text:outline-level="4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03" text:outline-level="4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7">НеверныйКлюч</text:span></text:span><text:span text:style-name="T344">.</text:span></text:p>
      <text:h text:style-name="P469" text:outline-level="3">Числа</text:h>
      <text:h text:style-name="Heading_20_4" text:outline-level="4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504" text:outline-level="4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05" text:outline-level="4"><text:soft-page-break/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06" text:outline-level="4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5">НеверноеЧисло</text:span></text:span>.</text:p>
      <text:h text:style-name="P507" text:outline-level="4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08" text:outline-level="4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09" text:outline-level="4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10" text:outline-level="4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11" text:outline-level="4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11" text:outline-level="4"><text:soft-page-break/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11" text:outline-level="4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12" text:outline-level="4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12" text:outline-level="4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13" text:outline-level="4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8">псевдо</text:span><text:span text:style-name="T539">случайных чисел инициализируется при первом обращении к функции.</text:span></text:p>
      <text:h text:style-name="P468" text:outline-level="3">Моменты</text:h>
      <text:h text:style-name="Heading_20_4" text:outline-level="4">Функци<text:span text:style-name="T980">я</text:span> дата()</text:h>
      <text:p text:style-name="P350">функция дата: момент;<text:line-break/><text:span text:style-name="T967">функция дата(м: момент): момент;</text:span></text:p>
      <text:p text:style-name="P104">Возвращает значение <text:span text:style-name="T969">переданного момента</text:span> с <text:span text:style-name="T969">обнулённ</text:span><text:span text:style-name="T971">ым временем</text:span> — <text:span text:style-name="T970">т. е., только </text:span><text:span text:style-name="T971">дату</text:span>. <text:span text:style-name="T969">Если параметр не передан, возвращает текущ</text:span><text:span text:style-name="T971">ую дату</text:span><text:span text:style-name="T969">.</text:span></text:p>
      <text:h text:style-name="Heading_20_4" text:outline-level="4">Функция время()</text:h>
      <text:p text:style-name="P101">функция <text:span text:style-name="T327">время</text:span>: момент;<text:line-break/>функция <text:span text:style-name="T968">время</text:span>(м: момент): момент;</text:p>
      <text:p text:style-name="P100">Возвращает значение <text:span text:style-name="T969">переданного момента</text:span> с <text:span text:style-name="T969">обнулённой</text:span> датой — <text:span text:style-name="T970">т. е., только время</text:span>. <text:span text:style-name="T969">Если параметр не передан, возвращает текущ</text:span><text:span text:style-name="T970">ее время</text:span><text:span text:style-name="T969">.</text:span></text:p>
      <text:h text:style-name="Heading_20_4" text:outline-level="4"><text:soft-page-break/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9">ку</text:span>щего момента — дату и время.</text:p>
      <text:h text:style-name="P467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467" text:outline-level="3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8">Не</text:span></text:span><text:span text:style-name="Source_20_Text"><text:span text:style-name="T859">верный</text:span></text:span><text:span text:style-name="Source_20_Text"><text:span text:style-name="T858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14" text:outline-level="4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7">ов</text:span>.</text:p>
      <text:p text:style-name="P24">Если передан параметр <text:span text:style-name="Source_20_Text"><text:span text:style-name="T853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8">ов</text:span>, не оказался разбит на части — <text:span text:style-name="T150">иначе</text:span> возникнет ошибка <text:span text:style-name="Source_20_Text"><text:span text:style-name="T805">НеверныйСимвол</text:span></text:span><text:span text:style-name="T157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15" text:outline-level="4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60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1">.</text:span></text:p>
      <text:p text:style-name="P30">Если параметр <text:span text:style-name="Source_20_Text"><text:span text:style-name="T805">индекс</text:span></text:span> не указан, <text:span text:style-name="T120">он считается равным 0, и функция</text:span> возвращает первый символ в строке.</text:p>
      <text:h text:style-name="Heading_20_4" text:outline-level="4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2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5">В параметре <text:span text:style-name="Source_20_Text"><text:span text:style-name="T805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64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5">индекс</text:span></text:span><text:span text:style-name="T129"> и </text:span><text:span text:style-name="Source_20_Text"><text:span text:style-name="T865">максЦелое</text:span></text:span><text:span text:style-name="T129"> в параметре </text:span><text:span text:style-name="Source_20_Text"><text:span text:style-name="T865">кво</text:span></text:span><text:span text:style-name="T129">.</text:span></text:p>
      <text:h text:style-name="P518" text:outline-level="4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62">индекс</text:span></text:span>. <text:span text:style-name="T134">Для получения позиции последнего символа в строке в параметре </text:span><text:span text:style-name="Source_20_Text"><text:span text:style-name="T866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6"><text:soft-page-break/>В параметре <text:span text:style-name="Source_20_Text"><text:span text:style-name="T805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64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7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5">индекс</text:span></text:span><text:span text:style-name="T129"> и </text:span><text:span text:style-name="Source_20_Text"><text:span text:style-name="T865">кво</text:span></text:span><text:span text:style-name="T129">.</text:span></text:p>
      <text:p text:style-name="P43"><text:span text:style-name="T195">Примечание:</text:span> для <text:span text:style-name="T890">строки из </text:span>многобайтовых символов функция <text:span text:style-name="Source_20_Text"><text:span text:style-name="T805">след()</text:span></text:span> работает быстрее, чем <text:span text:style-name="Source_20_Text"><text:span text:style-name="T805">пред()</text:span></text:span>.</text:p>
      <text:h text:style-name="Heading_20_4" text:outline-level="4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2">Если параметр <text:span text:style-name="Source_20_Text"><text:span text:style-name="T805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8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9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63">НеверныйСимвол</text:span></text:span><text:span text:style-name="T142">.</text:span></text:p>
      <text:h text:style-name="Heading_20_4" text:outline-level="4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5">стр2</text:span></text:span> в конец строки <text:span text:style-name="Source_20_Text"><text:span text:style-name="T805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5">подстр</text:span></text:span> в указанную позицию строки <text:span text:style-name="Source_20_Text"><text:span text:style-name="T805">стр</text:span></text:span>, <text:span text:style-name="T161">так что символы из строки </text:span><text:span text:style-name="Source_20_Text"><text:span text:style-name="T869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9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9">индекс</text:span></text:span><text:span text:style-name="T161">. П</text:span>ри этом длина строки <text:span text:style-name="Source_20_Text"><text:span text:style-name="T805">стр</text:span></text:span> увеличивается на длину строки <text:span text:style-name="Source_20_Text"><text:span text:style-name="T805">подстр</text:span></text:span>.</text:p>
      <text:p text:style-name="P40"><text:span text:style-name="T163">Если переданный </text:span><text:span text:style-name="Source_20_Text"><text:span text:style-name="T870">индекс</text:span></text:span><text:span text:style-name="T163"> больше или равен длине </text:span><text:span text:style-name="Source_20_Text"><text:span text:style-name="T871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40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41">ов</text:span> справа от индекса, чем передано в параметре <text:span text:style-name="Source_20_Text"><text:span text:style-name="T805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</text:span><text:soft-page-break/><text:span text:style-name="T186">удаляемый символ, если он </text:span><text:span text:style-name="T187">занимает несколько байт</text:span><text:span text:style-name="T942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5">стр1</text:span></text:span><text:span text:style-name="T164"> </text:span>байты из <text:span text:style-name="Source_20_Text"><text:span text:style-name="T805">стр2</text:span></text:span>.</text:p>
      <text:p text:style-name="P48"><text:span text:style-name="T192">Из </text:span><text:span text:style-name="Source_20_Text"><text:span text:style-name="T872">стр2</text:span></text:span><text:span text:style-name="T192"> копируется </text:span><text:span text:style-name="T193">указанное </text:span><text:span text:style-name="Source_20_Text"><text:span text:style-name="T872">число</text:span></text:span><text:span text:style-name="T192"> байт</text:span><text:span text:style-name="T943">ов</text:span><text:span text:style-name="T192">, начиная от </text:span><text:span text:style-name="Source_20_Text"><text:span text:style-name="T872">индекс2</text:span></text:span><text:span text:style-name="T192">, включительно; </text:span><text:span text:style-name="T193">эти байты размещаются в </text:span><text:span text:style-name="Source_20_Text"><text:span text:style-name="T873">стр1</text:span></text:span><text:span text:style-name="T167">,</text:span><text:span text:style-name="T193"> начиная от </text:span><text:span text:style-name="Source_20_Text"><text:span text:style-name="T873">индекс</text:span></text:span><text:span text:style-name="T193">, и заменяют собой байты, которые раньше находились в </text:span><text:span text:style-name="Source_20_Text"><text:span text:style-name="T873">стр1</text:span></text:span><text:span text:style-name="T193"> в этих позициях. Если длины </text:span><text:span text:style-name="Source_20_Text"><text:span text:style-name="T873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5">число</text:span></text:span>, то копируются все байты от <text:span text:style-name="Source_20_Text"><text:span text:style-name="T805">индекс2</text:span></text:span> до конца <text:span text:style-name="Source_20_Text"><text:span text:style-name="T805">стр2</text:span></text:span>. Если не передан <text:span text:style-name="Source_20_Text"><text:span text:style-name="T805">индекс2</text:span></text:span>, то копируется вся <text:span text:style-name="Source_20_Text"><text:span text:style-name="T805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5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5">что</text:span></text:span> в строке <text:span text:style-name="Source_20_Text"><text:span text:style-name="T805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74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5">учтРегистр</text:span></text:span> передано <text:span text:style-name="Source_20_Text"><text:span text:style-name="T805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19" text:outline-level="4"><text:soft-page-break/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5">число</text:span></text:span> байт<text:span text:style-name="T944">ов</text:span>, начиная с переданного индекса, на байты из строки <text:span text:style-name="Source_20_Text"><text:span text:style-name="T805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5">индекс</text:span></text:span> и <text:span text:style-name="Source_20_Text"><text:span text:style-name="T805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5">НеверныйСимвол</text:span></text:span>.</text:p>
      <text:h text:style-name="Heading_20_4" text:outline-level="4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9">Символы в апострофах <text:span text:style-name="T892">должны быть указаны</text:span> в шаблон<text:span text:style-name="T891">е</text:span> буквально, без апострофов.</text:p>
      <text:p text:style-name="P319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5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40" text:outline-level="5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<text:soft-page-break/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93">hh</text:span><text:span text:style-name="T262">:</text:span><text:span text:style-name="T893">mm</text:span><text:span text:style-name="T262">:</text:span><text:span text:style-name="T893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91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16" text:outline-level="4"><text:span text:style-name="T153">Функция </text:span><text:span text:style-name="T972">загл</text:span>()</text:h>
      <text:p text:style-name="P351">функция <text:span text:style-name="T972">загл</text:span>(вх стр: строка): <text:span text:style-name="T972">строка</text:span>;</text:p>
      <text:p text:style-name="P31"><text:soft-page-break/><text:span text:style-name="T973">Возвращает строку, в которой все строчные буквы заменены на прописные</text:span>.</text:p>
      <text:h text:style-name="P517" text:outline-level="4"><text:span text:style-name="T153">Функция </text:span><text:span text:style-name="T973">строч</text:span>()</text:h>
      <text:p text:style-name="P346">функция <text:span text:style-name="T973">строч</text:span>(вх стр: строка): <text:span text:style-name="T972">строка</text:span>;</text:p>
      <text:p text:style-name="P32"><text:span text:style-name="T973">Возвращает строку, в которой все прописные буквы заменены на строчные</text:span>.</text:p>
      <text:h text:style-name="P470" text:outline-level="3">Разное</text:h>
      <text:h text:style-name="P520" text:outline-level="4">Процедура уничтожить()</text:h>
      <text:p text:style-name="Исходный_20_код">процедура уничтожить(вв о: объект);</text:p>
      <text:p text:style-name="P347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7"><text:span text:style-name="T974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74">пусто</text:span></text:span><text:span text:style-name="T974">, — процедура будет выполнена без ошибок.</text:span></text:p>
      <text:h text:style-name="Heading_20_4" text:outline-level="4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5T00:12:08.506515936</dc:date>
    <meta:editing-duration>P7DT5H19M12S</meta:editing-duration>
    <meta:editing-cycles>1972</meta:editing-cycles>
    <meta:generator>LibreOffice/7.3.7.2$Linux_X86_64 LibreOffice_project/30$Build-2</meta:generator>
    <meta:document-statistic meta:table-count="3" meta:image-count="0" meta:object-count="0" meta:page-count="52" meta:paragraph-count="1223" meta:word-count="14505" meta:character-count="109656" meta:non-whitespace-character-count="94083"/>
  </office:meta>
</office:document-meta>
</file>